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svg:stroke-color="#000000" draw:marker-start-width="0.35cm" draw:marker-end="Arrow" draw:marker-end-width="0.45cm" draw:fill="solid" draw:fill-color="#83ca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cm" svg:stroke-color="#000000" draw:marker-start-width="0.35cm" draw:marker-end="Arrow" draw:marker-end-width="0.45cm" draw:fill="solid" draw:fill-color="#ccccff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svg:stroke-color="#000000" draw:marker-start-width="0.35cm" draw:marker-end="Arrow" draw:marker-end-width="0.45cm" draw:fill="solid" draw:fill-color="#ffd32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000000" draw:marker-start-width="0.35cm" draw:marker-end="Arrow" draw:marker-end-width="0.45cm" draw:fill="solid" draw:fill-color="#ffb515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svg:stroke-width="0.1cm" svg:stroke-color="#000000" draw:marker-start="Arrow" draw:marker-start-width="0.45cm" draw:marker-end="Arrow" draw:marker-end-width="0.45cm" draw:fill="solid" draw:fill-color="#cccc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marker-start-width="0.35cm" draw:marker-end-width="0.35cm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cccc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gr27" style:family="graphic" style:parent-style-name="objectwithoutfill">
      <style:graphic-properties draw:stroke="solid" svg:stroke-width="0.1cm" svg:stroke-color="#000000" draw:marker-start="" draw:marker-start-width="0.35cm" draw:marker-end="" draw:marker-end-width="0.45cm" draw:fill="solid" draw:fill-color="#83caff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svg:stroke-width="0.1cm" svg:stroke-color="#000000" draw:marker-start="" draw:marker-start-width="0.35cm" draw:marker-end="" draw:marker-end-width="0.45cm" draw:fill="solid" draw:fill-color="#ccccff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1cm" svg:stroke-color="#000000" draw:marker-start="" draw:marker-start-width="0.35cm" draw:marker-end="" draw:marker-end-width="0.45cm" draw:fill="solid" draw:fill-color="#ffb515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draw:stroke="solid" svg:stroke-width="0.1cm" svg:stroke-color="#000000" draw:marker-start="" draw:marker-start-width="0.45cm" draw:marker-end="" draw:marker-end-width="0.45cm" draw:fill="solid" draw:fill-color="#ccccff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000000" draw:marker-start="" draw:marker-start-width="0.35cm" draw:marker-end="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cm" svg:stroke-color="#000000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marker-start="" draw:marker-start-width="0.35cm" draw:marker-end="" draw:marker-end-width="0.35cm" draw:fill="none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2cm" svg:stroke-color="#c5000b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stroke="none" svg:stroke-width="0.1cm" svg:stroke-color="#000000" draw:marker-start="" draw:marker-start-width="0.35cm" draw:marker-end="" draw:marker-end-width="0.35cm" draw:fill="none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objectwithoutfill">
      <style:graphic-properties draw:stroke="solid" draw:stroke-dash="Line_20_with_20_Fine_20_Dots" svg:stroke-width="0.2cm" svg:stroke-color="#c5000b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marker-start="" draw:marker-start-width="0.35cm" draw:marker-end="" draw:marker-end-width="0.35cm" draw:fill="none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draw:stroke="solid" draw:stroke-dash="Ultrafine_20_Dashed" svg:stroke-width="0.1cm" svg:stroke-color="#000000" draw:marker-start="" draw:marker-start-width="0.35cm" draw:marker-end="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width="0cm" svg:stroke-color="#000000" draw:marker-start-width="0.2cm" draw:marker-end-width="0.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svg:stroke-color="#000000" draw:marker-start-width="0.35cm" draw:marker-end-width="0.35cm" draw:fill="none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width="0.1cm" svg:stroke-color="#000000" draw:marker-start-width="0.35cm" draw:marker-end-width="0.35cm" draw:fill="none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cm" svg:stroke-color="#000000" draw:marker-start-width="0.35cm" draw:marker-end-width="0.35cm" draw:fill="none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objectwithoutfill">
      <style:graphic-properties draw:stroke="solid" svg:stroke-width="0.1cm" svg:stroke-color="#c5000b" draw:marker-start-width="0.35cm" draw:marker-end="Arrow" draw:marker-end-width="0.45cm" draw:fill="solid" draw:fill-color="#c5000b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1cm" svg:stroke-color="#000000" draw:marker-start-width="0.35cm" draw:marker-end-width="0.35cm" draw:fill="none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objectwithoutfill">
      <style:graphic-properties draw:stroke="solid" svg:stroke-width="0.1cm" svg:stroke-color="#c5000b" draw:marker-start-width="0.35cm" draw:marker-end="" draw:marker-end-width="0.45cm" draw:fill="solid" draw:fill-color="#c5000b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svg:stroke-width="0.1cm" svg:stroke-color="#c5000b" draw:marker-start-width="0.35cm" draw:marker-end-width="0.35cm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width="0.1cm" svg:stroke-color="#000000" draw:marker-start-width="0.35cm" draw:marker-end-width="0.35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objectwithoutfill">
      <style:graphic-properties draw:stroke="dash" draw:stroke-dash="Fine_20_Dashed_20__28_var_29_" svg:stroke-width="0.1cm" svg:stroke-color="#c5000b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dash" draw:stroke-dash="Fine_20_Dashed_20__28_var_29_" svg:stroke-width="0.1cm" svg:stroke-color="#c5000b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marker-start-width="0.35cm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objectwithoutfill">
      <style:graphic-properties draw:stroke="dash" draw:stroke-dash="Fine_20_Dashed" draw:fill="none" draw:fill-color="#5e11a6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9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1cm" svg:stroke-color="#000000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width="0.1cm" svg:stroke-color="#000000" draw:marker-start-width="0.35cm" draw:marker-end-width="0.35cm" draw:fill="solid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width="0.1cm" svg:stroke-color="#000000" draw:marker-start-width="0.35cm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1cm" svg:stroke-color="#000000" draw:marker-start-width="0.35cm" draw:marker-end-width="0.35cm" draw:fill="solid" draw:fill-color="#4b1f6f" draw:textarea-horizontal-align="justify" draw:textarea-vertical-align="middle" draw:auto-grow-height="false" fo:padding-top="0.175cm" fo:padding-bottom="0.175cm" fo:padding-left="0.3cm" fo:padding-right="0.3cm"/>
    </style:style>
    <style:style style:name="gr7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5" style:family="graphic" style:parent-style-name="objectwithoutfill">
      <style:graphic-properties draw:marker-end="Arrow" draw:marker-end-width="0.3cm" draw:fill="none" draw:textarea-vertical-align="middle"/>
    </style:style>
    <style:style style:name="gr76" style:family="graphic" style:parent-style-name="standard">
      <style:graphic-properties draw:stroke="none" draw:fill="none" fo:min-height="0.713cm"/>
    </style:style>
    <style:style style:name="gr77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7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79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0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1" style:family="graphic" style:parent-style-name="standard">
      <style:graphic-properties draw:textarea-horizontal-align="justify" draw:textarea-vertical-align="middle" draw:auto-grow-height="false"/>
    </style:style>
    <style:style style:name="gr82" style:family="graphic" style:parent-style-name="standard">
      <style:graphic-properties draw:textarea-horizontal-align="justify" draw:textarea-vertical-align="middle" draw:auto-grow-height="false"/>
    </style:style>
    <style:style style:name="gr83" style:family="graphic" style:parent-style-name="objectwithoutfill">
      <style:graphic-properties draw:marker-end="Arrow" draw:marker-end-width="0.3cm" draw:fill="none" draw:textarea-vertical-align="middle"/>
    </style:style>
    <style:style style:name="gr8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86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width="0cm" svg:stroke-color="#ffd32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88" style:family="graphic" style:parent-style-name="standard">
      <style:graphic-properties draw:stroke="none" draw:fill="solid" draw:fill-color="#ff6309" draw:textarea-horizontal-align="justify" draw:textarea-vertical-align="middle" draw:auto-grow-height="false"/>
    </style:style>
    <style:style style:name="gr89" style:family="graphic" style:parent-style-name="objectwithoutfill">
      <style:graphic-properties svg:stroke-width="0.05cm" svg:stroke-color="#ff6309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94" style:family="graphic" style:parent-style-name="standard">
      <style:graphic-properties draw:stroke="none" svg:stroke-width="0.1cm" svg:stroke-color="#000000" draw:marker-start-width="0.35cm" draw:marker-end-width="0.35cm" draw:fill="solid" draw:fill-color="#ffd320" draw:textarea-horizontal-align="justify" draw:textarea-vertical-align="middle" draw:auto-grow-height="false"/>
    </style:style>
    <style:style style:name="gr9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96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7" style:family="graphic" style:parent-style-name="objectwithoutfill">
      <style:graphic-properties svg:stroke-width="0.05cm" svg:stroke-color="#c5000b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8" style:family="graphic" style:parent-style-name="objectwithoutfill">
      <style:graphic-properties svg:stroke-width="0.05cm" svg:stroke-color="#0084d1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width="0.1cm" svg:stroke-color="#000000" draw:marker-start-width="0.5cm" draw:marker-end-width="0.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05cm" svg:stroke-color="#c5000b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1" style:family="graphic" style:parent-style-name="objectwithoutfill">
      <style:graphic-properties svg:stroke-width="0.05cm" svg:stroke-color="#ff6309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stroke="none" draw:fill="solid" draw:fill-color="#666699" draw:textarea-horizontal-align="justify" draw:textarea-vertical-align="middle" draw:auto-grow-height="false"/>
    </style:style>
    <style:style style:name="gr103" style:family="graphic" style:parent-style-name="standard">
      <style:graphic-properties draw:stroke="none" draw:textarea-horizontal-align="justify" draw:textarea-vertical-align="middle" draw:auto-grow-height="false"/>
    </style:style>
    <style:style style:name="gr10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105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06" style:family="graphic" style:parent-style-name="objectwithoutfill">
      <style:graphic-properties svg:stroke-width="0.05cm" svg:stroke-color="#83ca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7" style:family="graphic" style:parent-style-name="objectwithoutfill">
      <style:graphic-properties svg:stroke-width="0.05cm" svg:stroke-color="#666699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8" style:family="graphic" style:parent-style-name="standard">
      <style:graphic-properties draw:stroke="none" svg:stroke-color="#ff6309" draw:fill="solid" draw:fill-color="#ff6309" draw:textarea-horizontal-align="justify" draw:textarea-vertical-align="middle" draw:auto-grow-height="false"/>
    </style:style>
    <style:style style:name="gr109" style:family="graphic" style:parent-style-name="standard">
      <style:graphic-properties draw:stroke="none"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1" style:family="graphic" style:parent-style-name="standard">
      <style:graphic-properties draw:stroke="none" svg:stroke-color="#ff0000" draw:fill="solid" draw:fill-color="#0084d1" draw:textarea-horizontal-align="justify" draw:textarea-vertical-align="middle" draw:auto-grow-height="false"/>
    </style:style>
    <style:style style:name="gr112" style:family="graphic" style:parent-style-name="standard">
      <style:graphic-properties draw:stroke="none" svg:stroke-color="#ff0000" draw:fill="solid" draw:fill-color="#4b1f6f" draw:textarea-horizontal-align="justify" draw:textarea-vertical-align="middle" draw:auto-grow-height="false"/>
    </style:style>
    <style:style style:name="gr113" style:family="graphic" style:parent-style-name="standard">
      <style:graphic-properties draw:stroke="none" svg:stroke-color="#ff0000" draw:fill="solid" draw:fill-color="#ff8080" draw:textarea-horizontal-align="justify" draw:textarea-vertical-align="middle" draw:auto-grow-height="false"/>
    </style:style>
    <style:style style:name="gr114" style:family="graphic" style:parent-style-name="standard">
      <style:graphic-properties draw:stroke="none" svg:stroke-color="#ff0000" draw:fill="none" draw:textarea-horizontal-align="justify" draw:textarea-vertical-align="middle" draw:auto-grow-height="false"/>
    </style:style>
    <style:style style:name="gr115" style:family="graphic" style:parent-style-name="standard">
      <style:graphic-properties draw:stroke="none" svg:stroke-color="#ff0000" draw:fill="solid" draw:fill-color="#008000" draw:textarea-horizontal-align="justify" draw:textarea-vertical-align="middle" draw:auto-grow-height="false"/>
    </style:style>
    <style:style style:name="gr116" style:family="graphic" style:parent-style-name="standard">
      <style:graphic-properties draw:stroke="none" svg:stroke-color="#ff0000" draw:fill="solid" draw:fill-color="#666699" draw:textarea-horizontal-align="justify" draw:textarea-vertical-align="middle" draw:auto-grow-height="false"/>
    </style:style>
    <style:style style:name="gr117" style:family="graphic" style:parent-style-name="standard">
      <style:graphic-properties svg:stroke-width="0.05cm" svg:stroke-color="#83ca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svg:stroke-width="0.05cm" svg:stroke-color="#008000" draw:marker-start-width="0.275cm" draw:marker-end="Arrow" draw:marker-end-width="0.38cm" draw:fill="none" draw:textarea-vertical-align="middle" fo:padding-top="0.15cm" fo:padding-bottom="0.15cm" fo:padding-left="0.275cm" fo:padding-right="0.275cm"/>
    </style:style>
    <style:style style:name="gr119" style:family="graphic" style:parent-style-name="standard">
      <style:graphic-properties draw:stroke="none" svg:stroke-color="#ff0000" draw:fill="solid" draw:fill-color="#aecf00" draw:textarea-horizontal-align="justify" draw:textarea-vertical-align="middle" draw:auto-grow-height="false"/>
    </style:style>
    <style:style style:name="gr120" style:family="graphic" style:parent-style-name="standard">
      <style:graphic-properties svg:stroke-width="0.05cm" svg:stroke-color="#6666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svg:stroke-width="0.05cm" svg:stroke-color="#aec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2" style:family="graphic" style:parent-style-name="objectwithoutfill">
      <style:graphic-properties svg:stroke-width="0.05cm" svg:stroke-color="#4b1f6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3" style:family="graphic" style:parent-style-name="objectwithoutfill">
      <style:graphic-properties svg:stroke-width="0.05cm" svg:stroke-color="#ff808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5" style:family="graphic" style:parent-style-name="standard">
      <style:graphic-properties draw:stroke="none" svg:stroke-color="#579d1c" draw:fill="solid" draw:fill-color="#008000" draw:textarea-horizontal-align="justify" draw:textarea-vertical-align="middle" draw:auto-grow-height="false"/>
    </style:style>
    <style:style style:name="gr126" style:family="graphic" style:parent-style-name="standard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ff0000" draw:fill="solid" draw:fill-color="#ff6309" draw:textarea-horizontal-align="justify" draw:textarea-vertical-align="middle" draw:auto-grow-height="false"/>
    </style:style>
    <style:style style:name="gr128" style:family="graphic" style:parent-style-name="standard">
      <style:graphic-properties svg:stroke-width="0.07cm" svg:stroke-color="#00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2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0" style:family="graphic" style:parent-style-name="standard">
      <style:graphic-properties draw:stroke="none" svg:stroke-color="#ff0000" draw:fill="none" draw:fill-color="#9999cc" draw:textarea-horizontal-align="justify" draw:textarea-vertical-align="middle" draw:auto-grow-height="false"/>
    </style:style>
    <style:style style:name="gr131" style:family="graphic" style:parent-style-name="standard">
      <style:graphic-properties draw:stroke="solid" svg:stroke-width="0.1cm" svg:stroke-color="#ff0000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13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3" style:family="graphic" style:parent-style-name="standard">
      <style:graphic-properties svg:stroke-width="0.05cm" svg:stroke-color="#000000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34" style:family="graphic" style:parent-style-name="standard">
      <style:graphic-properties svg:stroke-width="0.05cm" svg:stroke-color="#000000" draw:marker-start-width="0.275cm" draw:marker-end-width="0.275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35" style:family="graphic" style:parent-style-name="standard">
      <style:graphic-properties svg:stroke-width="0.05cm" svg:stroke-color="#000000" draw:marker-start-width="0.275cm" draw:marker-end-width="0.275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136" style:family="graphic" style:parent-style-name="standard">
      <style:graphic-properties svg:stroke-width="0.05cm" svg:stroke-color="#000000" draw:marker-start-width="0.275cm" draw:marker-end-width="0.275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137" style:family="graphic" style:parent-style-name="standard">
      <style:graphic-properties draw:stroke="solid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3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39" style:family="graphic" style:parent-style-name="standard">
      <style:graphic-properties svg:stroke-width="0.1cm" svg:stroke-color="#000000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40" style:family="graphic" style:parent-style-name="standard">
      <style:graphic-properties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41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142" style:family="graphic" style:parent-style-name="standard">
      <style:graphic-properties svg:stroke-width="0.1cm" svg:stroke-color="#000000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44" style:family="graphic" style:parent-style-name="standard">
      <style:graphic-properties draw:stroke="none" svg:stroke-width="0cm" svg:stroke-color="#000000" draw:marker-start-width="0.2cm" draw:marker-end-width="0.2cm" draw:fill="solid" draw:fill-color="#c5000b" draw:textarea-horizontal-align="justify" draw:textarea-vertical-align="middle" draw:auto-grow-height="false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4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47" style:family="graphic" style:parent-style-name="standard">
      <style:graphic-properties svg:stroke-width="0.1cm" svg:stroke-color="#000000" draw:marker-start-width="0.35cm" draw:marker-end-width="0.35cm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148" style:family="graphic" style:parent-style-name="standard">
      <style:graphic-properties draw:stroke="none" svg:stroke-width="0cm" svg:stroke-color="#00000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149" style:family="graphic" style:parent-style-name="standard">
      <style:graphic-properties draw:stroke="none" draw:fill="none" fo:min-height="0.613cm"/>
    </style:style>
    <style:style style:name="gr150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2" style:family="graphic" style:parent-style-name="standard">
      <style:graphic-properties draw:fill="solid" draw:fill-color="#008000" draw:textarea-vertical-align="middle" draw:auto-grow-height="false" fo:min-height="0.749cm" fo:min-width="0.499cm"/>
    </style:style>
    <style:style style:name="gr15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54" style:family="graphic" style:parent-style-name="standard">
      <style:graphic-properties draw:stroke="none" draw:fill="none" fo:min-height="4.766cm"/>
    </style:style>
    <style:style style:name="gr155" style:family="graphic" style:parent-style-name="objectwithoutfill">
      <style:graphic-properties svg:stroke-width="0.1cm" svg:stroke-color="#c5000b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56" style:family="graphic" style:parent-style-name="standard">
      <style:graphic-properties draw:stroke="none" draw:fill="none" fo:min-height="2.812cm"/>
    </style:style>
    <style:style style:name="gr157" style:family="graphic" style:parent-style-name="objectwithoutfill">
      <style:graphic-properties svg:stroke-width="0.1cm" svg:stroke-color="#c5000b" draw:marker-start-width="0.365cm" draw:marker-end="Arrow" draw:marker-end-width="0.465cm" draw:fill="none" draw:fill-color="#c5000b" draw:textarea-vertical-align="middle" fo:padding-top="0.175cm" fo:padding-bottom="0.175cm" fo:padding-left="0.3cm" fo:padding-right="0.3cm"/>
    </style:style>
    <style:style style:name="gr158" style:family="graphic" style:parent-style-name="standard">
      <style:graphic-properties draw:stroke="none" svg:stroke-color="#000000" draw:fill="solid" draw:fill-color="#83caff" draw:textarea-horizontal-align="justify" draw:textarea-vertical-align="middle" draw:auto-grow-height="false"/>
    </style:style>
    <style:style style:name="gr159" style:family="graphic" style:parent-style-name="standard">
      <style:graphic-properties draw:stroke="none" svg:stroke-color="#000000" draw:fill="solid" draw:fill-color="#579d1c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fill="solid" draw:fill-color="#aecf00" draw:textarea-horizontal-align="justify" draw:textarea-vertical-align="middle" draw:auto-grow-height="false"/>
    </style:style>
    <style:style style:name="gr161" style:family="graphic" style:parent-style-name="standard">
      <style:graphic-properties draw:stroke="none" svg:stroke-color="#000000" draw:fill="solid" draw:fill-color="#ff950e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solid" draw:fill-color="#ffb515" draw:textarea-horizontal-align="justify" draw:textarea-vertical-align="middle" draw:auto-grow-height="false"/>
    </style:style>
    <style:style style:name="gr163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65" style:family="graphic" style:parent-style-name="standard">
      <style:graphic-properties draw:stroke="none" svg:stroke-color="#000000" draw:fill="solid" draw:fill-color="#c90016" draw:textarea-horizontal-align="justify" draw:textarea-vertical-align="middle" draw:auto-grow-height="false"/>
    </style:style>
    <style:style style:name="gr166" style:family="graphic" style:parent-style-name="objectwithoutfill">
      <style:graphic-properties svg:stroke-width="0.1cm" draw:marker-start="Circl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7" style:family="graphic" style:parent-style-name="standard">
      <style:graphic-properties svg:stroke-color="#ffffff" draw:fill="solid" draw:fill-color="#ffffff" draw:textarea-vertical-align="middle" draw:auto-grow-height="false" fo:min-height="0.749cm" fo:min-width="0.499cm"/>
    </style:style>
    <style:style style:name="gr168" style:family="graphic" style:parent-style-name="standard">
      <style:graphic-properties draw:stroke="none" svg:stroke-color="#000000" draw:fill="solid" draw:fill-color="#579d1c" draw:opacity="70%" draw:textarea-horizontal-align="justify" draw:textarea-vertical-align="middle" draw:auto-grow-height="false" draw:shadow-opacity="70%"/>
    </style:style>
    <style:style style:name="gr169" style:family="graphic" style:parent-style-name="standard">
      <style:graphic-properties draw:stroke="none" svg:stroke-color="#000000" draw:fill="solid" draw:fill-color="#c5000b" draw:textarea-vertical-align="middle" draw:auto-grow-height="false" fo:min-height="0.749cm" fo:min-width="0.499cm"/>
    </style:style>
    <style:style style:name="gr170" style:family="graphic" style:parent-style-name="standard">
      <style:graphic-properties draw:stroke="none" draw:fill="none" fo:min-height="0.946cm"/>
    </style:style>
    <style:style style:name="gr171" style:family="graphic" style:parent-style-name="standard">
      <style:graphic-properties draw:stroke="none" draw:marker-start-width="0.35cm" draw:marker-end-width="0.35cm" draw:fill="solid" draw:fill-color="#0047ff" draw:textarea-horizontal-align="justify" draw:textarea-vertical-align="middle" draw:auto-grow-height="false"/>
    </style:style>
    <style:style style:name="gr172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73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174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75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176" style:family="graphic" style:parent-style-name="standard">
      <style:graphic-properties draw:stroke="none" draw:fill="solid" draw:fill-color="#6b2394" draw:textarea-horizontal-align="justify" draw:textarea-vertical-align="middle" draw:auto-grow-height="false"/>
    </style:style>
    <style:style style:name="gr177" style:family="graphic" style:parent-style-name="standard">
      <style:graphic-properties draw:stroke="none" svg:stroke-width="0.1cm" draw:marker-start-width="0.35cm" draw:marker-end-width="0.35cm" draw:fill="solid" draw:fill-color="#000000" draw:textarea-horizontal-align="justify" draw:textarea-vertical-align="middle" draw:auto-grow-height="false"/>
    </style:style>
    <style:style style:name="gr178" style:family="graphic" style:parent-style-name="standard">
      <style:graphic-properties draw:stroke="none" draw:fill="solid" draw:fill-color="#00dc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Ubuntu" style:font-pitch="variable" fo:font-size="18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8pt"/>
    </style:style>
    <style:style style:name="P11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fo:color="#000000" fo:font-size="18pt"/>
    </style:style>
    <style:style style:name="P16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20" style:family="paragraph">
      <style:paragraph-properties fo:text-align="center"/>
      <style:text-properties style:use-window-font-color="true" fo:font-size="18pt"/>
    </style:style>
    <style:style style:name="P21" style:family="paragraph">
      <style:paragraph-properties fo:text-align="center"/>
      <style:text-properties fo:color="#008000" fo:font-size="20pt" style:font-size-asian="20pt" style:font-size-complex="20pt"/>
    </style:style>
    <style:style style:name="P22" style:family="paragraph"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5" style:family="paragraph"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style:text-properties fo:font-size="24pt"/>
    </style:style>
    <style:style style:name="P27" style:family="paragraph">
      <style:paragraph-properties fo:text-align="center"/>
      <style:text-properties fo:font-size="24pt"/>
    </style:style>
    <style:style style:name="P28" style:family="paragraph">
      <style:text-properties fo:font-size="28pt"/>
    </style:style>
    <style:style style:name="P29" style:family="paragraph">
      <style:paragraph-properties fo:text-align="center"/>
      <style:text-properties fo:color="#c5000b" fo:font-size="24pt"/>
    </style:style>
    <style:style style:name="P30" style:family="paragraph">
      <style:paragraph-properties fo:text-align="center"/>
      <style:text-properties fo:color="#ffffff" fo:font-size="14pt" style:font-size-asian="14pt" style:font-size-complex="14pt"/>
    </style:style>
    <style:style style:name="P31" style:family="paragraph">
      <style:paragraph-properties fo:text-align="center"/>
      <style:text-properties fo:color="#000000" fo:font-size="14pt" style:font-size-asian="14pt" style:font-size-complex="14pt"/>
    </style:style>
    <style:style style:name="P32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T1" style:family="text">
      <style:text-properties fo:font-family="Ubuntu" style:font-pitch="variable"/>
    </style:style>
    <style:style style:name="T2" style:family="text">
      <style:text-properties fo:font-size="18pt"/>
    </style:style>
    <style:style style:name="T3" style:family="text">
      <style:text-properties fo:font-family="Ubuntu" style:font-pitch="variable" fo:font-size="1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18pt"/>
    </style:style>
    <style:style style:name="T6" style:family="text">
      <style:text-properties fo:color="#ffffff"/>
    </style:style>
    <style:style style:name="T7" style:family="text">
      <style:text-properties fo:color="#ffffff" fo:font-size="18pt" fo:font-weight="bold" style:font-weight-asian="bold" style:font-weight-complex="bold"/>
    </style:style>
    <style:style style:name="T8" style:family="text">
      <style:text-properties fo:color="#000000"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Ubuntu" style:font-pitch="variable" fo:font-size="18pt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color="#000000" fo:font-size="18pt"/>
    </style:style>
    <style:style style:name="T14" style:family="text">
      <style:text-properties fo:color="#000000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ffffff" fo:font-size="18pt" fo:font-weight="normal" style:font-weight-asian="normal" style:font-weight-complex="normal"/>
    </style:style>
    <style:style style:name="T17" style:family="text">
      <style:text-properties style:use-window-font-color="true" fo:font-size="18pt"/>
    </style:style>
    <style:style style:name="T18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onnector draw:style-name="gr1" draw:text-style-name="P1" draw:layer="layout" svg:x1="4.8cm" svg:y1="8.45cm" svg:x2="5.3cm" svg:y2="8.45cm" draw:start-shape="id1" draw:start-glue-point="1" draw:end-shape="id2" draw:end-glue-point="3" svg:d="m4800 8450h500" svg:viewBox="0 0 501 1">
          <text:p/>
        </draw:connector>
        <draw:connector draw:style-name="gr1" draw:text-style-name="P1" draw:layer="layout" svg:x1="9.3cm" svg:y1="8.45cm" svg:x2="9.8cm" svg:y2="8.45cm" draw:start-shape="id2" draw:start-glue-point="1" draw:end-shape="id3" draw:end-glue-point="3" svg:d="m9300 8450h500" svg:viewBox="0 0 501 1">
          <text:p/>
        </draw:connector>
        <draw:connector draw:style-name="gr1" draw:text-style-name="P1" draw:layer="layout" svg:x1="13.8cm" svg:y1="8.45cm" svg:x2="14.3cm" svg:y2="8.45cm" draw:start-shape="id3" draw:start-glue-point="1" draw:end-shape="id4" draw:end-glue-point="3" svg:d="m13800 8450h500" svg:viewBox="0 0 501 1">
          <text:p/>
        </draw:connector>
        <draw:connector draw:style-name="gr1" draw:text-style-name="P1" draw:layer="layout" svg:x1="18.3cm" svg:y1="8.45cm" svg:x2="18.8cm" svg:y2="8.45cm" draw:start-shape="id4" draw:start-glue-point="1" draw:end-shape="id5" draw:end-glue-point="3" svg:d="m18300 8450h500" svg:viewBox="0 0 501 1">
          <text:p/>
        </draw:connector>
        <draw:connector draw:style-name="gr1" draw:text-style-name="P1" draw:layer="layout" svg:x1="22.8cm" svg:y1="8.45cm" svg:x2="23.3cm" svg:y2="8.45cm" draw:start-shape="id5" draw:start-glue-point="1" draw:end-shape="id6" draw:end-glue-point="3" svg:d="m22800 8450h500" svg:viewBox="0 0 501 1">
          <text:p/>
        </draw:connector>
        <draw:custom-shape draw:style-name="gr2" draw:text-style-name="P2" xml:id="id7" draw:id="id7" draw:layer="layout" svg:width="4cm" svg:height="1.5cm" svg:x="0.8cm" svg:y="10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4cm" svg:height="1.5cm" svg:x="5.3cm" svg:y="1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8.5cm" svg:height="1.5cm" svg:x="0.8cm" svg:y="10.7cm">
          <text:p text:style-name="P1"><text:span text:style-name="T1">Instruction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.8cm" svg:y1="9.2cm" svg:x2="2.8cm" svg:y2="10.7cm" draw:start-shape="id1" draw:start-glue-point="2" draw:end-shape="id7" draw:end-glue-point="0" svg:d="m2800 9200v1500" svg:viewBox="0 0 1 1501">
          <text:p/>
        </draw:connector>
        <draw:connector draw:style-name="gr4" draw:text-style-name="P1" draw:layer="layout" svg:x1="7.3cm" svg:y1="9.2cm" svg:x2="7.3cm" svg:y2="10.7cm" draw:end-shape="id8" draw:end-glue-point="0" svg:d="m7300 9200v1500" svg:viewBox="0 0 1 1501">
          <text:p/>
        </draw:connector>
        <draw:connector draw:style-name="gr5" draw:text-style-name="P1" draw:layer="layout" svg:x1="11.8cm" svg:y1="11.45cm" svg:x2="9.3cm" svg:y2="11.45cm" draw:start-shape="id9" draw:start-glue-point="3" draw:end-shape="id10" draw:end-glue-point="1" svg:d="m11800 11450h-2500" svg:viewBox="0 0 2501 1">
          <text:p/>
        </draw:connector>
        <draw:connector draw:style-name="gr5" draw:text-style-name="P1" draw:layer="layout" svg:x1="16.3cm" svg:y1="11.45cm" svg:x2="18.8cm" svg:y2="11.45cm" draw:start-shape="id9" draw:start-glue-point="1" draw:end-shape="id11" draw:end-glue-point="3" svg:d="m16300 11450h2500" svg:viewBox="0 0 2501 1">
          <text:p/>
        </draw:connector>
        <draw:custom-shape draw:style-name="gr2" draw:text-style-name="P2" xml:id="id12" draw:id="id12" draw:layer="layout" svg:width="4cm" svg:height="1.5cm" svg:x="18.8cm" svg:y="10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4cm" svg:height="1.5cm" svg:x="23.3cm" svg:y="1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0.8cm" svg:y1="9.2cm" svg:x2="20.8cm" svg:y2="10.7cm" draw:start-shape="id5" draw:start-glue-point="2" draw:end-shape="id12" draw:end-glue-point="0" svg:d="m20800 9200v1500" svg:viewBox="0 0 1 1501">
          <text:p/>
        </draw:connector>
        <draw:connector draw:style-name="gr4" draw:text-style-name="P1" draw:layer="layout" svg:x1="25.3cm" svg:y1="10.7cm" svg:x2="25.3cm" svg:y2="9.2cm" draw:start-shape="id13" draw:start-glue-point="0" draw:end-shape="id6" draw:end-glue-point="2" svg:d="m25300 10700v-1500" svg:viewBox="0 0 1 1501">
          <text:p/>
        </draw:connector>
        <draw:custom-shape draw:style-name="gr2" draw:text-style-name="P2" xml:id="id11" draw:id="id11" draw:layer="layout" svg:width="8.5cm" svg:height="1.5cm" svg:x="18.8cm" svg:y="10.7cm">
          <text:p text:style-name="P1"><text:span text:style-name="T1">Data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0.8cm" svg:y1="9.2cm" svg:x2="15.3cm" svg:y2="10.7cm" draw:start-shape="id5" draw:start-glue-point="2" draw:end-shape="id14" draw:end-glue-point="0" svg:d="m20800 9200v751h-5500v749" svg:viewBox="0 0 5501 1501">
          <text:p/>
        </draw:connector>
        <draw:custom-shape draw:style-name="gr3" draw:text-style-name="P1" xml:id="id15" draw:id="id15" draw:layer="layout" svg:width="2cm" svg:height="1.5cm" svg:x="11.8cm" svg:y="1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2cm" svg:height="1.5cm" svg:x="14.3cm" svg:y="1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.8cm" svg:y1="9.2cm" svg:x2="12.8cm" svg:y2="10.7cm" draw:start-shape="id1" draw:start-glue-point="2" draw:end-shape="id15" svg:d="m2800 9200v300h10000v1200" svg:viewBox="0 0 10001 1501">
          <text:p/>
        </draw:connector>
        <draw:custom-shape draw:style-name="gr2" draw:text-style-name="P1" xml:id="id9" draw:id="id9" draw:layer="layout" svg:width="4.5cm" svg:height="1.5cm" svg:x="11.8cm" svg:y="10.7cm">
          <text:p text:style-name="P1">TL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4cm" svg:height="1.5cm" svg:x="5.3cm" svg:y="1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4cm" svg:height="1.5cm" svg:x="18.8cm" svg:y="13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2.8cm" svg:y1="12.2cm" svg:x2="6.8cm" svg:y2="14.45cm" draw:start-shape="id7" draw:start-glue-point="2" draw:end-shape="id16" draw:end-glue-point="3" svg:d="m2800 12200v2250h4000" svg:viewBox="0 0 4001 2251">
          <text:p/>
        </draw:connector>
        <draw:connector draw:style-name="gr8" draw:text-style-name="P1" draw:layer="layout" svg:x1="7.3cm" svg:y1="13.7cm" svg:x2="7.3cm" svg:y2="12.2cm" draw:start-shape="id17" draw:start-glue-point="0" draw:end-shape="id8" draw:end-glue-point="2" svg:d="m7300 13700v-1500" svg:viewBox="0 0 1 1501">
          <text:p/>
        </draw:connector>
        <draw:connector draw:style-name="gr8" draw:text-style-name="P1" draw:layer="layout" svg:x1="20.8cm" svg:y1="12.2cm" svg:x2="20.8cm" svg:y2="13.7cm" draw:start-shape="id12" draw:start-glue-point="2" draw:end-shape="id18" draw:end-glue-point="0" svg:d="m20800 12200v1500" svg:viewBox="0 0 1 1501">
          <text:p/>
        </draw:connector>
        <draw:connector draw:style-name="gr8" draw:text-style-name="P1" draw:layer="layout" svg:x1="21.3cm" svg:y1="14.45cm" svg:x2="25.3cm" svg:y2="12.2cm" draw:start-shape="id16" draw:start-glue-point="1" draw:end-shape="id13" draw:end-glue-point="2" svg:d="m21300 14450h4000v-2250" svg:viewBox="0 0 4001 2251">
          <text:p/>
        </draw:connector>
        <draw:custom-shape draw:style-name="gr9" draw:text-style-name="P2" xml:id="id19" draw:id="id19" draw:layer="layout" svg:width="4cm" svg:height="1.5cm" svg:x="9.8cm" svg:y="13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2" draw:id="id22" draw:layer="layout" svg:width="4cm" svg:height="1.5cm" svg:x="14.3cm" svg:y="1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0" draw:id="id20" draw:layer="layout" svg:width="4cm" svg:height="1.5cm" svg:x="9.8cm" svg:y="16.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4cm" svg:height="1.5cm" svg:x="14.3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8cm" svg:y1="15.2cm" svg:x2="11.8cm" svg:y2="16.2cm" draw:start-shape="id19" draw:start-glue-point="2" draw:end-shape="id20" draw:end-glue-point="0" svg:d="m11800 15200v1000" svg:viewBox="0 0 1 1001">
          <text:p/>
        </draw:connector>
        <draw:connector draw:style-name="gr8" draw:text-style-name="P1" draw:layer="layout" svg:x1="16.3cm" svg:y1="16.2cm" svg:x2="16.3cm" svg:y2="15.2cm" draw:start-shape="id21" draw:start-glue-point="0" draw:end-shape="id22" draw:end-glue-point="2" svg:d="m16300 16200v-1000" svg:viewBox="0 0 1 1001">
          <text:p/>
        </draw:connector>
        <draw:custom-shape draw:style-name="gr9" draw:text-style-name="P2" xml:id="id16" draw:id="id16" draw:layer="layout" svg:width="14.5cm" svg:height="1.5cm" svg:x="6.8cm" svg:y="13.7cm">
          <text:p text:style-name="P1"><text:span text:style-name="T1">Level 2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4.5cm" svg:height="1.5cm" svg:x="6.8cm" svg:y="18.7cm">
          <text:p text:style-name="P1"><text:span text:style-name="T1">Main 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0" draw:id="id40" draw:layer="layout" svg:width="4cm" svg:height="1.5cm" svg:x="0.8cm" svg:y="0.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3" draw:id="id23" draw:layer="layout" svg:width="1cm" svg:height="1.5cm" svg:x="5.3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5" draw:id="id25" draw:layer="layout" svg:width="1cm" svg:height="1.5cm" svg:x="6.8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4" draw:id="id24" draw:layer="layout" svg:width="1cm" svg:height="1.5cm" svg:x="5.3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26" draw:id="id26" draw:layer="layout" svg:width="1cm" svg:height="1.5cm" svg:x="6.8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8" draw:id="id38" draw:layer="layout" svg:width="1cm" svg:height="1.5cm" svg:x="8.3cm" svg:y="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8cm" svg:y1="7.7cm" svg:x2="5.8cm" svg:y2="1.7cm" draw:start-shape="id23" draw:start-glue-point="0" draw:end-shape="id24" draw:end-glue-point="2" svg:d="m5800 7700v-6000" svg:viewBox="0 0 1 6001">
          <text:p/>
        </draw:connector>
        <draw:connector draw:style-name="gr4" draw:text-style-name="P1" draw:layer="layout" svg:x1="7.3cm" svg:y1="7.7cm" svg:x2="7.3cm" svg:y2="6.7cm" draw:start-shape="id25" draw:start-glue-point="0" draw:end-shape="id26" draw:end-glue-point="2" svg:d="m7300 7700v-1000" svg:viewBox="0 0 1 1001">
          <text:p/>
        </draw:connector>
        <draw:custom-shape draw:style-name="gr13" draw:text-style-name="P1" xml:id="id37" draw:id="id37" draw:layer="layout" svg:width="1cm" svg:height="1.5cm" svg:x="8.3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9" draw:id="id39" draw:layer="layout" svg:width="1cm" svg:height="1.5cm" svg:x="11.3cm" svg:y="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27" draw:id="id27" draw:layer="layout" svg:width="1cm" svg:height="1.5cm" svg:x="14.8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0" draw:id="id30" draw:layer="layout" svg:width="1cm" svg:height="1.5cm" svg:x="16.8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8" draw:id="id28" draw:layer="layout" svg:width="1cm" svg:height="1.5cm" svg:x="14.8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9" draw:id="id29" draw:layer="layout" svg:width="1cm" svg:height="1.5cm" svg:x="16.8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5.3cm" svg:y1="6.7cm" svg:x2="15.3cm" svg:y2="7.7cm" draw:start-shape="id27" draw:start-glue-point="2" draw:end-shape="id28" draw:end-glue-point="0" svg:d="m15300 6700v1000" svg:viewBox="0 0 1 1001">
          <text:p/>
        </draw:connector>
        <draw:connector draw:style-name="gr4" draw:text-style-name="P1" draw:layer="layout" svg:x1="17.3cm" svg:y1="7.7cm" svg:x2="17.3cm" svg:y2="6.7cm" draw:start-shape="id29" draw:start-glue-point="0" draw:end-shape="id30" draw:end-glue-point="2" svg:d="m17300 7700v-1000" svg:viewBox="0 0 1 1001">
          <text:p/>
        </draw:connector>
        <draw:custom-shape draw:style-name="gr13" draw:text-style-name="P1" xml:id="id35" draw:id="id35" draw:layer="layout" svg:width="1cm" svg:height="1.5cm" svg:x="23.3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1" draw:id="id31" draw:layer="layout" svg:width="1cm" svg:height="1.5cm" svg:x="24.8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3" draw:id="id33" draw:layer="layout" svg:width="1cm" svg:height="1.5cm" svg:x="26.3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2" draw:id="id32" draw:layer="layout" svg:width="1cm" svg:height="1.5cm" svg:x="24.8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4" draw:id="id34" draw:layer="layout" svg:width="1cm" svg:height="1.5cm" svg:x="26.3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6" draw:id="id36" draw:layer="layout" svg:width="1cm" svg:height="1.5cm" svg:x="23.3cm" svg:y="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5.3cm" svg:y1="7.7cm" svg:x2="25.3cm" svg:y2="6.7cm" draw:start-shape="id31" draw:start-glue-point="0" draw:end-shape="id32" draw:end-glue-point="2" svg:d="m25300 7700v-1000" svg:viewBox="0 0 1 1001">
          <text:p/>
        </draw:connector>
        <draw:connector draw:style-name="gr4" draw:text-style-name="P1" draw:layer="layout" svg:x1="26.8cm" svg:y1="7.7cm" svg:x2="26.8cm" svg:y2="1.7cm" draw:start-shape="id33" draw:start-glue-point="0" draw:end-shape="id34" draw:end-glue-point="2" svg:d="m26800 7700v-6000" svg:viewBox="0 0 1 6001">
          <text:p/>
        </draw:connector>
        <draw:custom-shape draw:style-name="gr12" draw:text-style-name="P2" draw:layer="layout" svg:width="26.5cm" svg:height="1.5cm" svg:x="0.8cm" svg:y="0.2cm">
          <text:p text:style-name="P1"><text:span text:style-name="T1">Branch Predi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8.5cm" svg:height="1.5cm" svg:x="7.8cm" svg:y="2.7cm">
          <text:p text:style-name="P1"><text:span text:style-name="T1">System Control Co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0cm" svg:height="1.5cm" svg:x="6.3cm" svg:y="5.2cm">
          <text:p text:style-name="P1"><text:span text:style-name="T1">Register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" draw:id="id2" draw:layer="layout" svg:width="4cm" svg:height="1.5cm" svg:x="5.3cm" svg:y="7.7cm">
          <text:p text:style-name="P1">Schedul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4" draw:id="id4" draw:layer="layout" svg:width="4cm" svg:height="1.5cm" svg:x="14.3cm" svg:y="7.7cm">
          <text:p text:style-name="P1">Execu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6" draw:id="id6" draw:layer="layout" svg:width="4cm" svg:height="1.5cm" svg:x="23.3cm" svg:y="7.7cm">
          <text:p text:style-name="P1">Writebac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23.8cm" svg:y1="7.7cm" svg:x2="23.8cm" svg:y2="4.2cm" draw:start-shape="id35" draw:start-glue-point="0" draw:end-shape="id36" draw:end-glue-point="2" svg:d="m23800 7700v-3500" svg:viewBox="0 0 1 3501">
          <text:p/>
        </draw:connector>
        <draw:connector draw:style-name="gr4" draw:text-style-name="P1" draw:layer="layout" svg:x1="8.8cm" svg:y1="7.7cm" svg:x2="8.8cm" svg:y2="4.2cm" draw:start-shape="id37" draw:start-glue-point="0" draw:end-shape="id38" draw:end-glue-point="2" svg:d="m8800 7700v-3500" svg:viewBox="0 0 1 3501">
          <text:p/>
        </draw:connector>
        <draw:connector draw:style-name="gr4" draw:text-style-name="P1" draw:layer="layout" svg:x1="11.8cm" svg:y1="4.2cm" svg:x2="11.8cm" svg:y2="7.7cm" draw:start-shape="id39" draw:start-glue-point="2" draw:end-shape="id3" draw:end-glue-point="0" svg:d="m11800 4200v3500" svg:viewBox="0 0 1 3501">
          <text:p/>
        </draw:connector>
        <draw:connector draw:style-name="gr4" draw:text-style-name="P1" draw:layer="layout" svg:x1="2.8cm" svg:y1="1.7cm" svg:x2="2.8cm" svg:y2="7.7cm" draw:start-shape="id40" draw:start-glue-point="2" draw:end-shape="id1" draw:end-glue-point="0" svg:d="m2800 1700v6000" svg:viewBox="0 0 1 6001">
          <text:p/>
        </draw:connector>
        <draw:custom-shape draw:style-name="gr17" draw:text-style-name="P2" xml:id="id1" draw:id="id1" draw:layer="layout" svg:width="4cm" svg:height="1.5cm" svg:x="0.8cm" svg:y="7.7cm">
          <text:p text:style-name="P1"><text:span text:style-name="T1">Instruction </text:span></text:p>
          <text:p text:style-name="P1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3" draw:id="id3" draw:layer="layout" svg:width="4cm" svg:height="1.5cm" svg:x="9.8cm" svg:y="7.7cm">
          <text:p text:style-name="P1">De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5" draw:id="id5" draw:layer="layout" svg:width="4cm" svg:height="1.5cm" svg:x="18.8cm" svg:y="7.7cm">
          <text:p text:style-name="P1">Memory </text:p>
          <text:p text:style-name="P1">Acce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5cm" svg:height="1.5cm" svg:x="10.3cm" svg:y="16.2cm">
          <text:p text:style-name="P1"><text:span text:style-name="T1">AXI 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1" draw:id="id41" draw:layer="layout" svg:width="4cm" svg:height="1.5cm" svg:x="9.8cm" svg:y="18.7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2" draw:id="id42" draw:layer="layout" svg:width="4cm" svg:height="1.5cm" svg:x="14.3cm" svg:y="18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8cm" svg:y1="17.7cm" svg:x2="11.8cm" svg:y2="18.7cm" draw:start-shape="id20" draw:start-glue-point="2" draw:end-shape="id41" draw:end-glue-point="0" svg:d="m11800 17700v1000" svg:viewBox="0 0 1 1001">
          <text:p/>
        </draw:connector>
        <draw:connector draw:style-name="gr8" draw:text-style-name="P1" draw:layer="layout" svg:x1="16.3cm" svg:y1="18.7cm" svg:x2="16.3cm" svg:y2="17.7cm" draw:start-shape="id42" draw:start-glue-point="0" draw:end-shape="id21" draw:end-glue-point="2" svg:d="m16300 18700v-1000" svg:viewBox="0 0 1 1001">
          <text:p/>
        </draw:connector>
        <draw:custom-shape draw:style-name="gr20" draw:text-style-name="P3" xml:id="id43" draw:id="id43" draw:layer="layout" svg:width="4.2cm" svg:height="1.5cm" svg:x="2cm" svg:y="15.3cm">
          <text:p text:style-name="P1"><text:span text:style-name="T2">Boot 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6.2cm" svg:y1="16.05cm" svg:x2="10.25cm" svg:y2="16.501cm" draw:start-shape="id43" draw:start-glue-point="1" draw:end-shape="id44" draw:end-glue-point="3" svg:d="m6200 16050h2051v451h1999" svg:viewBox="0 0 4051 452">
          <text:p/>
        </draw:connector>
        <draw:custom-shape draw:style-name="gr22" draw:text-style-name="P1" draw:layer="layout" svg:width="0.5cm" svg:height="0.5cm" svg:x="10.176cm" svg:y="16.1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5cm" svg:height="0.5cm" svg:x="10.176cm" svg:y="17.1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45" draw:id="id45" draw:layer="layout" svg:width="4.1cm" svg:height="1.5cm" svg:x="21.9cm" svg:y="17.2cm">
          <text:p text:style-name="P1">Debug Uni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svg:x1="23.95cm" svg:y1="18.7cm" svg:x2="1.4cm" svg:y2="9.2cm" draw:start-shape="id45" draw:start-glue-point="2" draw:end-shape="id46" draw:end-glue-point="2" svg:d="m23950 18700v551h-22550v-10051" svg:viewBox="0 0 22551 10052">
          <text:p/>
        </draw:connector>
        <draw:custom-shape draw:style-name="gr25" draw:text-style-name="P1" xml:id="id46" draw:id="id46" draw:layer="layout" svg:width="1.2cm" svg:height="1.5cm" svg:x="0.8cm" svg:y="7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001cm" svg:height="0.7cm" svg:x="23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49" draw:id="id49" draw:layer="layout" svg:width="4.2cm" svg:height="1.5cm" svg:x="2cm" svg:y="17.2cm">
          <text:p text:style-name="P1"><text:span text:style-name="T2">Periphe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48" draw:id="id48" draw:layer="layout" svg:width="4.099cm" svg:height="1.5cm" svg:x="21.901cm" svg:y="15.288cm">
          <text:p text:style-name="P1"><text:span text:style-name="T2">P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7.85cm" svg:y1="16.5cm" svg:x2="21.901cm" svg:y2="16.038cm" draw:start-shape="id47" draw:start-glue-point="1" draw:end-shape="id48" draw:end-glue-point="3" svg:d="m17850 16500h2000v-462h2051" svg:viewBox="0 0 4052 463">
          <text:p/>
        </draw:connector>
        <draw:custom-shape draw:style-name="gr25" draw:text-style-name="P1" xml:id="id47" draw:id="id47" draw:layer="layout" svg:width="0.5cm" svg:height="0.5cm" svg:x="17.35cm" svg:y="1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17.35cm" svg:y="17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44" draw:id="id44" draw:layer="layout" svg:width="0.5cm" svg:height="0.5cm" svg:x="10.25cm" svg:y="16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50" draw:id="id50" draw:layer="layout" svg:width="0.5cm" svg:height="0.5cm" svg:x="10.25cm" svg:y="17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6.2cm" svg:y1="17.95cm" svg:x2="10.25cm" svg:y2="17.502cm" draw:start-shape="id49" draw:start-glue-point="1" draw:end-shape="id50" draw:end-glue-point="3" svg:d="m6200 17950h2051v-448h1999" svg:viewBox="0 0 4051 449">
          <text:p/>
        </draw:connector>
        <draw:custom-shape draw:style-name="gr25" draw:text-style-name="P1" xml:id="id51" draw:id="id51" draw:layer="layout" svg:width="0.5cm" svg:height="1.5cm" svg:x="26.6cm" svg:y="7.7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6.85cm" svg:y1="9.2cm" svg:x2="26cm" svg:y2="17.95cm" draw:start-shape="id51" draw:start-glue-point="2" draw:end-shape="id45" draw:end-glue-point="1" svg:d="m26850 9200v8750h-850" svg:viewBox="0 0 851 8751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onnector draw:style-name="gr27" draw:text-style-name="P1" draw:layer="layout" svg:x1="2.81cm" svg:y1="6.266cm" svg:x2="3.037cm" svg:y2="6.266cm" draw:start-shape="id52" draw:start-glue-point="1" draw:end-shape="id53" draw:end-glue-point="3" svg:d="m2810 6266h227" svg:viewBox="0 0 228 1">
          <text:p/>
        </draw:connector>
        <draw:connector draw:style-name="gr27" draw:text-style-name="P1" draw:layer="layout" svg:x1="4.848cm" svg:y1="6.266cm" svg:x2="5.074cm" svg:y2="6.266cm" draw:start-shape="id53" draw:start-glue-point="1" draw:end-shape="id54" draw:end-glue-point="3" svg:d="m4848 6266h226" svg:viewBox="0 0 227 1">
          <text:p/>
        </draw:connector>
        <draw:connector draw:style-name="gr27" draw:text-style-name="P1" draw:layer="layout" svg:x1="6.886cm" svg:y1="6.266cm" svg:x2="7.112cm" svg:y2="6.266cm" draw:start-shape="id54" draw:start-glue-point="1" draw:end-shape="id55" draw:end-glue-point="3" svg:d="m6886 6266h226" svg:viewBox="0 0 227 1">
          <text:p/>
        </draw:connector>
        <draw:connector draw:style-name="gr27" draw:text-style-name="P1" draw:layer="layout" svg:x1="8.924cm" svg:y1="6.266cm" svg:x2="9.15cm" svg:y2="6.266cm" draw:start-shape="id55" draw:start-glue-point="1" draw:end-shape="id56" draw:end-glue-point="3" svg:d="m8924 6266h226" svg:viewBox="0 0 227 1">
          <text:p/>
        </draw:connector>
        <draw:connector draw:style-name="gr27" draw:text-style-name="P1" draw:layer="layout" svg:x1="10.961cm" svg:y1="6.266cm" svg:x2="11.188cm" svg:y2="6.266cm" draw:start-shape="id56" draw:start-glue-point="1" draw:end-shape="id57" draw:end-glue-point="3" svg:d="m10961 6266h227" svg:viewBox="0 0 228 1">
          <text:p/>
        </draw:connector>
        <draw:custom-shape draw:style-name="gr28" draw:text-style-name="P4" xml:id="id58" draw:id="id58" draw:layer="layout" svg:width="1.811cm" svg:height="0.679cm" svg:x="0.999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59" draw:id="id59" draw:layer="layout" svg:width="1.811cm" svg:height="0.679cm" svg:x="3.037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61" draw:id="id61" draw:layer="layout" svg:width="3.849cm" svg:height="0.679cm" svg:x="0.999cm" svg:y="7.284cm">
          <text:p text:style-name="P1"><text:span text:style-name="T3">I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.904cm" svg:y1="6.606cm" svg:x2="1.904cm" svg:y2="7.284cm" draw:start-shape="id52" draw:start-glue-point="2" draw:end-shape="id58" draw:end-glue-point="0" svg:d="m1904 6606v678" svg:viewBox="0 0 1 679">
          <text:p/>
        </draw:connector>
        <draw:connector draw:style-name="gr31" draw:text-style-name="P1" draw:layer="layout" svg:x1="3.942cm" svg:y1="6.606cm" svg:x2="3.942cm" svg:y2="7.284cm" draw:end-shape="id59" draw:end-glue-point="0" svg:d="m3942 6606v678" svg:viewBox="0 0 1 679">
          <text:p/>
        </draw:connector>
        <draw:connector draw:style-name="gr32" draw:text-style-name="P1" draw:layer="layout" svg:x1="5.98cm" svg:y1="7.623cm" svg:x2="4.848cm" svg:y2="7.623cm" draw:start-shape="id60" draw:start-glue-point="3" draw:end-shape="id61" draw:end-glue-point="1" svg:d="m5980 7623h-1132" svg:viewBox="0 0 1133 1">
          <text:p/>
        </draw:connector>
        <draw:connector draw:style-name="gr32" draw:text-style-name="P1" draw:layer="layout" svg:x1="8.018cm" svg:y1="7.623cm" svg:x2="9.15cm" svg:y2="7.623cm" draw:start-shape="id60" draw:start-glue-point="1" draw:end-shape="id62" draw:end-glue-point="3" svg:d="m8018 7623h1132" svg:viewBox="0 0 1133 1">
          <text:p/>
        </draw:connector>
        <draw:custom-shape draw:style-name="gr28" draw:text-style-name="P4" xml:id="id63" draw:id="id63" draw:layer="layout" svg:width="1.811cm" svg:height="0.679cm" svg:x="9.15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64" draw:id="id64" draw:layer="layout" svg:width="1.811cm" svg:height="0.679cm" svg:x="11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0.055cm" svg:y1="6.606cm" svg:x2="10.055cm" svg:y2="7.284cm" draw:start-shape="id56" draw:start-glue-point="2" draw:end-shape="id63" draw:end-glue-point="0" svg:d="m10055 6606v678" svg:viewBox="0 0 1 679">
          <text:p/>
        </draw:connector>
        <draw:connector draw:style-name="gr31" draw:text-style-name="P1" draw:layer="layout" svg:x1="12.093cm" svg:y1="7.284cm" svg:x2="12.093cm" svg:y2="6.606cm" draw:start-shape="id64" draw:start-glue-point="0" draw:end-shape="id57" draw:end-glue-point="2" svg:d="m12093 7284v-678" svg:viewBox="0 0 1 679">
          <text:p/>
        </draw:connector>
        <draw:custom-shape draw:style-name="gr30" draw:text-style-name="P4" xml:id="id62" draw:id="id62" draw:layer="layout" svg:width="3.849cm" svg:height="0.679cm" svg:x="9.15cm" svg:y="7.284cm">
          <text:p text:style-name="P1"><text:span text:style-name="T3">D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-0.085cm 0.267cm" svg:x1="10.055cm" svg:y1="6.606cm" svg:x2="7.565cm" svg:y2="7.284cm" draw:start-shape="id56" draw:start-glue-point="2" draw:end-shape="id65" draw:end-glue-point="0" svg:d="m10055 6606v394h-1555v0h-935v284" svg:viewBox="0 0 2491 679">
          <text:p/>
        </draw:connector>
        <draw:custom-shape draw:style-name="gr29" draw:text-style-name="P1" xml:id="id66" draw:id="id66" draw:layer="layout" svg:width="0.906cm" svg:height="0.679cm" svg:x="5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65" draw:id="id65" draw:layer="layout" svg:width="0.906cm" svg:height="0.679cm" svg:x="7.112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0.605cm 0.267cm" svg:x1="1.904cm" svg:y1="6.606cm" svg:x2="6.433cm" svg:y2="7.284cm" draw:start-shape="id52" draw:start-glue-point="2" draw:end-shape="id66" draw:end-glue-point="0" svg:d="m1904 6606v394h3096v0h1433v284" svg:viewBox="0 0 4530 679">
          <text:p/>
        </draw:connector>
        <draw:custom-shape draw:style-name="gr33" draw:text-style-name="P3" xml:id="id60" draw:id="id60" draw:layer="layout" svg:width="2.038cm" svg:height="0.679cm" svg:x="5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cm" svg:height="1.5cm" svg:x="9.499cm" svg:y="13.00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cm" svg:height="1.5cm" svg:x="13.99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34" draw:id="id134" draw:layer="layout" svg:width="16cm" svg:height="1.5cm" svg:x="5.999cm" svg:y="13.001cm">
          <text:p text:style-name="P1"><text:span text:style-name="T3">Level 2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84" draw:id="id84" draw:layer="layout" svg:width="1.811cm" svg:height="0.679cm" svg:x="0.999cm" svg:y="2.53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67" draw:id="id67" draw:layer="layout" svg:width="0.453cm" svg:height="0.679cm" svg:x="3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69" draw:id="id69" draw:layer="layout" svg:width="0.453cm" svg:height="0.679cm" svg:x="3.71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68" draw:id="id68" draw:layer="layout" svg:width="0.453cm" svg:height="0.679cm" svg:x="3.037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70" draw:id="id70" draw:layer="layout" svg:width="0.453cm" svg:height="0.678cm" svg:x="3.716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82" draw:id="id82" draw:layer="layout" svg:width="0.453cm" svg:height="0.679cm" svg:x="4.395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3.263cm" svg:y1="5.927cm" svg:x2="3.263cm" svg:y2="3.212cm" draw:start-shape="id67" draw:start-glue-point="0" draw:end-shape="id68" draw:end-glue-point="2" svg:d="m3263 5927v-2715" svg:viewBox="0 0 1 2716">
          <text:p/>
        </draw:connector>
        <draw:connector draw:style-name="gr31" draw:text-style-name="P1" draw:layer="layout" svg:x1="3.942cm" svg:y1="5.927cm" svg:x2="3.942cm" svg:y2="5.474cm" draw:start-shape="id69" draw:start-glue-point="0" draw:end-shape="id70" draw:end-glue-point="2" svg:d="m3942 5927v-453" svg:viewBox="0 0 1 454">
          <text:p/>
        </draw:connector>
        <draw:custom-shape draw:style-name="gr35" draw:text-style-name="P1" xml:id="id81" draw:id="id81" draw:layer="layout" svg:width="0.453cm" svg:height="0.679cm" svg:x="4.395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83" draw:id="id83" draw:layer="layout" svg:width="0.453cm" svg:height="0.679cm" svg:x="5.754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71" draw:id="id71" draw:layer="layout" svg:width="0.452cm" svg:height="0.678cm" svg:x="7.33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74" draw:id="id74" draw:layer="layout" svg:width="0.453cm" svg:height="0.678cm" svg:x="8.244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72" draw:id="id72" draw:layer="layout" svg:width="0.452cm" svg:height="0.679cm" svg:x="7.339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73" draw:id="id73" draw:layer="layout" svg:width="0.453cm" svg:height="0.679cm" svg:x="8.24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7.565cm" svg:y1="5.474cm" svg:x2="7.565cm" svg:y2="5.927cm" draw:start-shape="id71" draw:start-glue-point="2" draw:end-shape="id72" draw:end-glue-point="0" svg:d="m7565 5474v453" svg:viewBox="0 0 1 454">
          <text:p/>
        </draw:connector>
        <draw:connector draw:style-name="gr31" draw:text-style-name="P1" draw:layer="layout" svg:x1="8.47cm" svg:y1="5.927cm" svg:x2="8.47cm" svg:y2="5.474cm" draw:start-shape="id73" draw:start-glue-point="0" draw:end-shape="id74" draw:end-glue-point="2" svg:d="m8470 5927v-453" svg:viewBox="0 0 1 454">
          <text:p/>
        </draw:connector>
        <draw:custom-shape draw:style-name="gr35" draw:text-style-name="P1" xml:id="id79" draw:id="id79" draw:layer="layout" svg:width="0.453cm" svg:height="0.679cm" svg:x="11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75" draw:id="id75" draw:layer="layout" svg:width="0.453cm" svg:height="0.679cm" svg:x="11.86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77" draw:id="id77" draw:layer="layout" svg:width="0.453cm" svg:height="0.679cm" svg:x="12.54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76" draw:id="id76" draw:layer="layout" svg:width="0.453cm" svg:height="0.678cm" svg:x="11.867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78" draw:id="id78" draw:layer="layout" svg:width="0.453cm" svg:height="0.679cm" svg:x="12.546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80" draw:id="id80" draw:layer="layout" svg:width="0.453cm" svg:height="0.679cm" svg:x="11.188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2.093cm" svg:y1="5.927cm" svg:x2="12.093cm" svg:y2="5.474cm" draw:start-shape="id75" draw:start-glue-point="0" draw:end-shape="id76" draw:end-glue-point="2" svg:d="m12093 5927v-453" svg:viewBox="0 0 1 454">
          <text:p/>
        </draw:connector>
        <draw:connector draw:style-name="gr31" draw:text-style-name="P1" draw:layer="layout" svg:x1="12.772cm" svg:y1="5.927cm" svg:x2="12.772cm" svg:y2="3.212cm" draw:start-shape="id77" draw:start-glue-point="0" draw:end-shape="id78" draw:end-glue-point="2" svg:d="m12772 5927v-2715" svg:viewBox="0 0 1 2716">
          <text:p/>
        </draw:connector>
        <draw:custom-shape draw:style-name="gr38" draw:text-style-name="P4" draw:layer="layout" svg:width="12cm" svg:height="0.679cm" svg:x="0.999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8.377cm" svg:height="0.679cm" svg:x="4.169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9.056cm" svg:height="0.678cm" svg:x="3.4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53" draw:id="id53" draw:layer="layout" svg:width="1.811cm" svg:height="0.679cm" svg:x="3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55" draw:id="id55" draw:layer="layout" svg:width="1.812cm" svg:height="0.679cm" svg:x="7.112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57" draw:id="id57" draw:layer="layout" svg:width="1.811cm" svg:height="0.679cm" svg:x="11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11.414cm" svg:y1="5.927cm" svg:x2="11.414cm" svg:y2="4.343cm" draw:start-shape="id79" draw:start-glue-point="0" draw:end-shape="id80" draw:end-glue-point="2" svg:d="m11414 5927v-1584" svg:viewBox="0 0 1 1585">
          <text:p/>
        </draw:connector>
        <draw:connector draw:style-name="gr31" draw:text-style-name="P1" draw:layer="layout" svg:x1="4.621cm" svg:y1="5.927cm" svg:x2="4.621cm" svg:y2="4.343cm" draw:start-shape="id81" draw:start-glue-point="0" draw:end-shape="id82" draw:end-glue-point="2" svg:d="m4621 5927v-1584" svg:viewBox="0 0 1 1585">
          <text:p/>
        </draw:connector>
        <draw:connector draw:style-name="gr31" draw:text-style-name="P1" draw:layer="layout" svg:x1="5.98cm" svg:y1="4.343cm" svg:x2="5.98cm" svg:y2="5.927cm" draw:start-shape="id83" draw:start-glue-point="2" draw:end-shape="id54" draw:end-glue-point="0" svg:d="m5980 4343v1584" svg:viewBox="0 0 1 1585">
          <text:p/>
        </draw:connector>
        <draw:connector draw:style-name="gr31" draw:text-style-name="P1" draw:layer="layout" svg:x1="1.904cm" svg:y1="3.212cm" svg:x2="1.904cm" svg:y2="5.927cm" draw:start-shape="id84" draw:start-glue-point="2" draw:end-shape="id52" draw:end-glue-point="0" svg:d="m1904 3212v2715" svg:viewBox="0 0 1 2716">
          <text:p/>
        </draw:connector>
        <draw:custom-shape draw:style-name="gr41" draw:text-style-name="P4" xml:id="id52" draw:id="id52" draw:layer="layout" svg:width="1.811cm" svg:height="0.679cm" svg:x="0.999cm" svg:y="5.927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54" draw:id="id54" draw:layer="layout" svg:width="1.812cm" svg:height="0.679cm" svg:x="5.07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xml:id="id56" draw:id="id56" draw:layer="layout" svg:width="1.811cm" svg:height="0.679cm" svg:x="9.15cm" svg:y="5.927cm">
          <text:p text:style-name="P1"><text:span text:style-name="T2"><text:s/>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16.81cm" svg:y1="6.266cm" svg:x2="17.037cm" svg:y2="6.266cm" draw:start-shape="id85" draw:start-glue-point="1" draw:end-shape="id86" draw:end-glue-point="3" svg:d="m16810 6266h227" svg:viewBox="0 0 228 1">
          <text:p/>
        </draw:connector>
        <draw:connector draw:style-name="gr27" draw:text-style-name="P1" draw:layer="layout" svg:x1="18.848cm" svg:y1="6.266cm" svg:x2="19.074cm" svg:y2="6.266cm" draw:start-shape="id86" draw:start-glue-point="1" draw:end-shape="id87" draw:end-glue-point="3" svg:d="m18848 6266h226" svg:viewBox="0 0 227 1">
          <text:p/>
        </draw:connector>
        <draw:connector draw:style-name="gr27" draw:text-style-name="P1" draw:layer="layout" svg:x1="20.886cm" svg:y1="6.266cm" svg:x2="21.112cm" svg:y2="6.266cm" draw:start-shape="id87" draw:start-glue-point="1" draw:end-shape="id88" draw:end-glue-point="3" svg:d="m20886 6266h226" svg:viewBox="0 0 227 1">
          <text:p/>
        </draw:connector>
        <draw:connector draw:style-name="gr27" draw:text-style-name="P1" draw:layer="layout" svg:x1="22.924cm" svg:y1="6.266cm" svg:x2="23.15cm" svg:y2="6.266cm" draw:start-shape="id88" draw:start-glue-point="1" draw:end-shape="id89" draw:end-glue-point="3" svg:d="m22924 6266h226" svg:viewBox="0 0 227 1">
          <text:p/>
        </draw:connector>
        <draw:connector draw:style-name="gr27" draw:text-style-name="P1" draw:layer="layout" svg:x1="24.961cm" svg:y1="6.266cm" svg:x2="25.188cm" svg:y2="6.266cm" draw:start-shape="id89" draw:start-glue-point="1" draw:end-shape="id90" draw:end-glue-point="3" svg:d="m24961 6266h227" svg:viewBox="0 0 228 1">
          <text:p/>
        </draw:connector>
        <draw:custom-shape draw:style-name="gr28" draw:text-style-name="P4" xml:id="id91" draw:id="id91" draw:layer="layout" svg:width="1.811cm" svg:height="0.679cm" svg:x="14.999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92" draw:id="id92" draw:layer="layout" svg:width="1.811cm" svg:height="0.679cm" svg:x="17.037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94" draw:id="id94" draw:layer="layout" svg:width="3.849cm" svg:height="0.679cm" svg:x="14.999cm" svg:y="7.284cm">
          <text:p text:style-name="P1"><text:span text:style-name="T3">I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5.904cm" svg:y1="6.606cm" svg:x2="15.904cm" svg:y2="7.284cm" draw:start-shape="id85" draw:start-glue-point="2" draw:end-shape="id91" draw:end-glue-point="0" svg:d="m15904 6606v678" svg:viewBox="0 0 1 679">
          <text:p/>
        </draw:connector>
        <draw:connector draw:style-name="gr31" draw:text-style-name="P1" draw:layer="layout" svg:x1="17.942cm" svg:y1="6.606cm" svg:x2="17.942cm" svg:y2="7.284cm" draw:end-shape="id92" draw:end-glue-point="0" svg:d="m17942 6606v678" svg:viewBox="0 0 1 679">
          <text:p/>
        </draw:connector>
        <draw:connector draw:style-name="gr32" draw:text-style-name="P1" draw:layer="layout" svg:x1="19.98cm" svg:y1="7.623cm" svg:x2="18.848cm" svg:y2="7.623cm" draw:start-shape="id93" draw:start-glue-point="3" draw:end-shape="id94" draw:end-glue-point="1" svg:d="m19980 7623h-1132" svg:viewBox="0 0 1133 1">
          <text:p/>
        </draw:connector>
        <draw:connector draw:style-name="gr32" draw:text-style-name="P1" draw:layer="layout" svg:x1="22.018cm" svg:y1="7.623cm" svg:x2="23.15cm" svg:y2="7.623cm" draw:start-shape="id93" draw:start-glue-point="1" draw:end-shape="id95" draw:end-glue-point="3" svg:d="m22018 7623h1132" svg:viewBox="0 0 1133 1">
          <text:p/>
        </draw:connector>
        <draw:custom-shape draw:style-name="gr28" draw:text-style-name="P4" xml:id="id96" draw:id="id96" draw:layer="layout" svg:width="1.811cm" svg:height="0.679cm" svg:x="23.15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97" draw:id="id97" draw:layer="layout" svg:width="1.811cm" svg:height="0.679cm" svg:x="25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4.055cm" svg:y1="6.606cm" svg:x2="24.055cm" svg:y2="7.284cm" draw:start-shape="id89" draw:start-glue-point="2" draw:end-shape="id96" draw:end-glue-point="0" svg:d="m24055 6606v678" svg:viewBox="0 0 1 679">
          <text:p/>
        </draw:connector>
        <draw:connector draw:style-name="gr31" draw:text-style-name="P1" draw:layer="layout" svg:x1="26.093cm" svg:y1="7.284cm" svg:x2="26.093cm" svg:y2="6.606cm" draw:start-shape="id97" draw:start-glue-point="0" draw:end-shape="id90" draw:end-glue-point="2" svg:d="m26093 7284v-678" svg:viewBox="0 0 1 679">
          <text:p/>
        </draw:connector>
        <draw:custom-shape draw:style-name="gr30" draw:text-style-name="P4" xml:id="id95" draw:id="id95" draw:layer="layout" svg:width="3.849cm" svg:height="0.679cm" svg:x="23.15cm" svg:y="7.284cm">
          <text:p text:style-name="P1"><text:span text:style-name="T3">D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0.242cm 0.267cm" svg:x1="24.055cm" svg:y1="6.606cm" svg:x2="21.565cm" svg:y2="7.284cm" draw:start-shape="id89" draw:start-glue-point="2" draw:end-shape="id98" draw:end-glue-point="0" svg:d="m24055 6606v394h-1229v0h-1261v284" svg:viewBox="0 0 2491 679">
          <text:p/>
        </draw:connector>
        <draw:custom-shape draw:style-name="gr29" draw:text-style-name="P1" xml:id="id99" draw:id="id99" draw:layer="layout" svg:width="0.906cm" svg:height="0.679cm" svg:x="19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98" draw:id="id98" draw:layer="layout" svg:width="0.906cm" svg:height="0.679cm" svg:x="21.112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-0.453cm 0.267cm" svg:x1="15.904cm" svg:y1="6.606cm" svg:x2="20.433cm" svg:y2="7.284cm" draw:start-shape="id85" draw:start-glue-point="2" draw:end-shape="id99" draw:end-glue-point="0" svg:d="m15904 6606v394h2038v0h2491v284" svg:viewBox="0 0 4530 679">
          <text:p/>
        </draw:connector>
        <draw:custom-shape draw:style-name="gr33" draw:text-style-name="P3" xml:id="id93" draw:id="id93" draw:layer="layout" svg:width="2.038cm" svg:height="0.679cm" svg:x="19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117" draw:id="id117" draw:layer="layout" svg:width="1.811cm" svg:height="0.679cm" svg:x="14.999cm" svg:y="2.53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00" draw:id="id100" draw:layer="layout" svg:width="0.453cm" svg:height="0.679cm" svg:x="17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02" draw:id="id102" draw:layer="layout" svg:width="0.453cm" svg:height="0.679cm" svg:x="17.71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01" draw:id="id101" draw:layer="layout" svg:width="0.453cm" svg:height="0.679cm" svg:x="17.037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03" draw:id="id103" draw:layer="layout" svg:width="0.453cm" svg:height="0.678cm" svg:x="17.716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15" draw:id="id115" draw:layer="layout" svg:width="0.453cm" svg:height="0.679cm" svg:x="18.395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7.263cm" svg:y1="5.927cm" svg:x2="17.263cm" svg:y2="3.212cm" draw:start-shape="id100" draw:start-glue-point="0" draw:end-shape="id101" draw:end-glue-point="2" svg:d="m17263 5927v-2715" svg:viewBox="0 0 1 2716">
          <text:p/>
        </draw:connector>
        <draw:connector draw:style-name="gr31" draw:text-style-name="P1" draw:layer="layout" svg:x1="17.942cm" svg:y1="5.927cm" svg:x2="17.942cm" svg:y2="5.474cm" draw:start-shape="id102" draw:start-glue-point="0" draw:end-shape="id103" draw:end-glue-point="2" svg:d="m17942 5927v-453" svg:viewBox="0 0 1 454">
          <text:p/>
        </draw:connector>
        <draw:custom-shape draw:style-name="gr35" draw:text-style-name="P1" xml:id="id114" draw:id="id114" draw:layer="layout" svg:width="0.453cm" svg:height="0.679cm" svg:x="18.395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16" draw:id="id116" draw:layer="layout" svg:width="0.453cm" svg:height="0.679cm" svg:x="19.754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04" draw:id="id104" draw:layer="layout" svg:width="0.452cm" svg:height="0.678cm" svg:x="21.33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07" draw:id="id107" draw:layer="layout" svg:width="0.453cm" svg:height="0.678cm" svg:x="22.244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05" draw:id="id105" draw:layer="layout" svg:width="0.452cm" svg:height="0.679cm" svg:x="21.339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06" draw:id="id106" draw:layer="layout" svg:width="0.453cm" svg:height="0.679cm" svg:x="22.24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1.565cm" svg:y1="5.474cm" svg:x2="21.565cm" svg:y2="5.927cm" draw:start-shape="id104" draw:start-glue-point="2" draw:end-shape="id105" draw:end-glue-point="0" svg:d="m21565 5474v453" svg:viewBox="0 0 1 454">
          <text:p/>
        </draw:connector>
        <draw:connector draw:style-name="gr31" draw:text-style-name="P1" draw:layer="layout" svg:x1="22.47cm" svg:y1="5.927cm" svg:x2="22.47cm" svg:y2="5.474cm" draw:start-shape="id106" draw:start-glue-point="0" draw:end-shape="id107" draw:end-glue-point="2" svg:d="m22470 5927v-453" svg:viewBox="0 0 1 454">
          <text:p/>
        </draw:connector>
        <draw:custom-shape draw:style-name="gr35" draw:text-style-name="P1" xml:id="id112" draw:id="id112" draw:layer="layout" svg:width="0.453cm" svg:height="0.679cm" svg:x="25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08" draw:id="id108" draw:layer="layout" svg:width="0.453cm" svg:height="0.679cm" svg:x="25.86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10" draw:id="id110" draw:layer="layout" svg:width="0.453cm" svg:height="0.679cm" svg:x="26.54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09" draw:id="id109" draw:layer="layout" svg:width="0.453cm" svg:height="0.678cm" svg:x="25.867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11" draw:id="id111" draw:layer="layout" svg:width="0.453cm" svg:height="0.679cm" svg:x="26.546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13" draw:id="id113" draw:layer="layout" svg:width="0.453cm" svg:height="0.679cm" svg:x="25.188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6.093cm" svg:y1="5.927cm" svg:x2="26.093cm" svg:y2="5.474cm" draw:start-shape="id108" draw:start-glue-point="0" draw:end-shape="id109" draw:end-glue-point="2" svg:d="m26093 5927v-453" svg:viewBox="0 0 1 454">
          <text:p/>
        </draw:connector>
        <draw:connector draw:style-name="gr31" draw:text-style-name="P1" draw:layer="layout" svg:x1="26.772cm" svg:y1="5.927cm" svg:x2="26.772cm" svg:y2="3.212cm" draw:start-shape="id110" draw:start-glue-point="0" draw:end-shape="id111" draw:end-glue-point="2" svg:d="m26772 5927v-2715" svg:viewBox="0 0 1 2716">
          <text:p/>
        </draw:connector>
        <draw:custom-shape draw:style-name="gr38" draw:text-style-name="P4" draw:layer="layout" svg:width="12cm" svg:height="0.679cm" svg:x="14.999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8.377cm" svg:height="0.679cm" svg:x="18.169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9.056cm" svg:height="0.678cm" svg:x="17.4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86" draw:id="id86" draw:layer="layout" svg:width="1.811cm" svg:height="0.679cm" svg:x="17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88" draw:id="id88" draw:layer="layout" svg:width="1.812cm" svg:height="0.679cm" svg:x="21.112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90" draw:id="id90" draw:layer="layout" svg:width="1.811cm" svg:height="0.679cm" svg:x="25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25.414cm" svg:y1="5.927cm" svg:x2="25.414cm" svg:y2="4.343cm" draw:start-shape="id112" draw:start-glue-point="0" draw:end-shape="id113" draw:end-glue-point="2" svg:d="m25414 5927v-1584" svg:viewBox="0 0 1 1585">
          <text:p/>
        </draw:connector>
        <draw:connector draw:style-name="gr31" draw:text-style-name="P1" draw:layer="layout" svg:x1="18.621cm" svg:y1="5.927cm" svg:x2="18.621cm" svg:y2="4.343cm" draw:start-shape="id114" draw:start-glue-point="0" draw:end-shape="id115" draw:end-glue-point="2" svg:d="m18621 5927v-1584" svg:viewBox="0 0 1 1585">
          <text:p/>
        </draw:connector>
        <draw:connector draw:style-name="gr31" draw:text-style-name="P1" draw:layer="layout" svg:x1="19.98cm" svg:y1="4.343cm" svg:x2="19.98cm" svg:y2="5.927cm" draw:start-shape="id116" draw:start-glue-point="2" draw:end-shape="id87" draw:end-glue-point="0" svg:d="m19980 4343v1584" svg:viewBox="0 0 1 1585">
          <text:p/>
        </draw:connector>
        <draw:connector draw:style-name="gr31" draw:text-style-name="P1" draw:layer="layout" svg:x1="15.904cm" svg:y1="3.212cm" svg:x2="15.904cm" svg:y2="5.927cm" draw:start-shape="id117" draw:start-glue-point="2" draw:end-shape="id85" draw:end-glue-point="0" svg:d="m15904 3212v2715" svg:viewBox="0 0 1 2716">
          <text:p/>
        </draw:connector>
        <draw:custom-shape draw:style-name="gr41" draw:text-style-name="P4" xml:id="id85" draw:id="id85" draw:layer="layout" svg:width="1.811cm" svg:height="0.679cm" svg:x="14.999cm" svg:y="5.927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87" draw:id="id87" draw:layer="layout" svg:width="1.812cm" svg:height="0.679cm" svg:x="19.07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xml:id="id89" draw:id="id89" draw:layer="layout" svg:width="1.811cm" svg:height="0.679cm" svg:x="23.15cm" svg:y="5.927cm">
          <text:p text:style-name="P1"><text:span text:style-name="T2"><text:s/>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3cm" svg:height="6.5cm" svg:x="0.499cm" svg:y="1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3cm" svg:height="6.5cm" svg:x="14.499cm" svg:y="1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0cm" svg:height="1.5cm" svg:x="9cm" svg:y="10.433cm">
          <text:p text:style-name="P1"><text:span text:style-name="T3">Mer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2.923cm" svg:y1="7.963cm" svg:x2="10.001cm" svg:y2="10.433cm" draw:start-shape="id61" draw:start-glue-point="2" draw:end-shape="id118" draw:end-glue-point="0" svg:d="m2923 7963v1260h7078v1210" svg:viewBox="0 0 7079 2471">
          <text:p/>
        </draw:connector>
        <draw:connector draw:style-name="gr21" draw:text-style-name="P1" draw:layer="layout" svg:x1="25.074cm" svg:y1="7.963cm" svg:x2="18.001cm" svg:y2="10.5cm" draw:start-shape="id95" draw:start-glue-point="2" draw:end-shape="id119" draw:end-glue-point="0" svg:d="m25074 7963v1294h-7073v1243" svg:viewBox="0 0 7074 2538">
          <text:p/>
        </draw:connector>
        <draw:connector draw:style-name="gr21" draw:text-style-name="P1" draw:layer="layout" svg:x1="11.074cm" svg:y1="7.963cm" svg:x2="11.075cm" svg:y2="10.433cm" draw:start-shape="id62" draw:start-glue-point="2" draw:end-shape="id120" draw:end-glue-point="0" svg:d="m11074 7963v1260h1v1210" svg:viewBox="0 0 2 2471">
          <text:p/>
        </draw:connector>
        <draw:custom-shape draw:style-name="gr44" draw:text-style-name="P4" xml:id="id120" draw:id="id120" draw:layer="layout" svg:width="4.15cm" svg:height="1.529cm" svg:x="9cm" svg:y="10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21" draw:id="id121" draw:layer="layout" svg:width="4.15cm" svg:height="1.5cm" svg:x="14.85cm" svg:y="10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6.923cm" svg:y1="7.963cm" svg:x2="16.925cm" svg:y2="10.462cm" draw:start-shape="id94" draw:start-glue-point="2" draw:end-shape="id121" draw:end-glue-point="0" svg:d="m16923 7963v1275h2v1224" svg:viewBox="0 0 3 2500">
          <text:p/>
        </draw:connector>
        <draw:connector draw:style-name="gr8" draw:text-style-name="P1" draw:layer="layout" svg:x1="11.075cm" svg:y1="11.963cm" svg:x2="11.074cm" svg:y2="13.002cm" draw:start-shape="id122" draw:start-glue-point="2" draw:end-shape="id123" draw:end-glue-point="0" svg:d="m11075 11963v520h-1v519" svg:viewBox="0 0 2 1040">
          <text:p/>
        </draw:connector>
        <draw:custom-shape draw:style-name="gr44" draw:text-style-name="P4" xml:id="id122" draw:id="id122" draw:layer="layout" svg:width="4.15cm" svg:height="1.529cm" svg:x="9cm" svg:y="10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23" draw:id="id123" draw:layer="layout" svg:width="4.15cm" svg:height="1.529cm" svg:x="8.999cm" svg:y="13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6.924cm" svg:y1="13.001cm" svg:x2="16.925cm" svg:y2="11.962cm" draw:start-shape="id124" draw:start-glue-point="0" draw:end-shape="id121" draw:end-glue-point="2" svg:d="m16924 13001v-519h1v-520" svg:viewBox="0 0 2 1040">
          <text:p/>
        </draw:connector>
        <draw:custom-shape draw:style-name="gr44" draw:text-style-name="P4" xml:id="id124" draw:id="id124" draw:layer="layout" svg:width="4.15cm" svg:height="1.5cm" svg:x="14.84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49cm" svg:y="15.53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4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25" draw:id="id125" draw:layer="layout" svg:width="4.15cm" svg:height="1.529cm" svg:x="8.94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28" draw:id="id128" draw:layer="layout" svg:width="4.15cm" svg:height="1.5cm" svg:x="14.799cm" svg:y="13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024cm" svg:y1="14.53cm" svg:x2="11.024cm" svg:y2="15.533cm" draw:start-shape="id125" draw:start-glue-point="2" draw:end-shape="id126" draw:end-glue-point="0" svg:d="m11024 14530v1003" svg:viewBox="0 0 1 1004">
          <text:p/>
        </draw:connector>
        <draw:custom-shape draw:style-name="gr44" draw:text-style-name="P4" draw:layer="layout" svg:width="4.15cm" svg:height="1.529cm" svg:x="8.949cm" svg:y="13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6.874cm" svg:y1="15.531cm" svg:x2="16.874cm" svg:y2="14.53cm" draw:start-shape="id127" draw:start-glue-point="0" draw:end-shape="id128" draw:end-glue-point="2" svg:d="m16874 15531v-1001" svg:viewBox="0 0 1 1002">
          <text:p/>
        </draw:connector>
        <draw:custom-shape draw:style-name="gr44" draw:text-style-name="P4" xml:id="id127" draw:id="id127" draw:layer="layout" svg:width="4.15cm" svg:height="1.5cm" svg:x="14.79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99cm" svg:y="15.50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99cm" svg:y="15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6cm" svg:height="1.5cm" svg:x="5.999cm" svg:y="18.463cm">
          <text:p text:style-name="P1"><text:span text:style-name="T3">Main 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30" draw:id="id130" draw:layer="layout" svg:width="4.5cm" svg:height="1.5cm" svg:x="23cm" svg:y="14.538cm">
          <text:p text:style-name="P1"><text:span text:style-name="T2">PIC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7.95cm" svg:height="1.5cm" svg:x="9.999cm" svg:y="15.501cm">
          <text:p text:style-name="P1"><text:span text:style-name="T3">AXI 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7.949cm" svg:y1="15.75cm" svg:x2="23cm" svg:y2="15.288cm" draw:start-shape="id129" draw:start-glue-point="1" draw:end-shape="id130" draw:end-glue-point="3" svg:d="m17949 15750h2501v-462h2550" svg:viewBox="0 0 5052 463">
          <text:p/>
        </draw:connector>
        <draw:custom-shape draw:style-name="gr44" draw:text-style-name="P4" draw:layer="layout" svg:width="4.15cm" svg:height="1.529cm" svg:x="8.99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5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84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31" draw:id="id131" draw:layer="layout" svg:width="4.15cm" svg:height="1.5cm" svg:x="14.799cm" svg:y="15.5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26" draw:id="id126" draw:layer="layout" svg:width="4.15cm" svg:height="1.529cm" svg:x="8.949cm" svg:y="15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49cm" svg:y="18.432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4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79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99cm" svg:y="18.402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99cm" svg:y="18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8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84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799cm" svg:y="18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024cm" svg:y1="17.062cm" svg:x2="11.024cm" svg:y2="18.434cm" draw:start-shape="id126" draw:start-glue-point="2" svg:d="m11024 17062v1372" svg:viewBox="0 0 1 1373">
          <text:p/>
        </draw:connector>
        <draw:connector draw:style-name="gr8" draw:text-style-name="P1" draw:layer="layout" svg:x1="16.874cm" svg:y1="18.462cm" svg:x2="16.874cm" svg:y2="17.061cm" draw:end-shape="id131" draw:end-glue-point="2" svg:d="m16874 18462v-1401" svg:viewBox="0 0 1 1402">
          <text:p/>
        </draw:connector>
        <draw:custom-shape draw:style-name="gr20" draw:text-style-name="P3" xml:id="id133" draw:id="id133" draw:layer="layout" svg:width="4.5cm" svg:height="1.5cm" svg:x="22.999cm" svg:y="16.538cm">
          <text:p text:style-name="P1"><text:span text:style-name="T2">PIC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7.949cm" svg:y1="16.751cm" svg:x2="22.999cm" svg:y2="17.288cm" draw:start-shape="id132" draw:start-glue-point="1" draw:end-shape="id133" draw:end-glue-point="3" svg:d="m17949 16751h2500v537h2550" svg:viewBox="0 0 5051 538">
          <text:p/>
        </draw:connector>
        <draw:custom-shape draw:style-name="gr45" draw:text-style-name="P5" draw:layer="layout" svg:width="13cm" svg:height="1.463cm" svg:x="0.5cm" svg:y="0.5cm">
          <text:p text:style-name="P1"><text:span text:style-name="T4">Core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13cm" svg:height="1.463cm" svg:x="14.499cm" svg:y="0.5cm">
          <text:p text:style-name="P1"><text:span text:style-name="T4">Cor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18" draw:id="id118" draw:layer="layout" svg:width="1cm" svg:height="1.5cm" svg:x="9.501cm" svg:y="10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19" draw:id="id119" draw:layer="layout" svg:width="1cm" svg:height="1.5cm" svg:x="17.501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svg:x1="21.999cm" svg:y1="13.751cm" svg:x2="23.5cm" svg:y2="12cm" draw:start-shape="id134" draw:start-glue-point="1" draw:end-shape="id135" draw:end-glue-point="2" svg:d="m21999 13751h1501v-1751" svg:viewBox="0 0 1502 1752">
          <text:p/>
        </draw:connector>
        <draw:connector draw:style-name="gr46" draw:text-style-name="P1" draw:layer="layout" svg:x1="26.094cm" svg:y1="10.5cm" svg:x2="26.093cm" svg:y2="7.963cm" draw:start-shape="id136" draw:start-glue-point="0" draw:end-shape="id137" draw:end-glue-point="2" svg:d="m26094 10500v-1268h-1v-1269" svg:viewBox="0 0 2 2538">
          <text:p/>
        </draw:connector>
        <draw:custom-shape draw:style-name="gr47" draw:text-style-name="P4" xml:id="id137" draw:id="id137" draw:layer="layout" svg:width="1.811cm" svg:height="0.679cm" svg:x="25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xml:id="id136" draw:id="id136" draw:layer="layout" svg:width="1.811cm" svg:height="0.679cm" svg:x="25.189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xml:id="id139" draw:id="id139" draw:layer="layout" svg:width="1.811cm" svg:height="0.679cm" svg:x="11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xml:id="id138" draw:id="id138" draw:layer="layout" svg:width="1.811cm" svg:height="0.679cm" svg:x="20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draw:line-skew="0.268cm" svg:x1="20.905cm" svg:y1="10.5cm" svg:x2="12.093cm" svg:y2="7.963cm" draw:start-shape="id138" draw:start-glue-point="0" draw:end-shape="id139" draw:end-glue-point="2" svg:d="m20905 10500v-1000h-8812v-1537" svg:viewBox="0 0 8813 2538">
          <text:p/>
        </draw:connector>
        <draw:custom-shape draw:style-name="gr25" draw:text-style-name="P1" xml:id="id129" draw:id="id129" draw:layer="layout" svg:width="0.5cm" svg:height="0.5cm" svg:x="17.449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32" draw:id="id132" draw:layer="layout" svg:width="0.5cm" svg:height="0.5cm" svg:x="17.449cm" svg:y="1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xml:id="id135" draw:id="id135" draw:layer="layout" svg:width="8cm" svg:height="1.5cm" svg:x="19.5cm" svg:y="10.5cm">
          <text:p text:style-name="P1"><text:span text:style-name="T5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0" draw:id="id140" draw:layer="layout" svg:width="4.45cm" svg:height="1.5cm" svg:x="0.55cm" svg:y="14.55cm">
          <text:p text:style-name="P1"><text:span text:style-name="T2">Boot 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5cm" svg:y1="15.3cm" svg:x2="10cm" svg:y2="15.751cm" draw:start-shape="id140" draw:start-glue-point="1" svg:d="m5000 15300h2776v451h2224" svg:viewBox="0 0 5001 452">
          <text:p/>
        </draw:connector>
        <draw:custom-shape draw:style-name="gr22" draw:text-style-name="P1" draw:layer="layout" svg:width="0.5cm" svg:height="0.5cm" svg:x="10.026cm" svg:y="15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5cm" svg:height="0.5cm" svg:x="10.026cm" svg:y="16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1" draw:id="id141" draw:layer="layout" svg:width="4.45cm" svg:height="1.5cm" svg:x="0.55cm" svg:y="16.55cm">
          <text:p text:style-name="P1"><text:span text:style-name="T2">Periphe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10.1cm" svg:y="15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10.1cm" svg:y="16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5cm" svg:y1="17.3cm" svg:x2="10cm" svg:y2="16.752cm" draw:start-shape="id141" draw:start-glue-point="1" svg:d="m5000 17300h2776v-548h2224" svg:viewBox="0 0 5001 549">
          <text:p/>
        </draw:connector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onnector draw:style-name="gr27" draw:text-style-name="P1" draw:layer="layout" svg:x1="2.81cm" svg:y1="6.266cm" svg:x2="3.037cm" svg:y2="6.266cm" draw:start-shape="id142" draw:start-glue-point="1" draw:end-shape="id143" draw:end-glue-point="3" svg:d="m2810 6266h227" svg:viewBox="0 0 228 1">
          <text:p/>
        </draw:connector>
        <draw:connector draw:style-name="gr27" draw:text-style-name="P1" draw:layer="layout" svg:x1="4.848cm" svg:y1="6.266cm" svg:x2="5.074cm" svg:y2="6.266cm" draw:start-shape="id143" draw:start-glue-point="1" draw:end-shape="id144" draw:end-glue-point="3" svg:d="m4848 6266h226" svg:viewBox="0 0 227 1">
          <text:p/>
        </draw:connector>
        <draw:connector draw:style-name="gr27" draw:text-style-name="P1" draw:layer="layout" svg:x1="6.886cm" svg:y1="6.266cm" svg:x2="7.112cm" svg:y2="6.266cm" draw:start-shape="id144" draw:start-glue-point="1" draw:end-shape="id145" draw:end-glue-point="3" svg:d="m6886 6266h226" svg:viewBox="0 0 227 1">
          <text:p/>
        </draw:connector>
        <draw:connector draw:style-name="gr27" draw:text-style-name="P1" draw:layer="layout" svg:x1="8.924cm" svg:y1="6.266cm" svg:x2="9.15cm" svg:y2="6.266cm" draw:start-shape="id145" draw:start-glue-point="1" draw:end-shape="id146" draw:end-glue-point="3" svg:d="m8924 6266h226" svg:viewBox="0 0 227 1">
          <text:p/>
        </draw:connector>
        <draw:connector draw:style-name="gr27" draw:text-style-name="P1" draw:layer="layout" svg:x1="10.961cm" svg:y1="6.266cm" svg:x2="11.188cm" svg:y2="6.266cm" draw:start-shape="id146" draw:start-glue-point="1" draw:end-shape="id147" draw:end-glue-point="3" svg:d="m10961 6266h227" svg:viewBox="0 0 228 1">
          <text:p/>
        </draw:connector>
        <draw:custom-shape draw:style-name="gr28" draw:text-style-name="P4" xml:id="id148" draw:id="id148" draw:layer="layout" svg:width="1.811cm" svg:height="0.679cm" svg:x="0.999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149" draw:id="id149" draw:layer="layout" svg:width="1.811cm" svg:height="0.679cm" svg:x="3.037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151" draw:id="id151" draw:layer="layout" svg:width="3.849cm" svg:height="0.679cm" svg:x="0.999cm" svg:y="7.284cm">
          <text:p text:style-name="P1"><text:span text:style-name="T3">I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.904cm" svg:y1="6.606cm" svg:x2="1.904cm" svg:y2="7.284cm" draw:start-shape="id142" draw:start-glue-point="2" draw:end-shape="id148" draw:end-glue-point="0" svg:d="m1904 6606v678" svg:viewBox="0 0 1 679">
          <text:p/>
        </draw:connector>
        <draw:connector draw:style-name="gr31" draw:text-style-name="P1" draw:layer="layout" svg:x1="3.942cm" svg:y1="6.606cm" svg:x2="3.942cm" svg:y2="7.284cm" draw:end-shape="id149" draw:end-glue-point="0" svg:d="m3942 6606v678" svg:viewBox="0 0 1 679">
          <text:p/>
        </draw:connector>
        <draw:connector draw:style-name="gr32" draw:text-style-name="P1" draw:layer="layout" svg:x1="5.98cm" svg:y1="7.623cm" svg:x2="4.848cm" svg:y2="7.623cm" draw:start-shape="id150" draw:start-glue-point="3" draw:end-shape="id151" draw:end-glue-point="1" svg:d="m5980 7623h-1132" svg:viewBox="0 0 1133 1">
          <text:p/>
        </draw:connector>
        <draw:connector draw:style-name="gr32" draw:text-style-name="P1" draw:layer="layout" svg:x1="8.018cm" svg:y1="7.623cm" svg:x2="9.15cm" svg:y2="7.623cm" draw:start-shape="id150" draw:start-glue-point="1" svg:d="m8018 7623h1132" svg:viewBox="0 0 1133 1">
          <text:p/>
        </draw:connector>
        <draw:custom-shape draw:style-name="gr50" draw:text-style-name="P4" xml:id="id152" draw:id="id152" draw:layer="layout" svg:width="1.811cm" svg:height="0.679cm" svg:x="9.15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53" draw:id="id153" draw:layer="layout" svg:width="1.811cm" svg:height="0.679cm" svg:x="11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0.055cm" svg:y1="6.606cm" svg:x2="10.055cm" svg:y2="7.284cm" draw:start-shape="id146" draw:start-glue-point="2" draw:end-shape="id152" draw:end-glue-point="0" svg:d="m10055 6606v678" svg:viewBox="0 0 1 679">
          <text:p/>
        </draw:connector>
        <draw:connector draw:style-name="gr31" draw:text-style-name="P1" draw:layer="layout" svg:x1="12.093cm" svg:y1="7.284cm" svg:x2="12.093cm" svg:y2="6.606cm" draw:start-shape="id153" draw:start-glue-point="0" draw:end-shape="id147" draw:end-glue-point="2" svg:d="m12093 7284v-678" svg:viewBox="0 0 1 679">
          <text:p/>
        </draw:connector>
        <draw:connector draw:style-name="gr31" draw:text-style-name="P1" draw:layer="layout" draw:line-skew="-0.156cm 0.242cm 0.267cm" svg:x1="10.055cm" svg:y1="6.606cm" svg:x2="7.565cm" svg:y2="7.284cm" draw:start-shape="id146" draw:start-glue-point="2" draw:end-shape="id154" draw:end-glue-point="0" svg:d="m10055 6606v394h-1228v0h-1262v284" svg:viewBox="0 0 2491 679">
          <text:p/>
        </draw:connector>
        <draw:custom-shape draw:style-name="gr29" draw:text-style-name="P1" xml:id="id155" draw:id="id155" draw:layer="layout" svg:width="0.906cm" svg:height="0.679cm" svg:x="5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154" draw:id="id154" draw:layer="layout" svg:width="0.906cm" svg:height="0.679cm" svg:x="7.112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-0.088cm 0.267cm" svg:x1="1.904cm" svg:y1="6.606cm" svg:x2="6.433cm" svg:y2="7.284cm" draw:start-shape="id142" draw:start-glue-point="2" draw:end-shape="id155" draw:end-glue-point="0" svg:d="m1904 6606v394h2403v0h2126v284" svg:viewBox="0 0 4530 679">
          <text:p/>
        </draw:connector>
        <draw:custom-shape draw:style-name="gr33" draw:text-style-name="P3" xml:id="id150" draw:id="id150" draw:layer="layout" svg:width="2.038cm" svg:height="0.679cm" svg:x="5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173" draw:id="id173" draw:layer="layout" svg:width="1.811cm" svg:height="0.679cm" svg:x="0.999cm" svg:y="2.53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56" draw:id="id156" draw:layer="layout" svg:width="0.453cm" svg:height="0.679cm" svg:x="3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58" draw:id="id158" draw:layer="layout" svg:width="0.453cm" svg:height="0.679cm" svg:x="3.71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57" draw:id="id157" draw:layer="layout" svg:width="0.453cm" svg:height="0.679cm" svg:x="3.037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59" draw:id="id159" draw:layer="layout" svg:width="0.453cm" svg:height="0.678cm" svg:x="3.716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71" draw:id="id171" draw:layer="layout" svg:width="0.453cm" svg:height="0.679cm" svg:x="4.395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3.263cm" svg:y1="5.927cm" svg:x2="3.263cm" svg:y2="3.212cm" draw:start-shape="id156" draw:start-glue-point="0" draw:end-shape="id157" draw:end-glue-point="2" svg:d="m3263 5927v-2715" svg:viewBox="0 0 1 2716">
          <text:p/>
        </draw:connector>
        <draw:connector draw:style-name="gr31" draw:text-style-name="P1" draw:layer="layout" svg:x1="3.942cm" svg:y1="5.927cm" svg:x2="3.942cm" svg:y2="5.474cm" draw:start-shape="id158" draw:start-glue-point="0" draw:end-shape="id159" draw:end-glue-point="2" svg:d="m3942 5927v-453" svg:viewBox="0 0 1 454">
          <text:p/>
        </draw:connector>
        <draw:custom-shape draw:style-name="gr35" draw:text-style-name="P1" xml:id="id170" draw:id="id170" draw:layer="layout" svg:width="0.453cm" svg:height="0.679cm" svg:x="4.395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72" draw:id="id172" draw:layer="layout" svg:width="0.453cm" svg:height="0.679cm" svg:x="5.754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60" draw:id="id160" draw:layer="layout" svg:width="0.452cm" svg:height="0.678cm" svg:x="7.33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63" draw:id="id163" draw:layer="layout" svg:width="0.453cm" svg:height="0.678cm" svg:x="8.244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61" draw:id="id161" draw:layer="layout" svg:width="0.452cm" svg:height="0.679cm" svg:x="7.339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62" draw:id="id162" draw:layer="layout" svg:width="0.453cm" svg:height="0.679cm" svg:x="8.24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7.565cm" svg:y1="5.474cm" svg:x2="7.565cm" svg:y2="5.927cm" draw:start-shape="id160" draw:start-glue-point="2" draw:end-shape="id161" draw:end-glue-point="0" svg:d="m7565 5474v453" svg:viewBox="0 0 1 454">
          <text:p/>
        </draw:connector>
        <draw:connector draw:style-name="gr31" draw:text-style-name="P1" draw:layer="layout" svg:x1="8.47cm" svg:y1="5.927cm" svg:x2="8.47cm" svg:y2="5.474cm" draw:start-shape="id162" draw:start-glue-point="0" draw:end-shape="id163" draw:end-glue-point="2" svg:d="m8470 5927v-453" svg:viewBox="0 0 1 454">
          <text:p/>
        </draw:connector>
        <draw:custom-shape draw:style-name="gr35" draw:text-style-name="P1" xml:id="id168" draw:id="id168" draw:layer="layout" svg:width="0.453cm" svg:height="0.679cm" svg:x="11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64" draw:id="id164" draw:layer="layout" svg:width="0.453cm" svg:height="0.679cm" svg:x="11.86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66" draw:id="id166" draw:layer="layout" svg:width="0.453cm" svg:height="0.679cm" svg:x="12.54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65" draw:id="id165" draw:layer="layout" svg:width="0.453cm" svg:height="0.678cm" svg:x="11.867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67" draw:id="id167" draw:layer="layout" svg:width="0.453cm" svg:height="0.679cm" svg:x="12.546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69" draw:id="id169" draw:layer="layout" svg:width="0.453cm" svg:height="0.679cm" svg:x="11.188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2.093cm" svg:y1="5.927cm" svg:x2="12.093cm" svg:y2="5.474cm" draw:start-shape="id164" draw:start-glue-point="0" draw:end-shape="id165" draw:end-glue-point="2" svg:d="m12093 5927v-453" svg:viewBox="0 0 1 454">
          <text:p/>
        </draw:connector>
        <draw:connector draw:style-name="gr31" draw:text-style-name="P1" draw:layer="layout" svg:x1="12.772cm" svg:y1="5.927cm" svg:x2="12.772cm" svg:y2="3.212cm" draw:start-shape="id166" draw:start-glue-point="0" draw:end-shape="id167" draw:end-glue-point="2" svg:d="m12772 5927v-2715" svg:viewBox="0 0 1 2716">
          <text:p/>
        </draw:connector>
        <draw:custom-shape draw:style-name="gr38" draw:text-style-name="P4" draw:layer="layout" svg:width="12cm" svg:height="0.679cm" svg:x="0.999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8.377cm" svg:height="0.679cm" svg:x="4.169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9.056cm" svg:height="0.678cm" svg:x="3.4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43" draw:id="id143" draw:layer="layout" svg:width="1.811cm" svg:height="0.679cm" svg:x="3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45" draw:id="id145" draw:layer="layout" svg:width="1.812cm" svg:height="0.679cm" svg:x="7.112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47" draw:id="id147" draw:layer="layout" svg:width="1.811cm" svg:height="0.679cm" svg:x="11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11.414cm" svg:y1="5.927cm" svg:x2="11.414cm" svg:y2="4.343cm" draw:start-shape="id168" draw:start-glue-point="0" draw:end-shape="id169" draw:end-glue-point="2" svg:d="m11414 5927v-1584" svg:viewBox="0 0 1 1585">
          <text:p/>
        </draw:connector>
        <draw:connector draw:style-name="gr31" draw:text-style-name="P1" draw:layer="layout" svg:x1="4.621cm" svg:y1="5.927cm" svg:x2="4.621cm" svg:y2="4.343cm" draw:start-shape="id170" draw:start-glue-point="0" draw:end-shape="id171" draw:end-glue-point="2" svg:d="m4621 5927v-1584" svg:viewBox="0 0 1 1585">
          <text:p/>
        </draw:connector>
        <draw:connector draw:style-name="gr31" draw:text-style-name="P1" draw:layer="layout" svg:x1="5.98cm" svg:y1="4.343cm" svg:x2="5.98cm" svg:y2="5.927cm" draw:start-shape="id172" draw:start-glue-point="2" draw:end-shape="id144" draw:end-glue-point="0" svg:d="m5980 4343v1584" svg:viewBox="0 0 1 1585">
          <text:p/>
        </draw:connector>
        <draw:connector draw:style-name="gr31" draw:text-style-name="P1" draw:layer="layout" svg:x1="1.904cm" svg:y1="3.212cm" svg:x2="1.904cm" svg:y2="5.927cm" draw:start-shape="id173" draw:start-glue-point="2" draw:end-shape="id142" draw:end-glue-point="0" svg:d="m1904 3212v2715" svg:viewBox="0 0 1 2716">
          <text:p/>
        </draw:connector>
        <draw:custom-shape draw:style-name="gr41" draw:text-style-name="P4" xml:id="id142" draw:id="id142" draw:layer="layout" svg:width="1.811cm" svg:height="0.679cm" svg:x="0.999cm" svg:y="5.927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44" draw:id="id144" draw:layer="layout" svg:width="1.812cm" svg:height="0.679cm" svg:x="5.07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xml:id="id146" draw:id="id146" draw:layer="layout" svg:width="1.811cm" svg:height="0.679cm" svg:x="9.15cm" svg:y="5.927cm">
          <text:p text:style-name="P1"><text:span text:style-name="T2"><text:s/>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16.81cm" svg:y1="6.266cm" svg:x2="17.037cm" svg:y2="6.266cm" draw:start-shape="id174" draw:start-glue-point="1" draw:end-shape="id175" draw:end-glue-point="3" svg:d="m16810 6266h227" svg:viewBox="0 0 228 1">
          <text:p/>
        </draw:connector>
        <draw:connector draw:style-name="gr27" draw:text-style-name="P1" draw:layer="layout" svg:x1="18.848cm" svg:y1="6.266cm" svg:x2="19.074cm" svg:y2="6.266cm" draw:start-shape="id175" draw:start-glue-point="1" draw:end-shape="id176" draw:end-glue-point="3" svg:d="m18848 6266h226" svg:viewBox="0 0 227 1">
          <text:p/>
        </draw:connector>
        <draw:connector draw:style-name="gr27" draw:text-style-name="P1" draw:layer="layout" svg:x1="20.886cm" svg:y1="6.266cm" svg:x2="21.112cm" svg:y2="6.266cm" draw:start-shape="id176" draw:start-glue-point="1" draw:end-shape="id177" draw:end-glue-point="3" svg:d="m20886 6266h226" svg:viewBox="0 0 227 1">
          <text:p/>
        </draw:connector>
        <draw:connector draw:style-name="gr27" draw:text-style-name="P1" draw:layer="layout" svg:x1="22.924cm" svg:y1="6.266cm" svg:x2="23.15cm" svg:y2="6.266cm" draw:start-shape="id177" draw:start-glue-point="1" draw:end-shape="id178" draw:end-glue-point="3" svg:d="m22924 6266h226" svg:viewBox="0 0 227 1">
          <text:p/>
        </draw:connector>
        <draw:connector draw:style-name="gr27" draw:text-style-name="P1" draw:layer="layout" svg:x1="24.961cm" svg:y1="6.266cm" svg:x2="25.188cm" svg:y2="6.266cm" draw:start-shape="id178" draw:start-glue-point="1" draw:end-shape="id179" draw:end-glue-point="3" svg:d="m24961 6266h227" svg:viewBox="0 0 228 1">
          <text:p/>
        </draw:connector>
        <draw:custom-shape draw:style-name="gr28" draw:text-style-name="P4" xml:id="id180" draw:id="id180" draw:layer="layout" svg:width="1.811cm" svg:height="0.679cm" svg:x="14.999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181" draw:id="id181" draw:layer="layout" svg:width="1.811cm" svg:height="0.679cm" svg:x="17.037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183" draw:id="id183" draw:layer="layout" svg:width="3.849cm" svg:height="0.679cm" svg:x="14.999cm" svg:y="7.284cm">
          <text:p text:style-name="P1"><text:span text:style-name="T3">I-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5.904cm" svg:y1="6.606cm" svg:x2="15.904cm" svg:y2="7.284cm" draw:start-shape="id174" draw:start-glue-point="2" draw:end-shape="id180" draw:end-glue-point="0" svg:d="m15904 6606v678" svg:viewBox="0 0 1 679">
          <text:p/>
        </draw:connector>
        <draw:connector draw:style-name="gr31" draw:text-style-name="P1" draw:layer="layout" svg:x1="17.942cm" svg:y1="6.606cm" svg:x2="17.942cm" svg:y2="7.284cm" draw:end-shape="id181" draw:end-glue-point="0" svg:d="m17942 6606v678" svg:viewBox="0 0 1 679">
          <text:p/>
        </draw:connector>
        <draw:connector draw:style-name="gr32" draw:text-style-name="P1" draw:layer="layout" svg:x1="19.98cm" svg:y1="7.623cm" svg:x2="18.848cm" svg:y2="7.623cm" draw:start-shape="id182" draw:start-glue-point="3" draw:end-shape="id183" draw:end-glue-point="1" svg:d="m19980 7623h-1132" svg:viewBox="0 0 1133 1">
          <text:p/>
        </draw:connector>
        <draw:connector draw:style-name="gr32" draw:text-style-name="P1" draw:layer="layout" svg:x1="22.018cm" svg:y1="7.623cm" svg:x2="23.15cm" svg:y2="7.623cm" draw:start-shape="id182" draw:start-glue-point="1" draw:end-shape="id184" draw:end-glue-point="3" svg:d="m22018 7623h1132" svg:viewBox="0 0 1133 1">
          <text:p/>
        </draw:connector>
        <draw:custom-shape draw:style-name="gr50" draw:text-style-name="P4" xml:id="id184" draw:id="id184" draw:layer="layout" svg:width="1.811cm" svg:height="0.679cm" svg:x="23.15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85" draw:id="id185" draw:layer="layout" svg:width="1.811cm" svg:height="0.679cm" svg:x="25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4.055cm" svg:y1="6.606cm" svg:x2="24.055cm" svg:y2="7.284cm" draw:start-shape="id178" draw:start-glue-point="2" draw:end-shape="id184" draw:end-glue-point="0" svg:d="m24055 6606v678" svg:viewBox="0 0 1 679">
          <text:p/>
        </draw:connector>
        <draw:connector draw:style-name="gr31" draw:text-style-name="P1" draw:layer="layout" svg:x1="26.093cm" svg:y1="7.284cm" svg:x2="26.093cm" svg:y2="6.606cm" draw:start-shape="id185" draw:start-glue-point="0" draw:end-shape="id179" draw:end-glue-point="2" svg:d="m26093 7284v-678" svg:viewBox="0 0 1 679">
          <text:p/>
        </draw:connector>
        <draw:connector draw:style-name="gr31" draw:text-style-name="P1" draw:layer="layout" draw:line-skew="-0.156cm 0.242cm 0.267cm" svg:x1="24.055cm" svg:y1="6.606cm" svg:x2="21.565cm" svg:y2="7.284cm" draw:start-shape="id178" draw:start-glue-point="2" draw:end-shape="id186" draw:end-glue-point="0" svg:d="m24055 6606v394h-1229v0h-1261v284" svg:viewBox="0 0 2491 679">
          <text:p/>
        </draw:connector>
        <draw:custom-shape draw:style-name="gr29" draw:text-style-name="P1" xml:id="id187" draw:id="id187" draw:layer="layout" svg:width="0.906cm" svg:height="0.679cm" svg:x="19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186" draw:id="id186" draw:layer="layout" svg:width="0.906cm" svg:height="0.679cm" svg:x="21.112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line-skew="-0.156cm 0.412cm 0.267cm" svg:x1="15.904cm" svg:y1="6.606cm" svg:x2="20.433cm" svg:y2="7.284cm" draw:start-shape="id174" draw:start-glue-point="2" draw:end-shape="id187" draw:end-glue-point="0" svg:d="m15904 6606v394h2903v0h1626v284" svg:viewBox="0 0 4530 679">
          <text:p/>
        </draw:connector>
        <draw:custom-shape draw:style-name="gr33" draw:text-style-name="P3" xml:id="id182" draw:id="id182" draw:layer="layout" svg:width="2.038cm" svg:height="0.679cm" svg:x="19.9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05" draw:id="id205" draw:layer="layout" svg:width="1.811cm" svg:height="0.679cm" svg:x="14.999cm" svg:y="2.53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88" draw:id="id188" draw:layer="layout" svg:width="0.453cm" svg:height="0.679cm" svg:x="17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90" draw:id="id190" draw:layer="layout" svg:width="0.453cm" svg:height="0.679cm" svg:x="17.71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89" draw:id="id189" draw:layer="layout" svg:width="0.453cm" svg:height="0.679cm" svg:x="17.037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91" draw:id="id191" draw:layer="layout" svg:width="0.453cm" svg:height="0.678cm" svg:x="17.716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203" draw:id="id203" draw:layer="layout" svg:width="0.453cm" svg:height="0.679cm" svg:x="18.395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17.263cm" svg:y1="5.927cm" svg:x2="17.263cm" svg:y2="3.212cm" draw:start-shape="id188" draw:start-glue-point="0" draw:end-shape="id189" draw:end-glue-point="2" svg:d="m17263 5927v-2715" svg:viewBox="0 0 1 2716">
          <text:p/>
        </draw:connector>
        <draw:connector draw:style-name="gr31" draw:text-style-name="P1" draw:layer="layout" svg:x1="17.942cm" svg:y1="5.927cm" svg:x2="17.942cm" svg:y2="5.474cm" draw:start-shape="id190" draw:start-glue-point="0" draw:end-shape="id191" draw:end-glue-point="2" svg:d="m17942 5927v-453" svg:viewBox="0 0 1 454">
          <text:p/>
        </draw:connector>
        <draw:custom-shape draw:style-name="gr35" draw:text-style-name="P1" xml:id="id202" draw:id="id202" draw:layer="layout" svg:width="0.453cm" svg:height="0.679cm" svg:x="18.395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204" draw:id="id204" draw:layer="layout" svg:width="0.453cm" svg:height="0.679cm" svg:x="19.754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92" draw:id="id192" draw:layer="layout" svg:width="0.452cm" svg:height="0.678cm" svg:x="21.33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95" draw:id="id195" draw:layer="layout" svg:width="0.453cm" svg:height="0.678cm" svg:x="22.244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93" draw:id="id193" draw:layer="layout" svg:width="0.452cm" svg:height="0.679cm" svg:x="21.339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94" draw:id="id194" draw:layer="layout" svg:width="0.453cm" svg:height="0.679cm" svg:x="22.24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1.565cm" svg:y1="5.474cm" svg:x2="21.565cm" svg:y2="5.927cm" draw:start-shape="id192" draw:start-glue-point="2" draw:end-shape="id193" draw:end-glue-point="0" svg:d="m21565 5474v453" svg:viewBox="0 0 1 454">
          <text:p/>
        </draw:connector>
        <draw:connector draw:style-name="gr31" draw:text-style-name="P1" draw:layer="layout" svg:x1="22.47cm" svg:y1="5.927cm" svg:x2="22.47cm" svg:y2="5.474cm" draw:start-shape="id194" draw:start-glue-point="0" draw:end-shape="id195" draw:end-glue-point="2" svg:d="m22470 5927v-453" svg:viewBox="0 0 1 454">
          <text:p/>
        </draw:connector>
        <draw:custom-shape draw:style-name="gr35" draw:text-style-name="P1" xml:id="id200" draw:id="id200" draw:layer="layout" svg:width="0.453cm" svg:height="0.679cm" svg:x="25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96" draw:id="id196" draw:layer="layout" svg:width="0.453cm" svg:height="0.679cm" svg:x="25.86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198" draw:id="id198" draw:layer="layout" svg:width="0.453cm" svg:height="0.679cm" svg:x="26.546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197" draw:id="id197" draw:layer="layout" svg:width="0.453cm" svg:height="0.678cm" svg:x="25.867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99" draw:id="id199" draw:layer="layout" svg:width="0.453cm" svg:height="0.679cm" svg:x="26.546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201" draw:id="id201" draw:layer="layout" svg:width="0.453cm" svg:height="0.679cm" svg:x="25.188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svg:x1="26.093cm" svg:y1="5.927cm" svg:x2="26.093cm" svg:y2="5.474cm" draw:start-shape="id196" draw:start-glue-point="0" draw:end-shape="id197" draw:end-glue-point="2" svg:d="m26093 5927v-453" svg:viewBox="0 0 1 454">
          <text:p/>
        </draw:connector>
        <draw:connector draw:style-name="gr31" draw:text-style-name="P1" draw:layer="layout" svg:x1="26.772cm" svg:y1="5.927cm" svg:x2="26.772cm" svg:y2="3.212cm" draw:start-shape="id198" draw:start-glue-point="0" draw:end-shape="id199" draw:end-glue-point="2" svg:d="m26772 5927v-2715" svg:viewBox="0 0 1 2716">
          <text:p/>
        </draw:connector>
        <draw:custom-shape draw:style-name="gr38" draw:text-style-name="P4" draw:layer="layout" svg:width="12cm" svg:height="0.679cm" svg:x="14.999cm" svg:y="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8.377cm" svg:height="0.679cm" svg:x="18.169cm" svg:y="3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9.056cm" svg:height="0.678cm" svg:x="17.49cm" svg:y="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75" draw:id="id175" draw:layer="layout" svg:width="1.811cm" svg:height="0.679cm" svg:x="17.037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77" draw:id="id177" draw:layer="layout" svg:width="1.812cm" svg:height="0.679cm" svg:x="21.112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79" draw:id="id179" draw:layer="layout" svg:width="1.811cm" svg:height="0.679cm" svg:x="25.188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25.414cm" svg:y1="5.927cm" svg:x2="25.414cm" svg:y2="4.343cm" draw:start-shape="id200" draw:start-glue-point="0" draw:end-shape="id201" draw:end-glue-point="2" svg:d="m25414 5927v-1584" svg:viewBox="0 0 1 1585">
          <text:p/>
        </draw:connector>
        <draw:connector draw:style-name="gr31" draw:text-style-name="P1" draw:layer="layout" svg:x1="18.621cm" svg:y1="5.927cm" svg:x2="18.621cm" svg:y2="4.343cm" draw:start-shape="id202" draw:start-glue-point="0" draw:end-shape="id203" draw:end-glue-point="2" svg:d="m18621 5927v-1584" svg:viewBox="0 0 1 1585">
          <text:p/>
        </draw:connector>
        <draw:connector draw:style-name="gr31" draw:text-style-name="P1" draw:layer="layout" svg:x1="19.98cm" svg:y1="4.343cm" svg:x2="19.98cm" svg:y2="5.927cm" draw:start-shape="id204" draw:start-glue-point="2" draw:end-shape="id176" draw:end-glue-point="0" svg:d="m19980 4343v1584" svg:viewBox="0 0 1 1585">
          <text:p/>
        </draw:connector>
        <draw:connector draw:style-name="gr31" draw:text-style-name="P1" draw:layer="layout" svg:x1="15.904cm" svg:y1="3.212cm" svg:x2="15.904cm" svg:y2="5.927cm" draw:start-shape="id205" draw:start-glue-point="2" draw:end-shape="id174" draw:end-glue-point="0" svg:d="m15904 3212v2715" svg:viewBox="0 0 1 2716">
          <text:p/>
        </draw:connector>
        <draw:custom-shape draw:style-name="gr41" draw:text-style-name="P4" xml:id="id174" draw:id="id174" draw:layer="layout" svg:width="1.811cm" svg:height="0.679cm" svg:x="14.999cm" svg:y="5.927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76" draw:id="id176" draw:layer="layout" svg:width="1.812cm" svg:height="0.679cm" svg:x="19.074cm" svg:y="5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xml:id="id178" draw:id="id178" draw:layer="layout" svg:width="1.811cm" svg:height="0.679cm" svg:x="23.15cm" svg:y="5.927cm">
          <text:p text:style-name="P1"><text:span text:style-name="T2"><text:s/>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3cm" svg:height="6.5cm" svg:x="0.499cm" svg:y="1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13cm" svg:height="6.5cm" svg:x="14.499cm" svg:y="1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xml:id="id210" draw:id="id210" draw:layer="layout" svg:width="10cm" svg:height="1.5cm" svg:x="9cm" svg:y="10.433cm">
          <text:p text:style-name="P1"><text:span text:style-name="T3">Mer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2.923cm" svg:y1="7.963cm" svg:x2="9cm" svg:y2="11.198cm" draw:start-shape="id151" draw:start-glue-point="2" draw:end-shape="id206" draw:end-glue-point="3" svg:d="m2923 7963v3235h6077" svg:viewBox="0 0 6078 3236">
          <text:p/>
        </draw:connector>
        <draw:connector draw:style-name="gr21" draw:text-style-name="P1" draw:layer="layout" svg:x1="25.074cm" svg:y1="10cm" svg:x2="19cm" svg:y2="11.212cm" draw:start-shape="id207" draw:start-glue-point="2" draw:end-shape="id208" draw:end-glue-point="1" svg:d="m25074 10000v1212h-6074" svg:viewBox="0 0 6075 1213">
          <text:p/>
        </draw:connector>
        <draw:connector draw:style-name="gr21" draw:text-style-name="P1" draw:layer="layout" svg:x1="13cm" svg:y1="8.642cm" svg:x2="14cm" svg:y2="10.433cm" draw:start-shape="id209" draw:start-glue-point="1" draw:end-shape="id210" draw:end-glue-point="0" svg:d="m13000 8642h1000v1791" svg:viewBox="0 0 1001 1792">
          <text:p/>
        </draw:connector>
        <draw:custom-shape draw:style-name="gr44" draw:text-style-name="P4" draw:layer="layout" svg:width="4.15cm" svg:height="1.529cm" svg:x="9cm" svg:y="10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08" draw:id="id208" draw:layer="layout" svg:width="4.15cm" svg:height="1.5cm" svg:x="14.85cm" svg:y="10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6.923cm" svg:y1="7.963cm" svg:x2="16.925cm" svg:y2="10.462cm" draw:start-shape="id183" draw:start-glue-point="2" draw:end-shape="id208" draw:end-glue-point="0" svg:d="m16923 7963v1275h2v1224" svg:viewBox="0 0 3 2500">
          <text:p/>
        </draw:connector>
        <draw:connector draw:style-name="gr8" draw:text-style-name="P1" draw:layer="layout" svg:x1="11.075cm" svg:y1="11.963cm" svg:x2="11.074cm" svg:y2="13.002cm" draw:start-shape="id206" draw:start-glue-point="2" svg:d="m11075 11963v770h-1v269" svg:viewBox="0 0 2 1040">
          <text:p/>
        </draw:connector>
        <draw:custom-shape draw:style-name="gr44" draw:text-style-name="P4" xml:id="id206" draw:id="id206" draw:layer="layout" svg:width="4.15cm" svg:height="1.529cm" svg:x="9cm" svg:y="10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6.924cm" svg:y1="13.001cm" svg:x2="16.925cm" svg:y2="11.962cm" draw:end-shape="id208" draw:end-glue-point="2" svg:d="m16924 13001v-269h1v-770" svg:viewBox="0 0 2 1040">
          <text:p/>
        </draw:connector>
        <draw:custom-shape draw:style-name="gr45" draw:text-style-name="P5" draw:layer="layout" svg:width="13cm" svg:height="1.463cm" svg:x="0.5cm" svg:y="0.5cm">
          <text:p text:style-name="P1"><text:span text:style-name="T4">Core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13cm" svg:height="1.463cm" svg:x="14.499cm" svg:y="0.5cm">
          <text:p text:style-name="P1"><text:span text:style-name="T4">Cor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cm" svg:height="1.5cm" svg:x="9.501cm" svg:y="10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cm" svg:height="1.5cm" svg:x="17.501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811cm" svg:height="0.679cm" svg:x="25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811cm" svg:height="0.679cm" svg:x="25.189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811cm" svg:height="0.679cm" svg:x="11.188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811cm" svg:height="0.679cm" svg:x="20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207" draw:id="id207" draw:layer="layout" svg:width="3.849cm" svg:height="2.716cm" svg:x="23.15cm" svg:y="7.284cm">
          <text:p text:style-name="P1"><text:span text:style-name="T3">D-Cache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2cm" svg:height="1.2cm" svg:x="23.5cm" svg:y="8.4cm">
          <text:p text:style-name="P1"><text:span text:style-name="T6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811cm" svg:height="0.679cm" svg:x="9.151cm" svg:y="7.28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811cm" svg:height="0.679cm" svg:x="11.189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811cm" svg:height="0.679cm" svg:x="11.189cm" svg:y="7.2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209" draw:id="id209" draw:layer="layout" svg:width="3.849cm" svg:height="2.716cm" svg:x="9.151cm" svg:y="7.284cm">
          <text:p text:style-name="P1"><text:span text:style-name="T3">D-Cache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3.2cm" svg:height="1.2cm" svg:x="9.501cm" svg:y="8.4cm">
          <text:p text:style-name="P1"><text:span text:style-name="T6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cm" svg:height="1.5cm" svg:x="9.499cm" svg:y="1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cm" svg:height="1.5cm" svg:x="13.999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6cm" svg:height="1.5cm" svg:x="5.999cm" svg:y="13cm">
          <text:p text:style-name="P1"><text:span text:style-name="T3">Level 2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849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49cm" svg:y="15.53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49cm" svg:y="15.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11" draw:id="id211" draw:layer="layout" svg:width="4.15cm" svg:height="1.529cm" svg:x="8.949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14" draw:id="id214" draw:layer="layout" svg:width="4.15cm" svg:height="1.5cm" svg:x="14.799cm" svg:y="13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024cm" svg:y1="14.529cm" svg:x2="11.024cm" svg:y2="15.532cm" draw:start-shape="id211" draw:start-glue-point="2" draw:end-shape="id212" draw:end-glue-point="0" svg:d="m11024 14529v1003" svg:viewBox="0 0 1 1004">
          <text:p/>
        </draw:connector>
        <draw:custom-shape draw:style-name="gr44" draw:text-style-name="P4" draw:layer="layout" svg:width="4.15cm" svg:height="1.529cm" svg:x="8.94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6.874cm" svg:y1="15.53cm" svg:x2="16.874cm" svg:y2="14.529cm" draw:start-shape="id213" draw:start-glue-point="0" draw:end-shape="id214" draw:end-glue-point="2" svg:d="m16874 15530v-1001" svg:viewBox="0 0 1 1002">
          <text:p/>
        </draw:connector>
        <draw:custom-shape draw:style-name="gr44" draw:text-style-name="P4" xml:id="id213" draw:id="id213" draw:layer="layout" svg:width="4.15cm" svg:height="1.5cm" svg:x="14.799cm" svg:y="15.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99cm" svg:y="15.5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99cm" svg:y="1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6cm" svg:height="1.5cm" svg:x="5.999cm" svg:y="18.462cm">
          <text:p text:style-name="P1"><text:span text:style-name="T3">Main 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216" draw:id="id216" draw:layer="layout" svg:width="4.5cm" svg:height="1.5cm" svg:x="23cm" svg:y="14.537cm">
          <text:p text:style-name="P1"><text:span text:style-name="T2">PIC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7.95cm" svg:height="1.5cm" svg:x="9.999cm" svg:y="15.5cm">
          <text:p text:style-name="P1"><text:span text:style-name="T3">AXI 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7.949cm" svg:y1="15.749cm" svg:x2="23cm" svg:y2="15.287cm" draw:start-shape="id215" draw:start-glue-point="1" draw:end-shape="id216" draw:end-glue-point="3" svg:d="m17949 15749h2501v-462h2550" svg:viewBox="0 0 5052 463">
          <text:p/>
        </draw:connector>
        <draw:custom-shape draw:style-name="gr44" draw:text-style-name="P4" draw:layer="layout" svg:width="4.15cm" svg:height="1.529cm" svg:x="8.99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84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5.5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17" draw:id="id217" draw:layer="layout" svg:width="4.15cm" svg:height="1.5cm" svg:x="14.799cm" svg:y="15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12" draw:id="id212" draw:layer="layout" svg:width="4.15cm" svg:height="1.529cm" svg:x="8.949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49cm" svg:y="18.43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49cm" svg:y="18.4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799cm" svg:y="18.4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9.499cm" svg:y="18.40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cm" svg:height="1.5cm" svg:x="13.999cm" svg:y="18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9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84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cm" svg:x="14.799cm" svg:y="18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4.15cm" svg:height="1.529cm" svg:x="8.949cm" svg:y="18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1.024cm" svg:y1="17.061cm" svg:x2="11.024cm" svg:y2="18.433cm" draw:start-shape="id212" draw:start-glue-point="2" svg:d="m11024 17061v1372" svg:viewBox="0 0 1 1373">
          <text:p/>
        </draw:connector>
        <draw:connector draw:style-name="gr8" draw:text-style-name="P1" draw:layer="layout" svg:x1="16.874cm" svg:y1="18.461cm" svg:x2="16.874cm" svg:y2="17.06cm" draw:end-shape="id217" draw:end-glue-point="2" svg:d="m16874 18461v-1401" svg:viewBox="0 0 1 1402">
          <text:p/>
        </draw:connector>
        <draw:custom-shape draw:style-name="gr20" draw:text-style-name="P3" xml:id="id219" draw:id="id219" draw:layer="layout" svg:width="4.5cm" svg:height="1.5cm" svg:x="22.999cm" svg:y="16.537cm">
          <text:p text:style-name="P1"><text:span text:style-name="T2">PIC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7.949cm" svg:y1="16.75cm" svg:x2="22.999cm" svg:y2="17.287cm" draw:start-shape="id218" draw:start-glue-point="1" draw:end-shape="id219" draw:end-glue-point="3" svg:d="m17949 16750h2500v537h2550" svg:viewBox="0 0 5051 538">
          <text:p/>
        </draw:connector>
        <draw:custom-shape draw:style-name="gr25" draw:text-style-name="P1" xml:id="id215" draw:id="id215" draw:layer="layout" svg:width="0.5cm" svg:height="0.5cm" svg:x="17.449cm" svg:y="15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218" draw:id="id218" draw:layer="layout" svg:width="0.5cm" svg:height="0.5cm" svg:x="17.449cm" svg:y="1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220" draw:id="id220" draw:layer="layout" svg:width="4.45cm" svg:height="1.5cm" svg:x="0.55cm" svg:y="14.549cm">
          <text:p text:style-name="P1"><text:span text:style-name="T2">Boot 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5cm" svg:y1="15.299cm" svg:x2="10cm" svg:y2="15.75cm" draw:start-shape="id220" draw:start-glue-point="1" svg:d="m5000 15299h2776v451h2224" svg:viewBox="0 0 5001 452">
          <text:p/>
        </draw:connector>
        <draw:custom-shape draw:style-name="gr22" draw:text-style-name="P1" draw:layer="layout" svg:width="0.5cm" svg:height="0.5cm" svg:x="10.026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5cm" svg:height="0.5cm" svg:x="10.026cm" svg:y="16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221" draw:id="id221" draw:layer="layout" svg:width="4.45cm" svg:height="1.5cm" svg:x="0.55cm" svg:y="16.549cm">
          <text:p text:style-name="P1"><text:span text:style-name="T2">Periphe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10.1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10.1cm" svg:y="1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5cm" svg:y1="17.299cm" svg:x2="10cm" svg:y2="16.751cm" draw:start-shape="id221" draw:start-glue-point="1" svg:d="m5000 17299h2776v-548h2224" svg:viewBox="0 0 5001 549">
          <text:p/>
        </draw:connector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4" draw:text-style-name="P1" xml:id="id237" draw:id="id237" draw:layer="layout" svg:width="1cm" svg:height="1.45cm" svg:x="8.972cm" svg:y="3.0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1.472cm" svg:y1="8.784cm" svg:x2="11.972cm" svg:y2="8.784cm" draw:start-shape="id222" draw:start-glue-point="1" draw:end-shape="id223" draw:end-glue-point="3" svg:d="m11472 8784h500" svg:viewBox="0 0 501 1">
          <text:p/>
        </draw:connector>
        <draw:connector draw:style-name="gr1" draw:text-style-name="P1" draw:layer="layout" svg:x1="15.972cm" svg:y1="8.784cm" svg:x2="16.472cm" svg:y2="8.784cm" draw:start-shape="id223" draw:start-glue-point="1" draw:end-shape="id224" draw:end-glue-point="3" svg:d="m15972 8784h500" svg:viewBox="0 0 501 1">
          <text:p/>
        </draw:connector>
        <draw:custom-shape draw:style-name="gr55" draw:text-style-name="P4" xml:id="id225" draw:id="id225" draw:layer="layout" svg:width="4cm" svg:height="1.5cm" svg:x="11.972cm" svg:y="13.03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226" draw:id="id226" draw:layer="layout" svg:width="4cm" svg:height="1.5cm" svg:x="16.472cm" svg:y="13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972cm" svg:y1="9.534cm" svg:x2="13.972cm" svg:y2="13.034cm" draw:start-shape="id223" draw:start-glue-point="2" draw:end-shape="id225" draw:end-glue-point="0" svg:d="m13972 9534v3500" svg:viewBox="0 0 1 3501">
          <text:p/>
        </draw:connector>
        <draw:connector draw:style-name="gr4" draw:text-style-name="P1" draw:layer="layout" svg:x1="18.472cm" svg:y1="13.034cm" svg:x2="18.472cm" svg:y2="9.534cm" draw:start-shape="id226" draw:start-glue-point="0" draw:end-shape="id224" draw:end-glue-point="2" svg:d="m18472 13034v-3500" svg:viewBox="0 0 1 3501">
          <text:p/>
        </draw:connector>
        <draw:custom-shape draw:style-name="gr2" draw:text-style-name="P4" xml:id="id239" draw:id="id239" draw:layer="layout" svg:width="8.5cm" svg:height="1.5cm" svg:x="11.972cm" svg:y="13.034cm">
          <text:p text:style-name="P1"><text:span text:style-name="T3"><text:s text:c="31"/></text:span><text:span text:style-name="T3">Data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972cm" svg:y1="9.534cm" svg:x2="9.222cm" svg:y2="13.034cm" draw:start-shape="id223" draw:start-glue-point="2" draw:end-shape="id227" draw:end-glue-point="0" svg:d="m13972 9534v1751h-4750v1749" svg:viewBox="0 0 4751 3501">
          <text:p/>
        </draw:connector>
        <draw:custom-shape draw:style-name="gr3" draw:text-style-name="P1" draw:layer="layout" svg:width="2cm" svg:height="1.5cm" svg:x="8.972cm" svg:y="13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27" draw:id="id227" draw:layer="layout" svg:width="3.5cm" svg:height="1.5cm" svg:x="7.472cm" svg:y="13.034cm">
          <text:p text:style-name="P1"><text:span text:style-name="T2">TL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3.972cm" svg:y1="14.534cm" svg:x2="13.972cm" svg:y2="15.534cm" draw:start-shape="id225" draw:start-glue-point="2" draw:end-shape="id228" draw:end-glue-point="0" svg:d="m13972 14534v1000" svg:viewBox="0 0 1 1001">
          <text:p/>
        </draw:connector>
        <draw:connector draw:style-name="gr8" draw:text-style-name="P1" draw:layer="layout" svg:x1="18.472cm" svg:y1="15.534cm" svg:x2="18.472cm" svg:y2="14.534cm" draw:end-shape="id226" draw:end-glue-point="2" svg:d="m18472 15534v-1000" svg:viewBox="0 0 1 1001">
          <text:p/>
        </draw:connector>
        <draw:custom-shape draw:style-name="gr9" draw:text-style-name="P10" xml:id="id228" draw:id="id228" draw:layer="layout" svg:width="13cm" svg:height="2.5cm" svg:x="7.472cm" svg:y="15.534cm">
          <text:p text:style-name="P9"><text:span text:style-name="T3"><text:s text:c="2"/></text:span><text:span text:style-name="T3">Level 2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229" draw:id="id229" draw:layer="layout" svg:width="1cm" svg:height="1.5cm" svg:x="7.972cm" svg:y="5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232" draw:id="id232" draw:layer="layout" svg:width="1cm" svg:height="1.5cm" svg:x="9.972cm" svg:y="5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30" draw:id="id230" draw:layer="layout" svg:width="1cm" svg:height="1.5cm" svg:x="7.97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31" draw:id="id231" draw:layer="layout" svg:width="1cm" svg:height="1.5cm" svg:x="9.97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472cm" svg:y1="6.534cm" svg:x2="8.472cm" svg:y2="8.034cm" draw:start-shape="id229" draw:start-glue-point="2" draw:end-shape="id230" draw:end-glue-point="0" svg:d="m8472 6534v1500" svg:viewBox="0 0 1 1501">
          <text:p/>
        </draw:connector>
        <draw:connector draw:style-name="gr4" draw:text-style-name="P1" draw:layer="layout" svg:x1="10.472cm" svg:y1="8.034cm" svg:x2="10.472cm" svg:y2="6.534cm" draw:start-shape="id231" draw:start-glue-point="0" draw:end-shape="id232" draw:end-glue-point="2" svg:d="m10472 8034v-1500" svg:viewBox="0 0 1 1501">
          <text:p/>
        </draw:connector>
        <draw:custom-shape draw:style-name="gr13" draw:text-style-name="P1" xml:id="id235" draw:id="id235" draw:layer="layout" svg:width="1cm" svg:height="1.5cm" svg:x="18.97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33" draw:id="id233" draw:layer="layout" svg:width="1cm" svg:height="1.5cm" svg:x="17.97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19.47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234" draw:id="id234" draw:layer="layout" svg:width="1cm" svg:height="1.5cm" svg:x="17.972cm" svg:y="5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36" draw:id="id236" draw:layer="layout" svg:width="1cm" svg:height="1.5cm" svg:x="18.972cm" svg:y="3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8.472cm" svg:y1="8.034cm" svg:x2="18.472cm" svg:y2="6.534cm" draw:start-shape="id233" draw:start-glue-point="0" draw:end-shape="id234" draw:end-glue-point="2" svg:d="m18472 8034v-1500" svg:viewBox="0 0 1 1501">
          <text:p/>
        </draw:connector>
        <draw:custom-shape draw:style-name="gr12" draw:text-style-name="P4" draw:layer="layout" svg:width="13cm" svg:height="1.5cm" svg:x="7.472cm" svg:y="3.034cm">
          <text:p text:style-name="P1"><text:span text:style-name="T3">System Control Coprocess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3cm" svg:height="1.5cm" svg:x="7.472cm" svg:y="5.034cm">
          <text:p text:style-name="P1"><text:span text:style-name="T3">Register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4cm" svg:height="3cm" svg:x="7.472cm" svg:y="8.03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Exec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24" draw:id="id224" draw:layer="layout" svg:width="4cm" svg:height="1.5cm" svg:x="16.472cm" svg:y="8.034cm">
          <text:p text:style-name="P1"><text:span text:style-name="T2">Write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9.472cm" svg:y1="8.034cm" svg:x2="19.472cm" svg:y2="4.534cm" draw:start-shape="id235" draw:start-glue-point="0" draw:end-shape="id236" draw:end-glue-point="2" svg:d="m19472 8034v-3500" svg:viewBox="0 0 1 3501">
          <text:p/>
        </draw:connector>
        <draw:custom-shape draw:style-name="gr17" draw:text-style-name="P3" xml:id="id223" draw:id="id223" draw:layer="layout" svg:width="4cm" svg:height="1.5cm" svg:x="11.972cm" svg:y="8.034cm">
          <text:p text:style-name="P1"><text:span text:style-name="T2">Memory 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9.472cm" svg:y1="4.534cm" svg:x2="9.472cm" svg:y2="8.434cm" draw:start-shape="id237" draw:start-glue-point="2" draw:end-shape="id238" draw:end-glue-point="0" svg:d="m9472 4534v3900" svg:viewBox="0 0 1 3901">
          <text:p/>
        </draw:connector>
        <draw:connector draw:style-name="gr1" draw:text-style-name="P1" draw:layer="layout" svg:x1="10.972cm" svg:y1="13.784cm" svg:x2="11.972cm" svg:y2="13.784cm" draw:start-shape="id227" draw:end-shape="id239" draw:end-glue-point="3" svg:d="m10972 13784h1000" svg:viewBox="0 0 1001 1">
          <text:p/>
        </draw:connector>
        <draw:custom-shape draw:style-name="gr7" draw:text-style-name="P4" xml:id="id222" draw:id="id222" draw:layer="layout" svg:width="4cm" svg:height="1.5cm" svg:x="7.472cm" svg:y="8.03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238" draw:id="id238" draw:layer="layout" svg:width="3.4cm" svg:height="1.45cm" svg:x="7.772cm" svg:y="8.434cm">
          <text:p text:style-name="P1"><text:span text:style-name="T7">Check </text:span></text:p>
          <text:p text:style-name="P1"><text:span text:style-name="T7">LL R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xml:id="id240" draw:id="id240" draw:layer="layout" svg:width="4cm" svg:height="1.5cm" svg:x="10.722cm" svg:y="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2cm" svg:height="1.5cm" svg:x="8.222cm" svg:y="13.2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241" draw:id="id241" draw:layer="layout" svg:width="3.5cm" svg:height="1.5cm" svg:x="6.722cm" svg:y="13.2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" draw:layer="layout" svg:x1="12.722cm" svg:y1="9.534cm" svg:x2="8.472cm" svg:y2="13.234cm" draw:start-shape="id240" draw:start-glue-point="2" draw:end-shape="id241" draw:end-glue-point="0" svg:d="m12722 9534v1850h-4250v1850" svg:viewBox="0 0 4251 3701">
          <text:p/>
        </draw:connector>
        <draw:connector draw:style-name="gr61" draw:text-style-name="P1" draw:layer="layout" svg:x1="11.172cm" svg:y1="9.159cm" svg:x2="12.722cm" svg:y2="9.534cm" draw:start-shape="id238" draw:start-glue-point="1" draw:end-shape="id240" draw:end-glue-point="2" svg:d="m11172 9159h4050v1226h-2500v-851" svg:viewBox="0 0 4051 1227">
          <text:p/>
        </draw:connector>
        <draw:connector draw:style-name="gr57" draw:text-style-name="P1" draw:layer="layout" draw:line-skew="0.125cm" svg:x1="12.722cm" svg:y1="9.534cm" svg:x2="14.872cm" svg:y2="13.284cm" draw:start-shape="id240" draw:start-glue-point="2" draw:end-shape="id242" draw:end-glue-point="0" svg:d="m12722 9534v2000h2150v1750" svg:viewBox="0 0 2151 3751">
          <text:p/>
        </draw:connector>
        <draw:custom-shape draw:style-name="gr55" draw:text-style-name="P4" draw:layer="layout" svg:width="4cm" svg:height="1.5cm" svg:x="12.522cm" svg:y="13.03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242" draw:id="id242" draw:layer="layout" svg:width="2.8cm" svg:height="1.04cm" svg:x="13.472cm" svg:y="13.284cm">
          <text:p text:style-name="P1"><text:span text:style-name="T7">Mi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" draw:layer="layout" draw:line-skew="0cm 1.5cm" svg:x1="8.472cm" svg:y1="13.234cm" svg:x2="13.472cm" svg:y2="13.804cm" draw:start-shape="id241" draw:start-glue-point="0" draw:end-shape="id242" draw:end-glue-point="3" svg:d="m8472 13234v-500h4875v1070h125" svg:viewBox="0 0 5001 1071">
          <text:p/>
        </draw:connector>
        <draw:custom-shape draw:style-name="gr58" draw:text-style-name="P11" xml:id="id244" draw:id="id244" draw:layer="layout" svg:width="6.5cm" svg:height="1.54cm" svg:x="13.472cm" svg:y="15.994cm">
          <text:p text:style-name="P1"><text:span text:style-name="T7">Check LL/SC R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draw:line-skew="-0.126cm" svg:x1="14.872cm" svg:y1="14.324cm" svg:x2="15.472cm" svg:y2="15.994cm" draw:start-shape="id242" draw:start-glue-point="2" draw:end-shape="id243" draw:end-glue-point="0" svg:d="m14872 14324v710h600v960" svg:viewBox="0 0 601 1671">
          <text:p/>
        </draw:connector>
        <draw:custom-shape draw:style-name="gr63" draw:text-style-name="P11" xml:id="id243" draw:id="id243" draw:layer="layout" svg:width="4cm" svg:height="1.49cm" svg:x="13.472cm" svg:y="1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draw:line-skew="-3.73cm" svg:x1="16.722cm" svg:y1="15.994cm" svg:x2="17.472cm" svg:y2="6.534cm" draw:start-shape="id244" draw:start-glue-point="0" draw:end-shape="id245" draw:end-glue-point="2" svg:d="m16722 15994v-8460h750v-1000" svg:viewBox="0 0 751 9461">
          <text:p/>
        </draw:connector>
        <draw:custom-shape draw:style-name="gr7" draw:text-style-name="P4" draw:layer="layout" svg:width="3.5cm" svg:height="1.5cm" svg:x="15.972cm" svg:y="8.03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xml:id="id245" draw:id="id245" draw:layer="layout" svg:width="1cm" svg:height="1.5cm" svg:x="16.972cm" svg:y="5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6" draw:text-style-name="P3" draw:layer="layout" svg:width="3.5cm" svg:height="1.5cm" svg:x="-0.278cm" svg:y="20.9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cm" svg:y1="13.15cm" svg:x2="9.5cm" svg:y2="13.15cm" draw:start-shape="id246" draw:start-glue-point="1" draw:end-shape="id247" draw:end-glue-point="3" svg:d="m9000 13150h500" svg:viewBox="0 0 501 1">
          <text:p/>
        </draw:connector>
        <draw:custom-shape draw:style-name="gr55" draw:text-style-name="P4" xml:id="id251" draw:id="id251" draw:layer="layout" svg:width="4cm" svg:height="1.5cm" svg:x="5cm" svg:y="16.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249" draw:id="id249" draw:layer="layout" svg:width="4cm" svg:height="1.5cm" svg:x="9.5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cm" svg:y1="13.9cm" svg:x2="7cm" svg:y2="15.276cm" draw:start-shape="id246" draw:start-glue-point="2" draw:end-shape="id248" draw:end-glue-point="0" svg:d="m7000 13900v1376" svg:viewBox="0 0 1 1377">
          <text:p/>
        </draw:connector>
        <draw:connector draw:style-name="gr4" draw:text-style-name="P1" draw:layer="layout" svg:x1="11.5cm" svg:y1="16.1cm" svg:x2="11.5cm" svg:y2="13.9cm" draw:start-shape="id249" draw:start-glue-point="0" draw:end-shape="id247" draw:end-glue-point="2" svg:d="m11500 16100v-2200" svg:viewBox="0 0 1 2201">
          <text:p/>
        </draw:connector>
        <draw:custom-shape draw:style-name="gr2" draw:text-style-name="P4" draw:layer="layout" svg:width="8.5cm" svg:height="2.324cm" svg:x="5cm" svg:y="15.276cm">
          <text:p text:style-name="P1"><text:span text:style-name="T3"><text:s/></text:span><text:span text:style-name="T3">Data Cache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0.501cm" svg:x1="7cm" svg:y1="13.9cm" svg:x2="2.25cm" svg:y2="16.1cm" draw:start-shape="id246" draw:start-glue-point="2" draw:end-shape="id250" draw:end-glue-point="0" svg:d="m7000 13900v600h-4750v1600" svg:viewBox="0 0 4751 2201">
          <text:p/>
        </draw:connector>
        <draw:custom-shape draw:style-name="gr3" draw:text-style-name="P1" draw:layer="layout" svg:width="2cm" svg:height="1.5cm" svg:x="2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50" draw:id="id250" draw:layer="layout" svg:width="3.5cm" svg:height="1.5cm" svg:x="0.5cm" svg:y="16.1cm">
          <text:p text:style-name="P1"><text:span text:style-name="T2">TL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7cm" svg:y1="17.6cm" svg:x2="7cm" svg:y2="18.6cm" draw:start-shape="id251" draw:start-glue-point="2" draw:end-shape="id252" draw:end-glue-point="0" svg:d="m7000 17600v1000" svg:viewBox="0 0 1 1001">
          <text:p/>
        </draw:connector>
        <draw:connector draw:style-name="gr8" draw:text-style-name="P1" draw:layer="layout" svg:x1="11.5cm" svg:y1="18.6cm" svg:x2="11.5cm" svg:y2="17.6cm" draw:end-shape="id249" draw:end-glue-point="2" svg:d="m11500 18600v-1000" svg:viewBox="0 0 1 1001">
          <text:p/>
        </draw:connector>
        <draw:custom-shape draw:style-name="gr9" draw:text-style-name="P4" xml:id="id252" draw:id="id252" draw:layer="layout" svg:width="13cm" svg:height="1.607cm" svg:x="0.5cm" svg:y="18.6cm">
          <text:p text:style-name="P1"><text:span text:style-name="T3">Level 2 Cache <text:s text:c="48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58" draw:id="id258" draw:layer="layout" svg:width="1cm" svg:height="1.5cm" svg:x="11.6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11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12.1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47" draw:id="id247" draw:layer="layout" svg:width="4cm" svg:height="1.5cm" svg:x="9.5cm" svg:y="12.4cm">
          <text:p text:style-name="P1"><text:span text:style-name="T2">Write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46" draw:id="id246" draw:layer="layout" svg:width="4cm" svg:height="1.5cm" svg:x="5cm" svg:y="12.4cm">
          <text:p text:style-name="P1"><text:span text:style-name="T2">Memory 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4cm" svg:y1="16.85cm" svg:x2="5cm" svg:y2="16.85cm" draw:start-shape="id250" draw:end-shape="id253" draw:end-glue-point="3" svg:d="m4000 16850h1000" svg:viewBox="0 0 1001 1">
          <text:p/>
        </draw:connector>
        <draw:custom-shape draw:style-name="gr59" draw:text-style-name="P3" draw:layer="layout" svg:width="4cm" svg:height="1.5cm" svg:x="3.75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2cm" svg:height="1.5cm" svg:x="1.25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draw:layer="layout" svg:width="3.5cm" svg:height="1.5cm" svg:x="-0.25cm" svg:y="1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4cm" svg:height="1.5cm" svg:x="5.55cm" svg:y="16.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255" draw:id="id255" draw:layer="layout" svg:width="2.2cm" svg:height="1.014cm" svg:x="5.3cm" svg:y="16.276cm">
          <text:p text:style-name="P1"><text:span text:style-name="T7">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1" xml:id="id256" draw:id="id256" draw:layer="layout" svg:width="4cm" svg:height="1.49cm" svg:x="6.5cm" svg:y="19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5cm" svg:height="1.5cm" svg:x="9cm" svg:y="12.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254" draw:id="id254" draw:layer="layout" svg:width="0.5cm" svg:height="1.324cm" svg:x="6.161cm" svg:y="12.552cm">
          <text:p/>
          <draw:enhanced-geometry svg:viewBox="0 0 21600 21600" draw:type="rectangle" draw:enhanced-path="M 0 0 L 21600 0 21600 21600 0 21600 0 0 Z N"/>
        </draw:custom-shape>
        <draw:connector draw:style-name="gr64" draw:text-style-name="P1" draw:layer="layout" svg:x1="6.411cm" svg:y1="13.876cm" svg:x2="6.4cm" svg:y2="16.276cm" draw:start-shape="id254" draw:start-glue-point="2" draw:end-shape="id255" draw:end-glue-point="0" svg:d="m6411 13876v1200h-11v1200" svg:viewBox="0 0 12 2401">
          <text:p/>
        </draw:connector>
        <draw:connector draw:style-name="gr65" draw:text-style-name="P1" draw:layer="layout" draw:line-skew="0.884cm" svg:x1="6.4cm" svg:y1="17.29cm" svg:x2="8.5cm" svg:y2="19.06cm" draw:start-shape="id255" draw:start-glue-point="2" draw:end-shape="id256" draw:end-glue-point="0" svg:d="m6400 17290v1770h2100v0" svg:viewBox="0 0 2101 1771">
          <text:p/>
        </draw:connector>
        <draw:connector draw:style-name="gr64" draw:text-style-name="P1" draw:layer="layout" draw:line-skew="2.554cm" svg:x1="8.6cm" svg:y1="19.06cm" svg:x2="12.1cm" svg:y2="13.9cm" draw:start-shape="id257" draw:start-glue-point="0" draw:end-shape="id258" draw:end-glue-point="2" svg:d="m8600 19060v0h3500v-5160" svg:viewBox="0 0 3501 5161">
          <text:p/>
        </draw:connector>
        <draw:custom-shape draw:style-name="gr63" draw:text-style-name="P11" xml:id="id257" draw:id="id257" draw:layer="layout" svg:width="4cm" svg:height="1.49cm" svg:x="6.6cm" svg:y="19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253" draw:id="id253" draw:layer="layout" svg:width="1cm" svg:height="1.5cm" svg:x="5cm" svg:y="1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48" draw:id="id248" draw:layer="layout" svg:width="1cm" svg:height="1.5cm" svg:x="6.5cm" svg:y="15.27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xml:id="id259" draw:id="id259" draw:layer="layout" svg:width="3.9cm" svg:height="1cm" svg:x="9.3cm" svg:y="16.276cm">
          <text:p text:style-name="P1"><text:span text:style-name="T8">T-Count+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svg:x1="7.5cm" svg:y1="16.783cm" svg:x2="9.3cm" svg:y2="16.776cm" draw:start-shape="id255" draw:start-glue-point="1" draw:end-shape="id259" draw:end-glue-point="3" svg:d="m7500 16783h901v-7h899" svg:viewBox="0 0 1801 8">
          <text:p/>
        </draw:connector>
        <draw:connector draw:style-name="gr1" draw:text-style-name="P1" draw:layer="layout" svg:x1="4.5cm" svg:y1="13.15cm" svg:x2="5cm" svg:y2="13.15cm" draw:start-shape="id260" draw:start-glue-point="1" svg:d="m4500 13150h500" svg:viewBox="0 0 501 1">
          <text:p/>
        </draw:connector>
        <draw:custom-shape draw:style-name="gr13" draw:text-style-name="P1" draw:layer="layout" svg:width="1cm" svg:height="1.5cm" svg:x="1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3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60" draw:id="id260" draw:layer="layout" svg:width="4cm" svg:height="1.5cm" svg:x="0.5cm" svg:y="12.4cm">
          <text:p text:style-name="P1"><text:span text:style-name="T2">Exec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3cm" svg:y1="13.15cm" svg:x2="23.5cm" svg:y2="13.15cm" draw:start-shape="id261" draw:start-glue-point="1" draw:end-shape="id262" draw:end-glue-point="3" svg:d="m23000 13150h500" svg:viewBox="0 0 501 1">
          <text:p/>
        </draw:connector>
        <draw:custom-shape draw:style-name="gr55" draw:text-style-name="P4" xml:id="id263" draw:id="id263" draw:layer="layout" svg:width="4cm" svg:height="1.5cm" svg:x="19cm" svg:y="16.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264" draw:id="id264" draw:layer="layout" svg:width="4cm" svg:height="1.5cm" svg:x="23.5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cm" svg:y1="13.9cm" svg:x2="21cm" svg:y2="16.1cm" draw:start-shape="id261" draw:start-glue-point="2" draw:end-shape="id263" draw:end-glue-point="0" svg:d="m21000 13900v2200" svg:viewBox="0 0 1 2201">
          <text:p/>
        </draw:connector>
        <draw:connector draw:style-name="gr4" draw:text-style-name="P1" draw:layer="layout" svg:x1="25.5cm" svg:y1="16.1cm" svg:x2="25.5cm" svg:y2="13.9cm" draw:start-shape="id264" draw:start-glue-point="0" draw:end-shape="id262" draw:end-glue-point="2" svg:d="m25500 16100v-2200" svg:viewBox="0 0 1 2201">
          <text:p/>
        </draw:connector>
        <draw:custom-shape draw:style-name="gr2" draw:text-style-name="P4" xml:id="id267" draw:id="id267" draw:layer="layout" svg:width="8.5cm" svg:height="1.5cm" svg:x="19cm" svg:y="16.1cm">
          <text:p text:style-name="P1"><text:span text:style-name="T3"><text:s/></text:span><text:span text:style-name="T3">Data 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0.501cm" svg:x1="21cm" svg:y1="13.9cm" svg:x2="16.25cm" svg:y2="16.1cm" draw:start-shape="id261" draw:start-glue-point="2" draw:end-shape="id265" draw:end-glue-point="0" svg:d="m21000 13900v600h-4750v1600" svg:viewBox="0 0 4751 2201">
          <text:p/>
        </draw:connector>
        <draw:custom-shape draw:style-name="gr3" draw:text-style-name="P1" draw:layer="layout" svg:width="2cm" svg:height="1.5cm" svg:x="16cm" svg:y="1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5" draw:id="id265" draw:layer="layout" svg:width="3.5cm" svg:height="1.5cm" svg:x="14.5cm" svg:y="16.1cm">
          <text:p text:style-name="P1"><text:span text:style-name="T2">TL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21cm" svg:y1="17.6cm" svg:x2="21cm" svg:y2="18.6cm" draw:start-shape="id263" draw:start-glue-point="2" draw:end-shape="id266" draw:end-glue-point="0" svg:d="m21000 17600v1000" svg:viewBox="0 0 1 1001">
          <text:p/>
        </draw:connector>
        <draw:connector draw:style-name="gr8" draw:text-style-name="P1" draw:layer="layout" svg:x1="25.5cm" svg:y1="18.6cm" svg:x2="25.5cm" svg:y2="17.6cm" draw:end-shape="id264" draw:end-glue-point="2" svg:d="m25500 18600v-1000" svg:viewBox="0 0 1 1001">
          <text:p/>
        </draw:connector>
        <draw:custom-shape draw:style-name="gr9" draw:text-style-name="P4" xml:id="id266" draw:id="id266" draw:layer="layout" svg:width="13cm" svg:height="1.61cm" svg:x="14.5cm" svg:y="18.6cm">
          <text:p text:style-name="P1"><text:span text:style-name="T3">Level 2 Cache <text:s text:c="48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72" draw:id="id272" draw:layer="layout" svg:width="1cm" svg:height="1.5cm" svg:x="25.6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25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26.1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62" draw:id="id262" draw:layer="layout" svg:width="4cm" svg:height="1.5cm" svg:x="23.5cm" svg:y="12.4cm">
          <text:p text:style-name="P1"><text:span text:style-name="T2">Write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61" draw:id="id261" draw:layer="layout" svg:width="4cm" svg:height="1.5cm" svg:x="19cm" svg:y="12.4cm">
          <text:p text:style-name="P1"><text:span text:style-name="T2">Memory 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8cm" svg:y1="16.85cm" svg:x2="19cm" svg:y2="16.85cm" draw:start-shape="id265" draw:end-shape="id267" draw:end-glue-point="3" svg:d="m18000 16850h1000" svg:viewBox="0 0 1001 1">
          <text:p/>
        </draw:connector>
        <draw:custom-shape draw:style-name="gr59" draw:text-style-name="P3" draw:layer="layout" svg:width="4cm" svg:height="1.5cm" svg:x="17.75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2cm" svg:height="1.5cm" svg:x="15.25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draw:layer="layout" svg:width="3.5cm" svg:height="1.5cm" svg:x="13.75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4cm" svg:height="1.5cm" svg:x="19.55cm" svg:y="16.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269" draw:id="id269" draw:layer="layout" svg:width="2.228cm" svg:height="1.04cm" svg:x="19.3cm" svg:y="16.35cm">
          <text:p text:style-name="P1"><text:span text:style-name="T7">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1" xml:id="id270" draw:id="id270" draw:layer="layout" svg:width="4cm" svg:height="1.49cm" svg:x="20.5cm" svg:y="19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5cm" svg:height="1.5cm" svg:x="23cm" svg:y="12.4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268" draw:id="id268" draw:layer="layout" svg:width="0.5cm" svg:height="1.324cm" svg:x="20.161cm" svg:y="12.552cm">
          <text:p/>
          <draw:enhanced-geometry svg:viewBox="0 0 21600 21600" draw:type="rectangle" draw:enhanced-path="M 0 0 L 21600 0 21600 21600 0 21600 0 0 Z N"/>
        </draw:custom-shape>
        <draw:connector draw:style-name="gr64" draw:text-style-name="P1" draw:layer="layout" svg:x1="20.411cm" svg:y1="13.876cm" svg:x2="20.414cm" svg:y2="16.35cm" draw:start-shape="id268" draw:start-glue-point="2" draw:end-shape="id269" draw:end-glue-point="0" svg:d="m20411 13876v1237h3v1237" svg:viewBox="0 0 4 2475">
          <text:p/>
        </draw:connector>
        <draw:connector draw:style-name="gr65" draw:text-style-name="P1" draw:layer="layout" draw:line-skew="0.834cm" svg:x1="20.414cm" svg:y1="17.39cm" svg:x2="22.5cm" svg:y2="19.06cm" draw:start-shape="id269" draw:start-glue-point="2" draw:end-shape="id270" draw:end-glue-point="0" svg:d="m20414 17390v1670h2086v0" svg:viewBox="0 0 2087 1671">
          <text:p/>
        </draw:connector>
        <draw:connector draw:style-name="gr64" draw:text-style-name="P1" draw:layer="layout" draw:line-skew="2.554cm" svg:x1="22.7cm" svg:y1="19.06cm" svg:x2="26.1cm" svg:y2="13.9cm" draw:start-shape="id271" draw:start-glue-point="0" draw:end-shape="id272" draw:end-glue-point="2" svg:d="m22700 19060v0h3400v-5160" svg:viewBox="0 0 3401 5161">
          <text:p/>
        </draw:connector>
        <draw:custom-shape draw:style-name="gr63" draw:text-style-name="P11" xml:id="id271" draw:id="id271" draw:layer="layout" svg:width="4cm" svg:height="1.49cm" svg:x="20.7cm" svg:y="19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8.5cm" svg:y1="13.15cm" svg:x2="19cm" svg:y2="13.15cm" draw:start-shape="id273" draw:start-glue-point="1" svg:d="m18500 13150h500" svg:viewBox="0 0 501 1">
          <text:p/>
        </draw:connector>
        <draw:custom-shape draw:style-name="gr13" draw:text-style-name="P1" draw:layer="layout" svg:width="1cm" svg:height="1.5cm" svg:x="15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5cm" svg:x="17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73" draw:id="id273" draw:layer="layout" svg:width="4cm" svg:height="1.5cm" svg:x="14.5cm" svg:y="12.4cm">
          <text:p text:style-name="P1">Execu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4cm" svg:y1="12.4cm" svg:x2="14cm" svg:y2="20cm">
          <text:p/>
        </draw:line>
        <draw:frame draw:style-name="gr68" draw:text-style-name="P13" draw:layer="layout" svg:width="9.231cm" svg:height="0.962cm" svg:x="2.6cm" svg:y="20.207cm">
          <draw:text-box>
            <text:p><text:span text:style-name="T9">BERI Time-Based Coherence</text:span></text:p>
          </draw:text-box>
        </draw:frame>
        <draw:frame draw:style-name="gr68" draw:text-style-name="P13" draw:layer="layout" svg:width="8.431cm" svg:height="0.962cm" svg:x="16.8cm" svg:y="20.21cm">
          <draw:text-box>
            <text:p><text:span text:style-name="T9">BERI Directory Coherence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9" draw:text-style-name="P3" draw:layer="layout" svg:width="27cm" svg:height="13cm" svg:x="0.5cm" svg:y="0.5cm">
          <text:p text:style-name="P1"><text:span text:style-name="T3"><text:s/></text:span><text:span text:style-name="T10">Data Cache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3.5cm" svg:height="1.5cm" svg:x="-0.278cm" svg:y="9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4cm" svg:height="1.5cm" svg:x="12cm" svg:y="9.2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4cm" svg:height="1.5cm" svg:x="16.5cm" svg:y="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2cm" svg:height="1.5cm" svg:x="8.25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4cm" svg:height="1.5cm" svg:x="12.55cm" svg:y="9.5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cm" svg:height="1.5cm" svg:x="12cm" svg:y="9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3.5cm" svg:height="0.7cm" svg:x="17cm" svg:y="10cm">
          <text:p text:style-name="P1"><text:span text:style-name="T1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6.5cm" svg:height="1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5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2.5cm" svg:height="0.7cm" svg:x="14.4cm" svg:y="10cm">
          <text:p text:style-name="P1"><text:span text:style-name="T11"><text:s text:c="7"/></text:span><text:span text:style-name="T11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4" draw:layer="layout" svg:width="0.5cm" svg:height="0.5cm" svg:x="15.1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draw:layer="layout" svg:width="0.5cm" svg:height="0.5cm" svg:x="14.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layout" svg:width="3.5cm" svg:height="0.7cm" svg:x="17cm" svg:y="8.15cm">
          <text:p text:style-name="P1"><text:span text:style-name="T1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draw:layer="layout" svg:width="2.5cm" svg:height="0.7cm" svg:x="14.4cm" svg:y="8.15cm">
          <text:p text:style-name="P1"><text:span text:style-name="T11"><text:s text:c="7"/></text:span><text:span text:style-name="T11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4" xml:id="id279" draw:id="id279" draw:layer="layout" svg:width="0.5cm" svg:height="0.5cm" svg:x="15.1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xml:id="id281" draw:id="id281" draw:layer="layout" svg:width="0.5cm" svg:height="0.5cm" svg:x="14.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layout" svg:width="3.5cm" svg:height="0.7cm" svg:x="17cm" svg:y="6.3cm">
          <text:p text:style-name="P1"><text:span text:style-name="T1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draw:layer="layout" svg:width="2.5cm" svg:height="0.7cm" svg:x="14.4cm" svg:y="6.3cm">
          <text:p text:style-name="P1"><text:span text:style-name="T11"><text:s text:c="7"/></text:span><text:span text:style-name="T11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4" draw:layer="layout" svg:width="0.5cm" svg:height="0.5cm" svg:x="15.1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draw:layer="layout" svg:width="0.5cm" svg:height="0.5cm" svg:x="14.5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xml:id="id274" draw:id="id274" draw:layer="layout" svg:width="1.5cm" svg:height="1cm" svg:x="14cm" svg:y="4.9cm">
          <text:p text:style-name="P1">Valid</text:p>
          <draw:enhanced-geometry svg:viewBox="0 0 21600 21600" draw:type="rectangle" draw:enhanced-path="M 0 0 L 21600 0 21600 21600 0 21600 0 0 Z N"/>
        </draw:custom-shape>
        <draw:custom-shape draw:style-name="gr25" draw:text-style-name="P1" xml:id="id275" draw:id="id275" draw:layer="layout" svg:width="1.5cm" svg:height="1cm" svg:x="14cm" svg:y="6.3cm">
          <text:p/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14.75cm" svg:y1="5.9cm" svg:x2="14.75cm" svg:y2="6.3cm" draw:start-shape="id274" draw:start-glue-point="2" draw:end-shape="id275" draw:end-glue-point="0" svg:d="m14750 5900v400" svg:viewBox="0 0 1 401">
          <text:p/>
        </draw:connector>
        <draw:custom-shape draw:style-name="gr25" draw:text-style-name="P1" draw:layer="layout" svg:width="1.5cm" svg:height="1cm" svg:x="14.6cm" svg:y="9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77" draw:id="id277" draw:layer="layout" svg:width="1.5cm" svg:height="1cm" svg:x="14.6cm" svg:y="9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xml:id="id276" draw:id="id276" draw:layer="layout" svg:width="1.5cm" svg:height="1cm" svg:x="14.6cm" svg:y="11.1cm">
          <text:p text:style-name="P1">TTS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15.35cm" svg:y1="11.1cm" svg:x2="15.35cm" svg:y2="10.7cm" draw:start-shape="id276" draw:start-glue-point="0" draw:end-shape="id277" draw:end-glue-point="2" svg:d="m15350 11100v-400" svg:viewBox="0 0 1 401">
          <text:p/>
        </draw:connector>
        <draw:connector draw:style-name="gr24" draw:text-style-name="P1" draw:layer="layout" draw:type="curve" draw:line-skew="0cm -0.512cm" svg:x1="6.4cm" svg:y1="4.7cm" svg:x2="8.7cm" svg:y2="4.2cm" draw:start-shape="id278" draw:start-glue-point="3" draw:end-shape="id278" draw:end-glue-point="0" svg:d="m6400 4700c-750 0-625-756 137-1261s2163-757 2163 761" svg:viewBox="0 0 2804 1653">
          <text:p/>
        </draw:connector>
        <draw:frame draw:style-name="gr76" draw:text-style-name="P15" draw:layer="layout" svg:width="1.247cm" svg:height="0.963cm" svg:x="6.753cm" svg:y="3.037cm">
          <draw:text-box>
            <text:p text:style-name="P1"><text:span text:style-name="T8">++</text:span></text:p>
          </draw:text-box>
        </draw:frame>
        <draw:custom-shape draw:style-name="gr77" draw:text-style-name="P1" xml:id="id285" draw:id="id285" draw:layer="layout" svg:width="4.6cm" svg:height="1cm" svg:x="6.41cm" svg:y="6cm">
          <text:p text:style-name="P1"><text:span text:style-name="T8">Time-Counter</text:span></text:p>
          <draw:enhanced-geometry svg:viewBox="0 0 21600 21600" draw:type="rectangle" draw:enhanced-path="M 0 0 L 21600 0 21600 21600 0 21600 0 0 Z N"/>
        </draw:custom-shape>
        <draw:custom-shape draw:style-name="gr78" draw:text-style-name="P1" xml:id="id283" draw:id="id283" draw:layer="layout" svg:width="2.25cm" svg:height="0.9cm" svg:x="8.239cm" svg:y="8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981.672775741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8" draw:text-style-name="P1" draw:layer="layout" svg:width="2.3cm" svg:height="0.9cm" svg:x="10.25cm" svg:y="10.6cm">
          <text:p/>
          <draw:enhanced-geometry svg:viewBox="0 0 21600 21600" draw:glue-points="?f6 10800 10800 21600 ?f5 10800 10800 0" draw:text-areas="?f3 ?f3 ?f4 ?f4" draw:type="trapezoid" draw:modifiers="6981.672775741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9" draw:text-style-name="P1" draw:layer="layout" svg:width="6.2cm" svg:height="0.8cm" svg:x="14.3cm" svg:y="8.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-0.175cm" svg:x1="15.35cm" svg:y1="8.75cm" svg:x2="12.025cm" svg:y2="10.6cm" draw:start-shape="id279" draw:start-glue-point="2" draw:end-shape="id280" draw:end-glue-point="0" svg:d="m15350 8750v750h-3325v1100" svg:viewBox="0 0 3326 1851">
          <text:p/>
        </draw:connector>
        <draw:connector draw:style-name="gr24" draw:text-style-name="P1" draw:layer="layout" draw:line-skew="-0.25cm" svg:x1="14.75cm" svg:y1="8.25cm" svg:x2="9.964cm" svg:y2="8.4cm" draw:start-shape="id281" draw:start-glue-point="0" draw:end-shape="id282" draw:end-glue-point="0" svg:d="m14750 8250v-750h-4786v900" svg:viewBox="0 0 4787 901">
          <text:p/>
        </draw:connector>
        <draw:custom-shape draw:style-name="gr25" draw:text-style-name="P1" xml:id="id284" draw:id="id284" draw:layer="layout" svg:width="1.25cm" svg:height="1cm" svg:x="10.15cm" svg:y="1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80" draw:id="id280" draw:layer="layout" svg:width="1.25cm" svg:height="1cm" svg:x="11.4cm" svg:y="1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86" draw:id="id286" draw:layer="layout" svg:width="1.25cm" svg:height="1cm" svg:x="8.089cm" svg:y="8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282" draw:id="id282" draw:layer="layout" svg:width="1.25cm" svg:height="1cm" svg:x="9.339cm" svg:y="8.4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-0.45cm" svg:x1="9.364cm" svg:y1="9.3cm" svg:x2="10.775cm" svg:y2="10.6cm" draw:start-shape="id283" draw:start-glue-point="5" draw:end-shape="id284" draw:end-glue-point="0" svg:d="m9364 9300v201h1411v1099" svg:viewBox="0 0 1412 1301">
          <text:p/>
        </draw:connector>
        <draw:connector draw:style-name="gr24" draw:text-style-name="P1" draw:layer="layout" draw:line-skew="-0.2cm" svg:x1="8.71cm" svg:y1="7cm" svg:x2="8.714cm" svg:y2="8.4cm" draw:start-shape="id285" draw:start-glue-point="2" draw:end-shape="id286" draw:end-glue-point="0" svg:d="m8710 7000v500h4v900" svg:viewBox="0 0 5 1401">
          <text:p/>
        </draw:connector>
        <draw:custom-shape draw:style-name="gr77" draw:text-style-name="P1" xml:id="id278" draw:id="id278" draw:layer="layout" svg:width="4.6cm" svg:height="1cm" svg:x="6.4cm" svg:y="4.2cm">
          <text:p text:style-name="P1"><text:span text:style-name="T8">Cycle-Counte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draw:line-skew="0.738cm" svg:x1="11cm" svg:y1="4.7cm" svg:x2="11.01cm" svg:y2="6.5cm" draw:start-shape="id278" draw:start-glue-point="1" draw:end-shape="id285" draw:end-glue-point="1" svg:d="m11000 4700c1872 0 1867 1800 10 1800" svg:viewBox="0 0 1404 1801">
          <text:p/>
        </draw:connector>
        <draw:frame draw:style-name="gr76" draw:text-style-name="P15" draw:layer="layout" svg:width="1.247cm" svg:height="0.963cm" svg:x="11.353cm" svg:y="5.037cm">
          <draw:text-box>
            <text:p text:style-name="P1"><text:span text:style-name="T8">++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70" draw:text-style-name="P16" draw:layer="layout" svg:width="3.5cm" svg:height="0.7cm" svg:x="4cm" svg:y="9.9cm">
          <text:p text:style-name="P1"><text:span text:style-name="T1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6" draw:layer="layout" svg:width="2.5cm" svg:height="0.7cm" svg:x="1.4cm" svg:y="9.9cm">
          <text:p text:style-name="P1"><text:span text:style-name="T12"><text:s text:c="7"/></text:span><text:span text:style-name="T12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4" draw:layer="layout" svg:width="0.5cm" svg:height="0.5cm" svg:x="2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xml:id="id294" draw:id="id294" draw:layer="layout" svg:width="0.5cm" svg:height="0.5cm" svg:x="1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92" draw:id="id292" draw:layer="layout" svg:width="4.6cm" svg:height="1cm" svg:x="13.5cm" svg:y="5cm">
          <text:p text:style-name="P1"><text:span text:style-name="T8">Time-Counter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xml:id="id291" draw:id="id291" draw:layer="layout" svg:width="8.5cm" svg:height="1.5cm" svg:x="2cm" svg:y="2cm">
          <text:p text:style-name="P1"><text:span text:style-name="T8">Cycle-Counter</text:span></text:p>
          <text:p text:style-name="P1"><text:span text:style-name="T8">Current count &lt; step-size ?</text:span></text:p>
          <draw:enhanced-geometry svg:viewBox="0 0 21600 21600" draw:type="rectangle" draw:enhanced-path="M 0 0 L 21600 0 21600 21600 0 21600 0 0 Z N"/>
        </draw:custom-shape>
        <draw:custom-shape draw:style-name="gr81" draw:text-style-name="P1" xml:id="id287" draw:id="id287" draw:layer="layout" svg:width="2cm" svg:height="1.5cm" svg:x="3cm" svg:y="4.5cm">
          <text:p text:style-name="P1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xml:id="id289" draw:id="id289" draw:layer="layout" svg:width="2cm" svg:height="1.5cm" svg:x="7.5cm" svg:y="4.5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" draw:layer="layout" draw:type="curve" draw:line-skew="-0.436cm" svg:x1="3cm" svg:y1="5.25cm" svg:x2="2.75cm" svg:y2="2cm" draw:start-shape="id287" draw:start-glue-point="6" draw:end-shape="id288" draw:end-glue-point="0" svg:d="m3000 5250c-2905 0-2421-1876-1758-2876s1508-1125 1508-374" svg:viewBox="0 0 2263 3734">
          <text:p/>
        </draw:connector>
        <draw:custom-shape draw:style-name="gr82" draw:text-style-name="P1" xml:id="id288" draw:id="id288" draw:layer="layout" svg:width="1.5cm" svg:height="1.5cm" svg:x="2cm" svg:y="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290" draw:id="id290" draw:layer="layout" svg:width="1.5cm" svg:height="1.5cm" svg:x="9cm" svg:y="2cm">
          <text:p/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curve" draw:line-skew="0.437cm" svg:x1="9.5cm" svg:y1="5.25cm" svg:x2="9.75cm" svg:y2="2cm" draw:start-shape="id289" draw:start-glue-point="10" draw:end-shape="id290" draw:end-glue-point="0" svg:d="m9500 5250c2907 0 2422-1876 1759-2876s-1509-1125-1509-374" svg:viewBox="0 0 2264 3734">
          <text:p/>
        </draw:connector>
        <draw:connector draw:style-name="gr75" draw:text-style-name="P1" draw:layer="layout" draw:type="curve" svg:x1="6.25cm" svg:y1="3.5cm" svg:x2="8.5cm" svg:y2="4.5cm" draw:start-shape="id291" draw:start-glue-point="2" draw:end-shape="id289" draw:end-glue-point="4" svg:d="m6250 3500c0 750 2250 250 2250 1000" svg:viewBox="0 0 2251 1001">
          <text:p/>
        </draw:connector>
        <draw:connector draw:style-name="gr75" draw:text-style-name="P1" draw:layer="layout" draw:type="curve" svg:x1="6.25cm" svg:y1="3.5cm" svg:x2="4cm" svg:y2="4.5cm" draw:start-shape="id291" draw:start-glue-point="2" draw:end-shape="id287" draw:end-glue-point="4" svg:d="m6250 3500c0 750-2250 250-2250 1000" svg:viewBox="0 0 2251 1001">
          <text:p/>
        </draw:connector>
        <draw:connector draw:style-name="gr83" draw:text-style-name="P1" draw:layer="layout" draw:type="curve" svg:x1="8.5cm" svg:y1="6cm" svg:x2="13.5cm" svg:y2="5.5cm" draw:start-shape="id289" draw:start-glue-point="8" draw:end-shape="id292" draw:end-glue-point="3" svg:d="m8500 6000c0 753 1501 627 2001 315s1-815 2999-815" svg:viewBox="0 0 5001 1061">
          <text:p text:style-name="P1"><text:s text:c="4"/>++</text:p>
        </draw:connector>
        <draw:frame draw:style-name="gr68" draw:layer="layout" svg:width="1.247cm" svg:height="0.962cm" svg:x="0.738cm" svg:y="3.538cm">
          <draw:text-box>
            <text:p>++</text:p>
          </draw:text-box>
        </draw:frame>
        <draw:frame draw:style-name="gr68" draw:layer="layout" svg:width="1.912cm" svg:height="0.962cm" svg:x="9.851cm" svg:y="3.538cm">
          <draw:text-box>
            <text:p>reset</text:p>
          </draw:text-box>
        </draw:frame>
        <draw:connector draw:style-name="gr83" draw:text-style-name="P1" draw:layer="layout" draw:type="curve" svg:x1="13.807cm" svg:y1="0.912cm" svg:x2="15.8cm" svg:y2="5cm" draw:end-shape="id292" draw:end-glue-point="0" svg:d="m13807 912c0 2691 1993 647 1993 4088" svg:viewBox="0 0 1994 4089">
          <text:p text:style-name="P1">SYNC ++</text:p>
        </draw:connector>
        <draw:connector draw:style-name="gr83" draw:text-style-name="P1" draw:layer="layout" draw:type="curve" svg:x1="17.061cm" svg:y1="6.691cm" svg:x2="16.25cm" svg:y2="9.5cm" draw:end-shape="id293" draw:end-glue-point="0" svg:d="m17061 6691c0 1731-811 327-811 2809" svg:viewBox="0 0 812 2810">
          <text:p text:style-name="P1">Request</text:p>
        </draw:connector>
        <draw:custom-shape draw:style-name="gr82" draw:text-style-name="P1" xml:id="id293" draw:id="id293" draw:layer="layout" svg:width="1.5cm" svg:height="1.5cm" svg:x="15.5cm" svg:y="9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295" draw:id="id295" draw:layer="layout" svg:width="1.5cm" svg:height="1.5cm" svg:x="11.5cm" svg:y="9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xml:id="id297" draw:id="id297" draw:layer="layout" svg:width="5.5cm" svg:height="1.5cm" svg:x="11.5cm" svg:y="9.5cm">
          <text:p text:style-name="P1">Valid &amp; Match?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3" draw:text-style-name="P1" draw:layer="layout" draw:type="curve" draw:line-skew="-0.624cm" svg:x1="1.75cm" svg:y1="10cm" svg:x2="12.25cm" svg:y2="9.5cm" draw:start-shape="id294" draw:start-glue-point="0" draw:end-shape="id295" draw:end-glue-point="0" svg:d="m1750 10000c0-2437 10500-2187 10500-500" svg:viewBox="0 0 10501 1799">
          <text:p text:style-name="P1">Valid</text:p>
          <text:p text:style-name="P1"/>
        </draw:connector>
        <draw:custom-shape draw:style-name="gr81" draw:text-style-name="P1" xml:id="id300" draw:id="id300" draw:layer="layout" svg:width="2cm" svg:height="1.5cm" svg:x="17cm" svg:y="16cm">
          <text:p text:style-name="P1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xml:id="id301" draw:id="id301" draw:layer="layout" svg:width="2cm" svg:height="1.5cm" svg:x="21.5cm" svg:y="16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xml:id="id296" draw:id="id296" draw:layer="layout" svg:width="1.5cm" svg:height="1.5cm" svg:x="21.5cm" svg:y="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298" draw:id="id298" draw:layer="layout" svg:width="1.5cm" svg:height="1.5cm" svg:x="17.5cm" svg:y="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xml:id="id299" draw:id="id299" draw:layer="layout" svg:width="5.5cm" svg:height="1.5cm" svg:x="17.5cm" svg:y="13cm">
          <text:p text:style-name="P1">TTS &lt;= time-count?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5" draw:text-style-name="P1" draw:layer="layout" draw:type="curve" svg:x1="18.1cm" svg:y1="5.5cm" svg:x2="22.25cm" svg:y2="13cm" draw:start-shape="id292" draw:start-glue-point="1" draw:end-shape="id296" draw:end-glue-point="0" svg:d="m18100 5500c2767 0 4150 2500 4150 7500" svg:viewBox="0 0 4151 7501">
          <text:p/>
        </draw:connector>
        <draw:connector draw:style-name="gr75" draw:text-style-name="P1" draw:layer="layout" draw:type="curve" draw:line-skew="-0.501cm" svg:x1="14.25cm" svg:y1="11cm" svg:x2="18.25cm" svg:y2="13cm" draw:start-shape="id297" draw:start-glue-point="5" draw:end-shape="id298" draw:end-glue-point="0" svg:d="m14250 11000c0 750 4000-250 4000 2000" svg:viewBox="0 0 4001 2001">
          <text:p/>
        </draw:connector>
        <draw:connector draw:style-name="gr75" draw:text-style-name="P1" draw:layer="layout" draw:type="curve" svg:x1="20.25cm" svg:y1="14.5cm" svg:x2="18cm" svg:y2="16cm" draw:start-shape="id299" draw:start-glue-point="5" draw:end-shape="id300" svg:d="m20250 14500c0 1126-2250 377-2250 1500" svg:viewBox="0 0 2251 1501">
          <text:p/>
        </draw:connector>
        <draw:connector draw:style-name="gr75" draw:text-style-name="P1" draw:layer="layout" draw:type="curve" svg:x1="20.25cm" svg:y1="14.5cm" svg:x2="22.5cm" svg:y2="16cm" draw:start-shape="id299" draw:start-glue-point="5" draw:end-shape="id301" svg:d="m20250 14500c0 1126 2250 377 2250 1500" svg:viewBox="0 0 2251 1501">
          <text:p/>
        </draw:connector>
        <draw:custom-shape draw:style-name="gr81" draw:text-style-name="P1" xml:id="id302" draw:id="id302" draw:layer="layout" svg:width="2cm" svg:height="1.5cm" svg:x="24.5cm" svg:y="19cm">
          <text:p text:style-name="P1">Mi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xml:id="id303" draw:id="id303" draw:layer="layout" svg:width="2cm" svg:height="1.5cm" svg:x="14.5cm" svg:y="19cm">
          <text:p text:style-name="P1">H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" draw:layer="layout" draw:type="curve" svg:x1="22.5cm" svg:y1="17.5cm" svg:x2="25.5cm" svg:y2="19cm" draw:start-shape="id301" draw:start-glue-point="8" draw:end-shape="id302" draw:end-glue-point="4" svg:d="m22500 17500c0 1126 3000 377 3000 1500" svg:viewBox="0 0 3001 1501">
          <text:p/>
        </draw:connector>
        <draw:connector draw:style-name="gr75" draw:text-style-name="P1" draw:layer="layout" draw:type="curve" svg:x1="18cm" svg:y1="17.5cm" svg:x2="15.5cm" svg:y2="19cm" draw:start-shape="id300" draw:start-glue-point="8" draw:end-shape="id303" draw:end-glue-point="4" svg:d="m18000 17500c0 1126-2500 377-2500 1500" svg:viewBox="0 0 2501 1501">
          <text:p/>
        </draw:connector>
        <draw:custom-shape draw:style-name="gr81" draw:text-style-name="P1" xml:id="id304" draw:id="id304" draw:layer="layout" svg:width="6cm" svg:height="2.5cm" svg:x="20.5cm" svg:y="2cm"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curve" svg:x1="14.5cm" svg:y1="19.75cm" svg:x2="20.5cm" svg:y2="3.25cm" draw:start-shape="id303" draw:start-glue-point="6" draw:end-shape="id304" svg:d="m14500 19750c-751 0-3751-16500 6000-16500" svg:viewBox="0 0 7026 16501">
          <text:p/>
        </draw:connector>
        <draw:custom-shape draw:style-name="gr81" draw:text-style-name="P1" xml:id="id305" draw:id="id305" draw:layer="layout" svg:width="6cm" svg:height="2.5cm" svg:x="2.5cm" svg:y="16.5cm">
          <text:p text:style-name="P1">L2 Fill Requ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" draw:layer="layout" draw:type="curve" svg:x1="25.5cm" svg:y1="20.5cm" svg:x2="5.5cm" svg:y2="19cm" draw:start-shape="id302" draw:start-glue-point="8" draw:end-shape="id305" svg:d="m25500 20500c0 753-20000 1503-20000-1500" svg:viewBox="0 0 20001 2174">
          <text:p/>
        </draw:connector>
        <draw:custom-shape draw:style-name="gr81" draw:text-style-name="P1" xml:id="id306" draw:id="id306" draw:layer="layout" svg:width="6.5cm" svg:height="2cm" svg:x="2cm" svg:y="13cm">
          <text:p text:style-name="P1">L2 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" draw:layer="layout" draw:type="curve" svg:x1="5.5cm" svg:y1="16.5cm" svg:x2="5.25cm" svg:y2="15cm" draw:start-shape="id305" draw:start-glue-point="4" draw:end-shape="id306" draw:end-glue-point="8" svg:d="m5500 16500c0-1123-250-374-250-1500" svg:viewBox="0 0 251 1501">
          <text:p/>
        </draw:connector>
        <draw:connector draw:style-name="gr75" draw:text-style-name="P1" draw:layer="layout" draw:type="curve" svg:x1="5.25cm" svg:y1="13cm" svg:x2="8.5cm" svg:y2="12.75cm" draw:start-shape="id306" draw:start-glue-point="4" draw:end-shape="id307" draw:end-glue-point="3" svg:d="m5250 13000c0-167 1083-250 3250-250" svg:viewBox="0 0 3251 251">
          <text:p/>
        </draw:connector>
        <draw:custom-shape draw:style-name="gr81" draw:text-style-name="P1" xml:id="id307" draw:id="id307" draw:layer="layout" svg:width="7cm" svg:height="1.5cm" svg:x="8.5cm" svg:y="12cm">
          <text:p text:style-name="P1">TTS = time-counter + 1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curve" svg:x1="8.5cm" svg:y1="14cm" svg:x2="23.5cm" svg:y2="4.5cm" draw:start-shape="id306" draw:start-glue-point="10" draw:end-shape="id304" draw:end-glue-point="2" svg:d="m8500 14000c10000 0 15000-3166 15000-9500" svg:viewBox="0 0 15001 9501">
          <text:p/>
        </draw:connector>
        <presentation:notes draw:style-name="dp2">
          <draw:page-thumbnail draw:style-name="gr2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1" draw:text-style-name="P1" xml:id="id310" draw:id="id310" draw:layer="layout" svg:width="2cm" svg:height="2cm" svg:x="4cm" svg:y="7.5cm">
          <text:p text:style-name="P1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" xml:id="id308" draw:id="id308" draw:layer="layout" svg:width="2cm" svg:height="2cm" svg:x="8cm" svg:y="7.5cm">
          <text:p text:style-name="P1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3" draw:text-style-name="P1" draw:layer="layout" draw:line-skew="0.498cm" svg:x1="10cm" svg:y1="8.5cm" svg:x2="10cm" svg:y2="5.75cm" draw:start-shape="id308" draw:start-glue-point="7" draw:end-shape="id309" draw:end-glue-point="1" svg:d="m10000 8500h1000v-2750h-1000" svg:viewBox="0 0 1001 2751">
          <text:p text:style-name="P1">count=0</text:p>
        </draw:connector>
        <draw:connector draw:style-name="gr83" draw:text-style-name="P1" draw:layer="layout" draw:line-skew="-0.499cm" svg:x1="4cm" svg:y1="8.5cm" svg:x2="4cm" svg:y2="5.75cm" draw:start-shape="id310" draw:start-glue-point="5" draw:end-shape="id309" draw:end-glue-point="3" svg:d="m4000 8500h-1000v-2750h1000" svg:viewBox="0 0 1001 2751">
          <text:p text:style-name="P1">++</text:p>
        </draw:connector>
        <draw:custom-shape draw:style-name="gr81" draw:text-style-name="P1" xml:id="id311" draw:id="id311" draw:layer="layout" svg:width="2cm" svg:height="2cm" svg:x="4cm" svg:y="13cm">
          <text:p text:style-name="P1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" xml:id="id343" draw:id="id343" draw:layer="layout" svg:width="2cm" svg:height="2cm" svg:x="8cm" svg:y="13cm">
          <text:p text:style-name="P1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5" draw:text-style-name="P1" draw:layer="layout" draw:type="line" svg:x1="5cm" svg:y1="15cm" svg:x2="5cm" svg:y2="16cm" draw:start-shape="id311" draw:start-glue-point="6" draw:end-shape="id312" draw:end-glue-point="0" svg:d="m5000 15000v1000" svg:viewBox="0 0 1 1001">
          <text:p/>
        </draw:connector>
        <draw:custom-shape draw:style-name="gr81" draw:text-style-name="P1" xml:id="id331" draw:id="id331" draw:layer="layout" svg:width="1.5cm" svg:height="1cm" svg:x="18.5cm" svg:y="4cm">
          <text:p text:style-name="P1">Tag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8.5cm" svg:y="5cm">
          <text:p text:style-name="P1">Tag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8.5cm" svg:y="6cm">
          <text:p text:style-name="P1">Tag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8.5cm" svg:y="7cm">
          <text:p text:style-name="P1">Tag</text:p>
          <draw:enhanced-geometry svg:viewBox="0 0 21600 21600" draw:type="rectangle" draw:enhanced-path="M 0 0 L 21600 0 21600 21600 0 21600 0 0 Z N"/>
        </draw:custom-shape>
        <draw:custom-shape draw:style-name="gr84" draw:text-style-name="P1" xml:id="id313" draw:id="id313" draw:layer="layout" svg:width="1cm" svg:height="1cm" svg:x="17.5cm" svg:y="4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cm" svg:height="1cm" svg:x="17.5cm" svg:y="5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cm" svg:height="1cm" svg:x="17.5cm" svg:y="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cm" svg:height="1cm" svg:x="17.5cm" svg:y="7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6cm" svg:y="4cm">
          <text:p text:style-name="P1">TTS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6cm" svg:y="5cm">
          <text:p text:style-name="P1">TTS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16cm" svg:y="6cm">
          <text:p text:style-name="P1">TTS</text:p>
          <draw:enhanced-geometry svg:viewBox="0 0 21600 21600" draw:type="rectangle" draw:enhanced-path="M 0 0 L 21600 0 21600 21600 0 21600 0 0 Z N"/>
        </draw:custom-shape>
        <draw:custom-shape draw:style-name="gr81" draw:text-style-name="P1" xml:id="id330" draw:id="id330" draw:layer="layout" svg:width="1.5cm" svg:height="1cm" svg:x="16cm" svg:y="7cm">
          <text:p text:style-name="P1">TTS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18cm" svg:y1="4cm" svg:x2="13.75cm" svg:y2="9cm" draw:start-shape="id313" draw:start-glue-point="0" draw:end-shape="id314" draw:end-glue-point="0" svg:d="m18000 4000v-501h-4250v5501" svg:viewBox="0 0 4251 5502">
          <text:p/>
        </draw:connector>
        <draw:custom-shape draw:style-name="gr81" draw:text-style-name="P1" xml:id="id316" draw:id="id316" draw:layer="layout" svg:width="2cm" svg:height="2cm" svg:x="10.5cm" svg:y="12.5cm">
          <text:p text:style-name="P1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" xml:id="id317" draw:id="id317" draw:layer="layout" svg:width="2cm" svg:height="2cm" svg:x="13cm" svg:y="12cm">
          <text:p text:style-name="P1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5" draw:text-style-name="P1" draw:layer="layout" draw:type="line" svg:x1="13.875cm" svg:y1="10.5cm" svg:x2="11.5cm" svg:y2="12.5cm" draw:start-shape="id315" draw:start-glue-point="5" draw:end-shape="id316" draw:end-glue-point="4" svg:d="m13875 10500-2375 2000" svg:viewBox="0 0 2376 2001">
          <text:p/>
        </draw:connector>
        <draw:connector draw:style-name="gr75" draw:text-style-name="P1" draw:layer="layout" draw:type="line" svg:x1="13.875cm" svg:y1="10.5cm" svg:x2="14cm" svg:y2="12cm" draw:start-shape="id315" draw:start-glue-point="5" draw:end-shape="id317" draw:end-glue-point="4" svg:d="m13875 10500 125 1500" svg:viewBox="0 0 126 1501">
          <text:p/>
        </draw:connector>
        <draw:connector draw:style-name="gr75" draw:text-style-name="P1" draw:layer="layout" draw:type="line" svg:x1="11.5cm" svg:y1="14.5cm" svg:x2="15cm" svg:y2="16.5cm" draw:start-shape="id316" draw:start-glue-point="6" draw:end-shape="id318" draw:end-glue-point="0" svg:d="m11500 14500 3500 2000" svg:viewBox="0 0 3501 2001">
          <text:p/>
        </draw:connector>
        <draw:custom-shape draw:style-name="gr81" draw:text-style-name="P1" xml:id="id319" draw:id="id319" draw:layer="layout" svg:width="2cm" svg:height="2cm" svg:x="9.5cm" svg:y="18cm">
          <text:p text:style-name="P1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" xml:id="id320" draw:id="id320" draw:layer="layout" svg:width="2cm" svg:height="2cm" svg:x="12cm" svg:y="18cm">
          <text:p text:style-name="P1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5" draw:text-style-name="P1" draw:layer="layout" draw:type="line" svg:x1="15cm" svg:y1="18cm" svg:x2="10.5cm" svg:y2="18cm" draw:start-shape="id318" draw:start-glue-point="2" draw:end-shape="id319" svg:d="m15000 18000h-4500" svg:viewBox="0 0 4501 1">
          <text:p/>
        </draw:connector>
        <draw:connector draw:style-name="gr75" draw:text-style-name="P1" draw:layer="layout" draw:type="line" svg:x1="15cm" svg:y1="18cm" svg:x2="13cm" svg:y2="18cm" draw:start-shape="id318" draw:start-glue-point="2" draw:end-shape="id320" draw:end-glue-point="4" svg:d="m15000 18000h-2000" svg:viewBox="0 0 2001 1">
          <text:p/>
        </draw:connector>
        <draw:custom-shape draw:style-name="gr81" draw:text-style-name="P1" xml:id="id322" draw:id="id322" draw:layer="layout" svg:width="4cm" svg:height="2cm" svg:x="23cm" svg:y="15cm">
          <text:p text:style-name="P1">H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1" xml:id="id321" draw:id="id321" draw:layer="layout" svg:width="4cm" svg:height="2cm" svg:x="15.5cm" svg:y="18cm">
          <text:p text:style-name="P1">Mis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5" draw:text-style-name="P1" draw:layer="layout" draw:type="line" svg:x1="14cm" svg:y1="19cm" svg:x2="16cm" svg:y2="19cm" draw:start-shape="id320" draw:start-glue-point="7" draw:end-shape="id321" draw:end-glue-point="9" svg:d="m14000 19000h2000" svg:viewBox="0 0 2001 1">
          <text:p/>
        </draw:connector>
        <draw:connector draw:style-name="gr75" draw:text-style-name="P1" draw:layer="layout" svg:x1="10.5cm" svg:y1="20cm" svg:x2="25cm" svg:y2="17cm" draw:start-shape="id319" draw:start-glue-point="6" draw:end-shape="id322" draw:end-glue-point="8" svg:d="m10500 20000v502h14500v-3502" svg:viewBox="0 0 14501 3503">
          <text:p/>
        </draw:connector>
        <draw:custom-shape draw:style-name="gr81" draw:text-style-name="P1" xml:id="id325" draw:id="id325" draw:layer="layout" svg:width="12cm" svg:height="1cm" svg:x="15cm" svg:y="1cm">
          <text:p text:style-name="P1">L1 Data Cache Response</text:p>
          <draw:enhanced-geometry svg:viewBox="0 0 21600 21600" draw:type="rectangle" draw:enhanced-path="M 0 0 L 21600 0 21600 21600 0 21600 0 0 Z N"/>
        </draw:custom-shape>
        <draw:custom-shape draw:style-name="gr81" draw:text-style-name="P1" xml:id="id323" draw:id="id323" draw:layer="layout" svg:width="2cm" svg:height="1cm" svg:x="22.5cm" svg:y="13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81" draw:text-style-name="P1" xml:id="id324" draw:id="id324" draw:layer="layout" svg:width="2cm" svg:height="1cm" svg:x="25.5cm" svg:y="13cm">
          <text:p text:style-name="P1">Write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line" svg:x1="25cm" svg:y1="15cm" svg:x2="23.5cm" svg:y2="14cm" draw:start-shape="id322" draw:start-glue-point="5" draw:end-shape="id323" draw:end-glue-point="2" svg:d="m25000 15000-1500-1000" svg:viewBox="0 0 1501 1001">
          <text:p/>
        </draw:connector>
        <draw:connector draw:style-name="gr75" draw:text-style-name="P1" draw:layer="layout" draw:type="line" svg:x1="25cm" svg:y1="15cm" svg:x2="26.5cm" svg:y2="14cm" draw:start-shape="id322" draw:start-glue-point="5" draw:end-shape="id324" draw:end-glue-point="2" svg:d="m25000 15000 1500-1000" svg:viewBox="0 0 1501 1001">
          <text:p/>
        </draw:connector>
        <draw:connector draw:style-name="gr75" draw:text-style-name="P1" draw:layer="layout" draw:line-skew="-1.5cm" svg:x1="23.5cm" svg:y1="13cm" svg:x2="21cm" svg:y2="2cm" draw:start-shape="id323" draw:start-glue-point="0" draw:end-shape="id325" svg:d="m23500 13000v-7000h-2500v-4000" svg:viewBox="0 0 2501 11001">
          <text:p/>
        </draw:connector>
        <draw:custom-shape draw:style-name="gr81" draw:text-style-name="P1" xml:id="id326" draw:id="id326" draw:layer="layout" svg:width="2cm" svg:height="1.5cm" svg:x="25cm" svg:y="10cm">
          <text:p text:style-name="P1">Write</text:p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26.5cm" svg:y1="13cm" svg:x2="26cm" svg:y2="11.5cm" draw:start-shape="id324" draw:start-glue-point="0" draw:end-shape="id326" draw:end-glue-point="2" svg:d="m26500 13000v-750h-500v-750" svg:viewBox="0 0 501 1501">
          <text:p/>
        </draw:connector>
        <draw:custom-shape draw:style-name="gr81" draw:text-style-name="P1" xml:id="id327" draw:id="id327" draw:layer="layout" svg:width="6.5cm" svg:height="2.5cm" svg:x="15.5cm" svg:y="13.5cm">
          <text:p text:style-name="P1">Read from L2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1" draw:text-style-name="P1" xml:id="id333" draw:id="id333" draw:layer="layout" svg:width="4cm" svg:height="1cm" svg:x="20cm" svg:y="18.5cm">
          <text:p text:style-name="P1">Write-through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line" svg:x1="18cm" svg:y1="18cm" svg:x2="18.75cm" svg:y2="16cm" draw:start-shape="id321" draw:start-glue-point="4" draw:end-shape="id327" draw:end-glue-point="2" svg:d="m18000 18000 750-2000" svg:viewBox="0 0 751 2001">
          <text:p/>
        </draw:connector>
        <draw:connector draw:style-name="gr75" draw:text-style-name="P1" draw:layer="layout" svg:x1="15cm" svg:y1="13cm" svg:x2="16cm" svg:y2="19cm" draw:start-shape="id317" draw:start-glue-point="7" draw:end-shape="id321" draw:end-glue-point="9" svg:d="m15000 13000h502v3001h-503v2999h1001" svg:viewBox="0 0 1002 6001">
          <text:p/>
        </draw:connector>
        <draw:custom-shape draw:style-name="gr81" draw:text-style-name="P1" xml:id="id329" draw:id="id329" draw:layer="layout" svg:width="5.5cm" svg:height="1cm" svg:x="16cm" svg:y="14.5cm">
          <text:p text:style-name="P1">TTS = time-counter</text:p>
          <draw:enhanced-geometry svg:viewBox="0 0 21600 21600" draw:type="rectangle" draw:enhanced-path="M 0 0 L 21600 0 21600 21600 0 21600 0 0 Z N"/>
        </draw:custom-shape>
        <draw:connector draw:style-name="gr75" draw:text-style-name="P1" draw:layer="layout" draw:type="line" svg:x1="11cm" svg:y1="11.25cm" svg:x2="16cm" svg:y2="15cm" draw:start-shape="id328" draw:start-glue-point="1" draw:end-shape="id329" draw:end-glue-point="3" svg:d="m11000 11250 5000 3750" svg:viewBox="0 0 5001 3751">
          <text:p/>
        </draw:connector>
        <draw:connector draw:style-name="gr75" draw:text-style-name="P1" draw:layer="layout" svg:x1="18.75cm" svg:y1="13.5cm" svg:x2="16.75cm" svg:y2="8cm" draw:start-shape="id327" draw:start-glue-point="0" draw:end-shape="id330" draw:end-glue-point="2" svg:d="m18750 13500v-2750h-2000v-2750" svg:viewBox="0 0 2001 5501">
          <text:p/>
        </draw:connector>
        <draw:connector draw:style-name="gr75" draw:text-style-name="P1" draw:layer="layout" draw:line-skew="-0.499cm" svg:x1="19.25cm" svg:y1="4cm" svg:x2="15.5cm" svg:y2="9cm" draw:start-shape="id331" draw:start-glue-point="0" draw:end-shape="id332" draw:end-glue-point="0" svg:d="m19250 4000v-1000h-3750v6000" svg:viewBox="0 0 3751 6001">
          <text:p/>
        </draw:connector>
        <draw:custom-shape draw:style-name="gr81" draw:text-style-name="P1" xml:id="id318" draw:id="id318" draw:layer="layout" svg:width="7cm" svg:height="1.5cm" svg:x="11.5cm" svg:y="16.5cm">
          <text:p text:style-name="P1">TTS &lt;= time-count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" draw:layer="layout" svg:x1="19cm" svg:y1="19cm" svg:x2="20cm" svg:y2="19cm" draw:start-shape="id321" draw:start-glue-point="6" draw:end-shape="id333" draw:end-glue-point="3" svg:d="m19000 19000h1000" svg:viewBox="0 0 1001 1">
          <text:p/>
        </draw:connector>
        <draw:connector draw:style-name="gr75" draw:text-style-name="P1" draw:layer="layout" draw:line-skew="4.5cm" svg:x1="18.75cm" svg:y1="13.5cm" svg:x2="21cm" svg:y2="2cm" draw:start-shape="id327" draw:start-glue-point="0" draw:end-shape="id325" draw:end-glue-point="2" svg:d="m18750 13500v-1250h2250v-10250" svg:viewBox="0 0 2251 11501">
          <text:p/>
        </draw:connector>
        <draw:custom-shape draw:style-name="gr82" draw:text-style-name="P1" xml:id="id334" draw:id="id334" draw:layer="layout" svg:width="4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336" draw:id="id336" draw:layer="layout" svg:width="4cm" svg:height="1cm" svg:x="9cm" svg:y="1cm">
          <text:p/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3cm" svg:y1="2cm" svg:x2="3cm" svg:y2="3cm" draw:start-shape="id334" draw:start-glue-point="2" draw:end-shape="id335" draw:end-glue-point="0" svg:d="m3000 2000v1000" svg:viewBox="0 0 1 1001">
          <text:p/>
        </draw:connector>
        <draw:connector draw:style-name="gr75" draw:text-style-name="P1" draw:layer="layout" svg:x1="11cm" svg:y1="2cm" svg:x2="11cm" svg:y2="3cm" draw:start-shape="id336" draw:start-glue-point="2" draw:end-shape="id337" draw:end-glue-point="0" svg:d="m11000 2000v1000" svg:viewBox="0 0 1 1001">
          <text:p/>
        </draw:connector>
        <draw:custom-shape draw:style-name="gr81" draw:text-style-name="P1" draw:layer="layout" svg:width="12cm" svg:height="1cm" svg:x="1cm" svg:y="1cm">
          <text:p text:style-name="P1">L1 Data Cache Requ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3" draw:text-style-name="P1" draw:layer="layout" draw:line-skew="-2.25cm -1.499cm" svg:x1="3cm" svg:y1="4cm" svg:x2="3cm" svg:y2="11.25cm" draw:start-shape="id335" draw:start-glue-point="2" draw:end-shape="id328" draw:end-glue-point="3" svg:d="m3000 4000v1000h-2000v6250h2000" svg:viewBox="0 0 2001 7251">
          <text:p text:style-name="P1">++ <text:s text:c="4"/></text:p>
        </draw:connector>
        <draw:custom-shape draw:style-name="gr82" draw:text-style-name="P1" xml:id="id338" draw:id="id338" draw:layer="layout" svg:width="2cm" svg:height="1.5cm" svg:x="4cm" svg:y="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339" draw:id="id339" draw:layer="layout" svg:width="2cm" svg:height="1.5cm" svg:x="8cm" svg:y="5cm">
          <text:p/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5cm" svg:y1="6.5cm" svg:x2="5cm" svg:y2="7.5cm" draw:start-shape="id338" draw:start-glue-point="2" draw:end-shape="id310" draw:end-glue-point="4" svg:d="m5000 6500v1000" svg:viewBox="0 0 1 1001">
          <text:p/>
        </draw:connector>
        <draw:connector draw:style-name="gr75" draw:text-style-name="P1" draw:layer="layout" svg:x1="9cm" svg:y1="6.5cm" svg:x2="9cm" svg:y2="7.5cm" draw:start-shape="id339" draw:start-glue-point="2" draw:end-shape="id308" draw:end-glue-point="4" svg:d="m9000 6500v1000" svg:viewBox="0 0 1 1001">
          <text:p/>
        </draw:connector>
        <draw:custom-shape draw:style-name="gr81" draw:text-style-name="P1" xml:id="id309" draw:id="id309" draw:layer="layout" svg:width="6cm" svg:height="1.5cm" svg:x="4cm" svg:y="5cm">
          <text:p text:style-name="P1">Cycle Counter</text:p>
          <text:p text:style-name="P1">Count &lt; Time-Out ?</text:p>
          <draw:enhanced-geometry svg:viewBox="0 0 21600 21600" draw:type="rectangle" draw:enhanced-path="M 0 0 L 21600 0 21600 21600 0 21600 0 0 Z N"/>
        </draw:custom-shape>
        <draw:connector draw:style-name="gr83" draw:text-style-name="P1" draw:layer="layout" svg:x1="8cm" svg:y1="8.5cm" svg:x2="7cm" svg:y2="10.5cm" draw:start-shape="id308" draw:start-glue-point="5" draw:end-shape="id328" draw:end-glue-point="0" svg:d="m8000 8500h-1000v2000" svg:viewBox="0 0 1001 2001">
          <text:p text:style-name="P1">++</text:p>
        </draw:connector>
        <draw:connector draw:style-name="gr75" draw:text-style-name="P1" draw:layer="layout" draw:line-skew="-1.5cm" svg:x1="11cm" svg:y1="4cm" svg:x2="12.25cm" svg:y2="9cm" draw:start-shape="id337" draw:start-glue-point="2" draw:end-shape="id340" draw:end-glue-point="0" svg:d="m11000 4000v1000h1250v4000" svg:viewBox="0 0 1251 5001">
          <text:p/>
        </draw:connector>
        <draw:custom-shape draw:style-name="gr82" draw:text-style-name="P1" xml:id="id341" draw:id="id341" draw:layer="layout" svg:width="2cm" svg:height="1.5cm" svg:x="4cm" svg:y="10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342" draw:id="id342" draw:layer="layout" svg:width="2cm" svg:height="1.5cm" svg:x="8cm" svg:y="10.5cm">
          <text:p/>
          <draw:enhanced-geometry svg:viewBox="0 0 21600 21600" draw:type="rectangle" draw:enhanced-path="M 0 0 L 21600 0 21600 21600 0 21600 0 0 Z N"/>
        </draw:custom-shape>
        <draw:connector draw:style-name="gr75" draw:text-style-name="P1" draw:layer="layout" svg:x1="5cm" svg:y1="12cm" svg:x2="5cm" svg:y2="13cm" draw:start-shape="id341" draw:start-glue-point="2" draw:end-shape="id311" draw:end-glue-point="4" svg:d="m5000 12000v1000" svg:viewBox="0 0 1 1001">
          <text:p/>
        </draw:connector>
        <draw:connector draw:style-name="gr75" draw:text-style-name="P1" draw:layer="layout" svg:x1="9cm" svg:y1="12cm" svg:x2="9cm" svg:y2="13cm" draw:start-shape="id342" draw:start-glue-point="2" draw:end-shape="id343" draw:end-glue-point="4" svg:d="m9000 12000v1000" svg:viewBox="0 0 1 1001">
          <text:p/>
        </draw:connector>
        <draw:custom-shape draw:style-name="gr81" draw:text-style-name="P1" xml:id="id328" draw:id="id328" draw:layer="layout" svg:width="8cm" svg:height="1.5cm" svg:x="3cm" svg:y="10.5cm">
          <text:p text:style-name="P1">time-counter</text:p>
          <text:p text:style-name="P1">Time-count = 0 <text:s/>?</text:p>
          <draw:enhanced-geometry svg:viewBox="0 0 21600 21600" draw:type="rectangle" draw:enhanced-path="M 0 0 L 21600 0 21600 21600 0 21600 0 0 Z N"/>
        </draw:custom-shape>
        <draw:custom-shape draw:style-name="gr81" draw:text-style-name="P1" xml:id="id335" draw:id="id335" draw:layer="layout" svg:width="4cm" svg:height="1cm" svg:x="1cm" svg:y="3cm">
          <text:p text:style-name="P1">SYNC</text:p>
          <draw:enhanced-geometry svg:viewBox="0 0 21600 21600" draw:type="rectangle" draw:enhanced-path="M 0 0 L 21600 0 21600 21600 0 21600 0 0 Z N"/>
        </draw:custom-shape>
        <draw:custom-shape draw:style-name="gr81" draw:text-style-name="P1" xml:id="id337" draw:id="id337" draw:layer="layout" svg:width="4cm" svg:height="1cm" svg:x="9cm" svg:y="3cm">
          <text:p text:style-name="P1">Read or Write</text:p>
          <draw:enhanced-geometry svg:viewBox="0 0 21600 21600" draw:type="rectangle" draw:enhanced-path="M 0 0 L 21600 0 21600 21600 0 21600 0 0 Z N"/>
        </draw:custom-shape>
        <draw:custom-shape draw:style-name="gr82" draw:text-style-name="P1" xml:id="id312" draw:id="id312" draw:layer="layout" svg:width="2cm" svg:height="1.5cm" svg:x="4cm" svg:y="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5cm" svg:height="1.5cm" svg:x="1cm" svg:y="16cm">
          <text:p text:style-name="P1">Full Cache Flush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20cm" svg:y="4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20cm" svg:y="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20cm" svg:y="6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5cm" svg:height="1cm" svg:x="20cm" svg:y="7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2" draw:text-style-name="P1" xml:id="id340" draw:id="id340" draw:layer="layout" svg:width="2cm" svg:height="1.5cm" svg:x="11.25cm" svg:y="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314" draw:id="id314" draw:layer="layout" svg:width="2.5cm" svg:height="1.5cm" svg:x="12.5cm" svg:y="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xml:id="id332" draw:id="id332" draw:layer="layout" svg:width="2cm" svg:height="1.5cm" svg:x="14.5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xml:id="id315" draw:id="id315" draw:layer="layout" svg:width="5.25cm" svg:height="1.5cm" svg:x="11.25cm" svg:y="9cm">
          <text:p text:style-name="P1">Hit?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5" draw:text-style-name="P6" xml:id="id382" draw:id="id382" draw:layer="layout" svg:width="7cm" svg:height="1.5cm" svg:x="1cm" svg:y="18.8cm">
          <text:p text:style-name="P1"><text:span text:style-name="T5">Read from L2</text:span></text:p>
          <text:p text:style-name="P1"><text:span text:style-name="T5">TTS = time-counter +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xml:id="id364" draw:id="id364" draw:layer="layout" svg:width="8cm" svg:height="2cm" svg:x="13cm" svg:y="15.3cm">
          <text:p text:style-name="P1"><text:span text:style-name="T2">(TTS &gt; time-counter)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6cm" svg:height="4.5cm" svg:x="17.5cm" svg:y="5.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xml:id="id346" draw:id="id346" draw:layer="layout" svg:width="2cm" svg:height="2cm" svg:x="4cm" svg:y="6.8cm">
          <text:p text:style-name="P1"><text:span text:style-name="T5">Y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3" xml:id="id344" draw:id="id344" draw:layer="layout" svg:width="2cm" svg:height="2cm" svg:x="8cm" svg:y="6.8cm">
          <text:p text:style-name="P1"><text:span text:style-name="T2">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9" draw:text-style-name="P1" draw:layer="layout" draw:line-skew="0.5cm" svg:x1="10cm" svg:y1="7.8cm" svg:x2="10.5cm" svg:y2="5.05cm" draw:start-shape="id344" draw:start-glue-point="7" draw:end-shape="id345" draw:end-glue-point="1" svg:d="m10000 7800h1500v-2750h-1000" svg:viewBox="0 0 1501 2751">
          <text:p text:style-name="P1">reset </text:p>
        </draw:connector>
        <draw:connector draw:style-name="gr90" draw:text-style-name="P1" draw:layer="layout" draw:line-skew="-0.5cm" svg:x1="4cm" svg:y1="7.8cm" svg:x2="3.5cm" svg:y2="5.05cm" draw:start-shape="id346" draw:start-glue-point="5" draw:end-shape="id345" draw:end-glue-point="3" svg:d="m4000 7800h-1500v-2750h1000" svg:viewBox="0 0 1501 2751">
          <text:p text:style-name="P1">++ <text:s text:c="2"/></text:p>
        </draw:connector>
        <draw:custom-shape draw:style-name="gr91" draw:text-style-name="P3" xml:id="id389" draw:id="id389" draw:layer="layout" svg:width="1.5cm" svg:height="1cm" svg:x="20.25cm" svg:y="5.3cm">
          <text:p text:style-name="P1"><text:span text:style-name="T2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" draw:layer="layout" svg:width="1.5cm" svg:height="1cm" svg:x="20.25cm" svg:y="6.3cm">
          <text:p text:style-name="P1"><text:span text:style-name="T2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" draw:layer="layout" svg:width="1.5cm" svg:height="1cm" svg:x="20.25cm" svg:y="7.3cm">
          <text:p text:style-name="P1"><text:span text:style-name="T2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" draw:layer="layout" svg:width="1.5cm" svg:height="1cm" svg:x="20.25cm" svg:y="8.3cm">
          <text:p text:style-name="P1"><text:span text:style-name="T2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xml:id="id387" draw:id="id387" draw:layer="layout" svg:width="1cm" svg:height="1cm" svg:x="19.25cm" svg:y="5.3cm">
          <text:p text:style-name="P1"><text:span text:style-name="T5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layout" svg:width="1cm" svg:height="1cm" svg:x="19.25cm" svg:y="6.3cm">
          <text:p text:style-name="P1"><text:span text:style-name="T5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layout" svg:width="1cm" svg:height="1cm" svg:x="19.25cm" svg:y="7.3cm">
          <text:p text:style-name="P1"><text:span text:style-name="T5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layout" svg:width="1cm" svg:height="1cm" svg:x="19.25cm" svg:y="8.3cm">
          <text:p text:style-name="P1"><text:span text:style-name="T5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xml:id="id392" draw:id="id392" draw:layer="layout" svg:width="1.5cm" svg:height="1cm" svg:x="17.75cm" svg:y="5.3cm">
          <text:p text:style-name="P1"><text:span text:style-name="T2">T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draw:layer="layout" svg:width="1.5cm" svg:height="1cm" svg:x="17.75cm" svg:y="6.3cm">
          <text:p text:style-name="P1"><text:span text:style-name="T2">T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draw:layer="layout" svg:width="1.5cm" svg:height="1cm" svg:x="17.75cm" svg:y="7.3cm">
          <text:p text:style-name="P1"><text:span text:style-name="T2">T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draw:layer="layout" svg:width="1.5cm" svg:height="1cm" svg:x="17.75cm" svg:y="8.3cm">
          <text:p text:style-name="P1"><text:span text:style-name="T2">T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6" xml:id="id359" draw:id="id359" draw:layer="layout" svg:width="2cm" svg:height="2cm" svg:x="14.5cm" svg:y="10.3cm">
          <text:p text:style-name="P1"><text:span text:style-name="T5">Y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3" xml:id="id365" draw:id="id365" draw:layer="layout" svg:width="2cm" svg:height="2cm" svg:x="9.5cm" svg:y="15.3cm">
          <text:p text:style-name="P1"><text:span text:style-name="T2">N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6" xml:id="id366" draw:id="id366" draw:layer="layout" svg:width="2cm" svg:height="2cm" svg:x="20.5cm" svg:y="18.3cm">
          <text:p text:style-name="P1"><text:span text:style-name="T5">Y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3" xml:id="id348" draw:id="id348" draw:layer="layout" svg:width="12cm" svg:height="1cm" svg:x="15cm" svg:y="0.3cm">
          <text:p text:style-name="P1"><text:span text:style-name="T2">L1 Data Cache 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6" xml:id="id347" draw:id="id347" draw:layer="layout" svg:width="2cm" svg:height="1cm" svg:x="24.5cm" svg:y="12.3cm">
          <text:p text:style-name="P1"><text:span text:style-name="T5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375" draw:id="id375" draw:layer="layout" svg:width="2cm" svg:height="1cm" svg:x="22cm" svg:y="12.3cm">
          <text:p text:style-name="P1"><text:span text:style-name="T2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1" draw:layer="layout" draw:line-skew="-4.3cm" svg:x1="25.5cm" svg:y1="12.3cm" svg:x2="21cm" svg:y2="1.3cm" draw:start-shape="id347" draw:start-glue-point="0" draw:end-shape="id348" draw:end-glue-point="2" svg:d="m25500 12300v-9800h-4500v-1200" svg:viewBox="0 0 4501 11001">
          <text:p/>
        </draw:connector>
        <draw:custom-shape draw:style-name="gr95" draw:text-style-name="P3" xml:id="id371" draw:id="id371" draw:layer="layout" svg:width="7cm" svg:height="1.5cm" svg:x="8.5cm" svg:y="18.8cm">
          <text:p text:style-name="P1"><text:span text:style-name="T2">Write to L2</text:span></text:p>
          <text:p text:style-name="P1"><text:span text:style-name="T13">write-thr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49" draw:id="id349" draw:layer="layout" svg:width="4.5cm" svg:height="1cm" svg:x="1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51" draw:id="id351" draw:layer="layout" svg:width="4.5cm" svg:height="1cm" svg:x="8.5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7" draw:text-style-name="P1" draw:layer="layout" svg:x1="3.25cm" svg:y1="1.3cm" svg:x2="3.25cm" svg:y2="2.3cm" draw:start-shape="id349" draw:start-glue-point="2" draw:end-shape="id350" draw:end-glue-point="0" svg:d="m3250 1300v1000" svg:viewBox="0 0 1 1001">
          <text:p/>
        </draw:connector>
        <draw:connector draw:style-name="gr98" draw:text-style-name="P1" draw:layer="layout" svg:x1="10.75cm" svg:y1="1.3cm" svg:x2="10.75cm" svg:y2="2.3cm" draw:start-shape="id351" draw:start-glue-point="2" draw:end-shape="id352" draw:end-glue-point="0" svg:d="m10750 1300v1000" svg:viewBox="0 0 1 1001">
          <text:p/>
        </draw:connector>
        <draw:custom-shape draw:style-name="gr99" draw:text-style-name="P3" draw:layer="layout" svg:width="12cm" svg:height="1cm" svg:x="1cm" svg:y="0.3cm">
          <text:p text:style-name="P1"><text:span text:style-name="T2">L1 Data Cache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0" draw:text-style-name="P1" draw:layer="layout" draw:line-skew="-2.55cm -1.5cm" svg:x1="3.25cm" svg:y1="3.3cm" svg:x2="3cm" svg:y2="10.55cm" draw:start-shape="id350" draw:start-glue-point="2" draw:end-shape="id353" draw:end-glue-point="3" svg:d="m3250 3300v700h-2250v6550h2000" svg:viewBox="0 0 2251 7251">
          <text:p text:style-name="P1">++ <text:s text:c="6"/></text:p>
        </draw:connector>
        <draw:custom-shape draw:style-name="gr25" draw:text-style-name="P1" xml:id="id354" draw:id="id354" draw:layer="layout" svg:width="2cm" svg:height="1.5cm" svg:x="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55" draw:id="id355" draw:layer="layout" svg:width="2cm" svg:height="1.5cm" svg:x="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1" draw:layer="layout" svg:x1="5cm" svg:y1="5.8cm" svg:x2="5cm" svg:y2="6.8cm" draw:start-shape="id354" draw:start-glue-point="2" draw:end-shape="id346" draw:end-glue-point="4" svg:d="m5000 5800v1000" svg:viewBox="0 0 1 1001">
          <text:p/>
        </draw:connector>
        <draw:connector draw:style-name="gr101" draw:text-style-name="P1" draw:layer="layout" svg:x1="9cm" svg:y1="5.8cm" svg:x2="9cm" svg:y2="6.8cm" draw:start-shape="id355" draw:start-glue-point="2" draw:end-shape="id344" draw:end-glue-point="4" svg:d="m9000 5800v1000" svg:viewBox="0 0 1 1001">
          <text:p/>
        </draw:connector>
        <draw:custom-shape draw:style-name="gr102" draw:text-style-name="P6" xml:id="id345" draw:id="id345" draw:layer="layout" svg:width="7cm" svg:height="1.5cm" svg:x="3.5cm" svg:y="4.3cm">
          <text:p text:style-name="P1"><text:span text:style-name="T5">Cycle Counter</text:span></text:p>
          <text:p text:style-name="P1"><text:span text:style-name="T5">(count &lt; time-out)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1" draw:layer="layout" svg:x1="8cm" svg:y1="7.8cm" svg:x2="7cm" svg:y2="9.8cm" draw:start-shape="id344" draw:start-glue-point="5" draw:end-shape="id353" draw:end-glue-point="0" svg:d="m8000 7800h-1000v2000" svg:viewBox="0 0 1001 2001">
          <text:p text:style-name="P1">++</text:p>
        </draw:connector>
        <draw:connector draw:style-name="gr98" draw:text-style-name="P1" draw:layer="layout" draw:line-skew="-1.3cm" svg:x1="10.75cm" svg:y1="3.3cm" svg:x2="12.75cm" svg:y2="7.3cm" draw:start-shape="id352" draw:start-glue-point="2" draw:end-shape="id356" draw:end-glue-point="0" svg:d="m10750 3300v700h2000v3300" svg:viewBox="0 0 2001 4001">
          <text:p/>
        </draw:connector>
        <draw:custom-shape draw:style-name="gr103" draw:text-style-name="P1" draw:layer="layout" svg:width="2cm" svg:height="1.5cm" svg:x="4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xml:id="id357" draw:id="id357" draw:layer="layout" svg:width="2cm" svg:height="1.5cm" svg:x="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1" draw:layer="layout" svg:x1="9cm" svg:y1="11.3cm" svg:x2="9cm" svg:y2="12.3cm" draw:start-shape="id357" draw:start-glue-point="2" draw:end-shape="id358" draw:end-glue-point="4" svg:d="m9000 11300v1000" svg:viewBox="0 0 1 1001">
          <text:p/>
        </draw:connector>
        <draw:custom-shape draw:style-name="gr104" draw:text-style-name="P6" xml:id="id350" draw:id="id350" draw:layer="layout" svg:width="4.5cm" svg:height="1cm" svg:x="1cm" svg:y="2.3cm">
          <text:p text:style-name="P1"><text:span text:style-name="T5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" xml:id="id352" draw:id="id352" draw:layer="layout" svg:width="4.5cm" svg:height="1cm" svg:x="8.5cm" svg:y="2.3cm">
          <text:p text:style-name="P1"><text:span text:style-name="T5">Read or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386" draw:id="id386" draw:layer="layout" svg:width="1.5cm" svg:height="1cm" svg:x="21.75cm" svg:y="5.3cm">
          <text:p text:style-name="P1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draw:layer="layout" svg:width="1.5cm" svg:height="1cm" svg:x="21.75cm" svg:y="6.3cm">
          <text:p text:style-name="P1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draw:layer="layout" svg:width="1.5cm" svg:height="1cm" svg:x="21.75cm" svg:y="7.3cm">
          <text:p text:style-name="P1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draw:layer="layout" svg:width="1.5cm" svg:height="1cm" svg:x="21.75cm" svg:y="8.3cm">
          <text:p text:style-name="P1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5cm" svg:height="1.5cm" svg:x="1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5cm" svg:height="1cm" svg:x="1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5cm" svg:height="1.5cm" svg:x="15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1" draw:layer="layout" draw:line-skew="0.699cm" svg:x1="15.5cm" svg:y1="12.3cm" svg:x2="17cm" svg:y2="15.3cm" draw:start-shape="id359" draw:start-glue-point="6" draw:end-shape="id360" draw:end-glue-point="0" svg:d="m15500 12300v2200h1500v800" svg:viewBox="0 0 1501 3001">
          <text:p/>
        </draw:connector>
        <draw:custom-shape draw:style-name="gr25" draw:text-style-name="P1" xml:id="id361" draw:id="id361" draw:layer="layout" svg:width="2cm" svg:height="1.5cm" svg:x="1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63" draw:id="id363" draw:layer="layout" svg:width="2cm" svg:height="1.5cm" svg:x="14.5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1" draw:text-style-name="P1" draw:layer="layout" svg:x1="13cm" svg:y1="9.3cm" svg:x2="13cm" svg:y2="10.3cm" draw:start-shape="id361" draw:start-glue-point="2" draw:end-shape="id362" draw:end-glue-point="4" svg:d="m13000 9300v1000" svg:viewBox="0 0 1 1001">
          <text:p/>
        </draw:connector>
        <draw:connector draw:style-name="gr96" draw:text-style-name="P1" draw:layer="layout" svg:x1="15.5cm" svg:y1="9.3cm" svg:x2="15.5cm" svg:y2="10.3cm" draw:start-shape="id363" draw:start-glue-point="2" draw:end-shape="id359" draw:end-glue-point="4" svg:d="m15500 9300v1000" svg:viewBox="0 0 1 1001">
          <text:p/>
        </draw:connector>
        <draw:custom-shape draw:style-name="gr86" draw:text-style-name="P1" draw:layer="layout" svg:width="4.5cm" svg:height="1.8cm" svg:x="12cm" svg:y="7.5cm">
          <text:p text:style-name="P1">(Hit)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1" draw:text-style-name="P1" draw:layer="layout" svg:x1="13cm" svg:y1="16.3cm" svg:x2="11.5cm" svg:y2="16.3cm" draw:start-shape="id364" draw:start-glue-point="3" draw:end-shape="id365" draw:end-glue-point="7" svg:d="m13000 16300h-1500" svg:viewBox="0 0 1501 1">
          <text:p/>
        </draw:connector>
        <draw:connector draw:style-name="gr96" draw:text-style-name="P1" draw:layer="layout" svg:x1="17cm" svg:y1="17.3cm" svg:x2="20.5cm" svg:y2="19.3cm" draw:start-shape="id364" draw:start-glue-point="2" draw:end-shape="id366" draw:end-glue-point="5" svg:d="m17000 17300v2000h3500" svg:viewBox="0 0 3501 2001">
          <text:p/>
        </draw:connector>
        <draw:connector draw:style-name="gr101" draw:text-style-name="P1" draw:layer="layout" svg:x1="9.5cm" svg:y1="16.3cm" svg:x2="5.5cm" svg:y2="16.3cm" draw:start-shape="id365" draw:start-glue-point="5" draw:end-shape="id367" draw:end-glue-point="1" svg:d="m9500 16300h-4000" svg:viewBox="0 0 4001 1">
          <text:p/>
        </draw:connector>
        <draw:connector draw:style-name="gr101" draw:text-style-name="P1" draw:layer="layout" svg:x1="1.75cm" svg:y1="17.3cm" svg:x2="1.75cm" svg:y2="18.8cm" draw:start-shape="id368" draw:start-glue-point="2" draw:end-shape="id369" draw:end-glue-point="0" svg:d="m1750 17300v1500" svg:viewBox="0 0 1 1501">
          <text:p/>
        </draw:connector>
        <draw:connector draw:style-name="gr106" draw:text-style-name="P1" draw:layer="layout" draw:line-skew="-0.05cm" svg:x1="4.5cm" svg:y1="17.3cm" svg:x2="12cm" svg:y2="18.8cm" draw:start-shape="id370" draw:start-glue-point="2" draw:end-shape="id371" svg:d="m4500 17300v700h7500v800" svg:viewBox="0 0 7501 1501">
          <text:p/>
        </draw:connector>
        <draw:connector draw:style-name="gr96" draw:text-style-name="P1" draw:layer="layout" svg:x1="22.5cm" svg:y1="19.3cm" svg:x2="24.25cm" svg:y2="17.3cm" draw:start-shape="id366" draw:start-glue-point="7" draw:end-shape="id372" draw:end-glue-point="2" svg:d="m22500 19300h1750v-2000" svg:viewBox="0 0 1751 2001">
          <text:p/>
        </draw:connector>
        <draw:custom-shape draw:style-name="gr25" draw:text-style-name="P1" xml:id="id374" draw:id="id374" draw:layer="layout" svg:width="2cm" svg:height="1cm" svg:x="22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73" draw:id="id373" draw:layer="layout" svg:width="2cm" svg:height="1cm" svg:x="24.5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xml:id="id372" draw:id="id372" draw:layer="layout" svg:width="4.5cm" svg:height="2cm" svg:x="22cm" svg:y="15.3cm">
          <text:p text:style-name="P1"><text:span text:style-name="T6">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1" draw:layer="layout" svg:x1="25.5cm" svg:y1="15.3cm" svg:x2="25.5cm" svg:y2="13.3cm" draw:start-shape="id373" draw:start-glue-point="0" draw:end-shape="id347" draw:end-glue-point="2" svg:d="m25500 15300v-2000" svg:viewBox="0 0 1 2001">
          <text:p/>
        </draw:connector>
        <draw:connector draw:style-name="gr106" draw:text-style-name="P1" draw:layer="layout" svg:x1="23cm" svg:y1="15.3cm" svg:x2="23cm" svg:y2="13.3cm" draw:start-shape="id374" draw:start-glue-point="0" draw:end-shape="id375" draw:end-glue-point="2" svg:d="m23000 15300v-2000" svg:viewBox="0 0 1 2001">
          <text:p/>
        </draw:connector>
        <draw:custom-shape draw:style-name="gr25" draw:text-style-name="P1" draw:layer="layout" svg:width="2cm" svg:height="1cm" svg:x="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68" draw:id="id368" draw:layer="layout" svg:width="1.5cm" svg:height="1cm" svg:x="1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70" draw:id="id370" draw:layer="layout" svg:width="2cm" svg:height="1cm" svg:x="3.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7" xml:id="id367" draw:id="id367" draw:layer="layout" svg:width="4.5cm" svg:height="2cm" svg:x="1cm" svg:y="15.3cm">
          <text:p text:style-name="P1"><text:span text:style-name="T14">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cm" svg:height="1cm" svg:x="13.5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2cm" svg:height="1.5cm" svg:x="9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377" draw:id="id377" draw:layer="layout" svg:width="2.5cm" svg:height="1cm" svg:x="13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5cm" svg:height="1cm" svg:x="15.5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7" draw:text-style-name="P1" draw:layer="layout" draw:line-skew="0.35cm" svg:x1="11.5cm" svg:y1="12.001cm" svg:x2="14.25cm" svg:y2="15.3cm" draw:start-shape="id376" draw:start-glue-point="2" draw:end-shape="id377" draw:end-glue-point="0" svg:d="m11500 12001v2000h2750v1299" svg:viewBox="0 0 2751 3300">
          <text:p/>
        </draw:connector>
        <draw:custom-shape draw:style-name="gr88" draw:text-style-name="P3" xml:id="id362" draw:id="id362" draw:layer="layout" svg:width="2cm" svg:height="2cm" svg:x="12cm" svg:y="10.3cm">
          <text:p text:style-name="P1"><text:span text:style-name="T2">N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6" xml:id="id353" draw:id="id353" draw:layer="layout" svg:width="8cm" svg:height="1.5cm" svg:x="3cm" svg:y="9.8cm">
          <text:p text:style-name="P1"><text:span text:style-name="T5">Time Counter</text:span></text:p>
          <text:p text:style-name="P1"><text:span text:style-name="T5">(time-counter overflow)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1" draw:text-style-name="P1" draw:layer="layout" draw:line-skew="0.824cm" svg:x1="13cm" svg:y1="12.3cm" svg:x2="7.75cm" svg:y2="16.05cm" draw:start-shape="id362" draw:start-glue-point="6" draw:end-shape="id378" draw:end-glue-point="4" svg:d="m13000 12300v2700h-5250v1050" svg:viewBox="0 0 5251 3751">
          <text:p/>
        </draw:connector>
        <draw:custom-shape draw:style-name="gr108" draw:text-style-name="P1" xml:id="id378" draw:id="id378" draw:layer="layout" svg:width="0.5cm" svg:height="0.5cm" svg:x="7.5cm" svg:y="1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xml:id="id391" draw:id="id391" draw:layer="layout" svg:width="1cm" svg:height="4cm" svg:x="19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" draw:layer="layout" svg:width="5.5cm" svg:height="1cm" svg:x="17.749cm" svg:y="6.29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5.5cm" svg:height="1cm" svg:x="17.748cm" svg:y="7.29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5.5cm" svg:height="1cm" svg:x="17.748cm" svg:y="8.29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" xml:id="id356" draw:id="id356" draw:layer="layout" svg:width="1.5cm" svg:height="0.5cm" svg:x="12cm" svg:y="7.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" xml:id="id388" draw:id="id388" draw:layer="layout" svg:width="1.5cm" svg:height="0.5cm" svg:x="13.5cm" svg:y="7.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" xml:id="id390" draw:id="id390" draw:layer="layout" svg:width="1.5cm" svg:height="0.5cm" svg:x="15cm" svg:y="7.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2cm" svg:height="1cm" svg:x="6cm" svg:y="18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xml:id="id360" draw:id="id360" draw:layer="layout" svg:width="1.5cm" svg:height="0.5cm" svg:x="16.25cm" svg:y="15.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draw:layer="layout" svg:width="1.5cm" svg:height="0.5cm" svg:x="13.5cm" svg:y="15.3cm">
          <text:p/>
          <draw:enhanced-geometry svg:viewBox="0 0 21600 21600" draw:type="rectangle" draw:enhanced-path="M 0 0 L 21600 0 21600 21600 0 21600 0 0 Z N"/>
        </draw:custom-shape>
        <draw:connector draw:style-name="gr107" draw:text-style-name="P1" draw:layer="layout" svg:x1="7.25cm" svg:y1="11.3cm" svg:x2="7.25cm" svg:y2="18.8cm" draw:start-shape="id379" draw:start-glue-point="2" draw:end-shape="id380" draw:end-glue-point="0" svg:d="m7250 11300v7500" svg:viewBox="0 0 1 7501">
          <text:p/>
        </draw:connector>
        <draw:connector draw:style-name="gr106" draw:text-style-name="P1" draw:layer="layout" draw:line-skew="1.199cm" svg:x1="21.45cm" svg:y1="14.801cm" svg:x2="12cm" svg:y2="18.8cm" draw:start-shape="id381" draw:start-glue-point="2" draw:end-shape="id371" draw:end-glue-point="0" svg:d="m21450 14801v3199h-9450v800" svg:viewBox="0 0 9451 4000">
          <text:p/>
        </draw:connector>
        <draw:custom-shape draw:style-name="gr114" draw:text-style-name="P1" xml:id="id381" draw:id="id381" draw:layer="layout" svg:width="1.5cm" svg:height="0.001cm" svg:x="20.7cm" svg:y="14.8cm">
          <text:p/>
          <draw:enhanced-geometry svg:viewBox="0 0 21600 21600" draw:type="rectangle" draw:enhanced-path="M 0 0 L 21600 0 21600 21600 0 21600 0 0 Z N"/>
        </draw:custom-shape>
        <draw:connector draw:style-name="gr117" draw:text-style-name="P1" draw:layer="layout" svg:x1="22cm" svg:y1="12.8cm" svg:x2="21.45cm" svg:y2="14.8cm" draw:start-shape="id375" draw:start-glue-point="3" draw:end-shape="id381" svg:d="m22000 12800h-550v2000" svg:viewBox="0 0 551 2001">
          <text:p/>
        </draw:connector>
        <draw:connector draw:style-name="gr118" draw:text-style-name="P1" draw:layer="layout" svg:x1="4.5cm" svg:y1="20.3cm" svg:x2="26.8cm" svg:y2="11.5cm" draw:start-shape="id382" draw:start-glue-point="2" draw:end-shape="id383" draw:end-glue-point="8" svg:d="m4500 20300v500h22300v-9300" svg:viewBox="0 0 22301 9301">
          <text:p/>
        </draw:connector>
        <draw:custom-shape draw:style-name="gr119" draw:text-style-name="P1" xml:id="id385" draw:id="id385" draw:layer="layout" svg:width="1.5cm" svg:height="0.5cm" svg:x="19cm" svg:y="15.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" xml:id="id376" draw:id="id376" draw:layer="layout" svg:width="1cm" svg:height="0.001cm" svg:x="11cm" svg:y="12cm">
          <text:p/>
          <draw:enhanced-geometry svg:viewBox="0 0 21600 21600" draw:type="rectangle" draw:enhanced-path="M 0 0 L 21600 0 21600 21600 0 21600 0 0 Z N"/>
        </draw:custom-shape>
        <draw:connector draw:style-name="gr120" draw:text-style-name="P1" draw:layer="layout" svg:x1="11cm" svg:y1="10.55cm" svg:x2="11.5cm" svg:y2="12.001cm" draw:start-shape="id353" draw:start-glue-point="1" draw:end-shape="id376" draw:end-glue-point="2" svg:d="m11000 10550h500v1451" svg:viewBox="0 0 501 1452">
          <text:p/>
        </draw:connector>
        <draw:connector draw:style-name="gr121" draw:text-style-name="P1" draw:layer="layout" draw:line-skew="-0.215cm 3.182cm" svg:x1="17.75cm" svg:y1="5.8cm" svg:x2="19.75cm" svg:y2="15.3cm" draw:start-shape="id384" draw:start-glue-point="3" draw:end-shape="id385" draw:end-glue-point="0" svg:d="m17750 5800h-750v8200h2750v1300" svg:viewBox="0 0 2751 9501">
          <text:p/>
        </draw:connector>
        <draw:connector draw:style-name="gr106" draw:text-style-name="P1" draw:layer="layout" draw:line-skew="2cm 0.749cm" svg:x1="23cm" svg:y1="12.3cm" svg:x2="23.25cm" svg:y2="5.8cm" draw:start-shape="id375" draw:start-glue-point="0" draw:end-shape="id386" draw:end-glue-point="1" svg:d="m23000 12300v-1000h1499v-5500h-1249" svg:viewBox="0 0 1500 6501">
          <text:p/>
        </draw:connector>
        <draw:connector draw:style-name="gr122" draw:text-style-name="P1" draw:layer="layout" draw:line-skew="-1.3cm" svg:x1="19.75cm" svg:y1="5.3cm" svg:x2="14.25cm" svg:y2="7.3cm" draw:start-shape="id387" draw:start-glue-point="0" draw:end-shape="id388" draw:end-glue-point="0" svg:d="m19750 5300v-1800h-5500v3800" svg:viewBox="0 0 5501 3801">
          <text:p/>
        </draw:connector>
        <draw:connector draw:style-name="gr123" draw:text-style-name="P1" draw:layer="layout" draw:line-skew="-1.8cm" svg:x1="21cm" svg:y1="5.3cm" svg:x2="15.75cm" svg:y2="7.3cm" draw:start-shape="id389" draw:start-glue-point="0" draw:end-shape="id390" draw:end-glue-point="0" svg:d="m21000 5300v-2300h-5250v4300" svg:viewBox="0 0 5251 4301">
          <text:p/>
        </draw:connector>
        <draw:connector draw:style-name="gr124" draw:text-style-name="P1" draw:layer="layout" svg:x1="10cm" svg:y1="13.3cm" svg:x2="19.75cm" svg:y2="9.3cm" draw:start-shape="id358" draw:start-glue-point="7" draw:end-shape="id391" draw:end-glue-point="2" svg:d="m10000 13300h9750v-4000" svg:viewBox="0 0 9751 40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25" draw:text-style-name="P1" xml:id="id383" draw:id="id383" draw:layer="layout" svg:width="0.5cm" svg:height="0.5cm" svg:x="26.5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1" draw:layer="layout" draw:line-skew="-0.8cm" svg:x1="26.8cm" svg:y1="11cm" svg:x2="18.5cm" svg:y2="5.3cm" draw:start-shape="id383" draw:start-glue-point="4" draw:end-shape="id392" draw:end-glue-point="0" svg:d="m26800 11000v-7000h-8300v1300" svg:viewBox="0 0 8301 7001">
          <text:p/>
        </draw:connector>
        <draw:connector draw:style-name="gr126" draw:text-style-name="P1" draw:layer="layout" svg:x1="26.55cm" svg:y1="11.25cm" svg:x2="25.5cm" svg:y2="12.3cm" draw:start-shape="id383" draw:start-glue-point="6" draw:end-shape="id347" draw:end-glue-point="0" svg:d="m26550 11250h-1050v1050" svg:viewBox="0 0 1051 1051">
          <text:p/>
        </draw:connector>
        <draw:custom-shape draw:style-name="gr116" draw:text-style-name="P1" xml:id="id380" draw:id="id380" draw:layer="layout" svg:width="1.5cm" svg:height="0.5cm" svg:x="6.5cm" svg:y="18.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" xml:id="id369" draw:id="id369" draw:layer="layout" svg:width="1.5cm" svg:height="0.5cm" svg:x="1cm" svg:y="18.8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" xml:id="id384" draw:id="id384" draw:layer="layout" svg:width="5.5cm" svg:height="1cm" svg:x="17.75cm" svg:y="5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" draw:layer="layout" svg:width="1cm" svg:height="4cm" svg:x="19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xml:id="id379" draw:id="id379" draw:layer="layout" svg:width="1.5cm" svg:height="0.5cm" svg:x="6.5cm" svg:y="10.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" xml:id="id358" draw:id="id358" draw:layer="layout" svg:width="2cm" svg:height="2cm" svg:x="8cm" svg:y="12.3cm">
          <text:p text:style-name="P1"><text:span text:style-name="T5">Y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132" draw:text-style-name="P1" draw:layer="layout" svg:x1="3.85cm" svg:y1="11.4cm" svg:x2="3.85cm" svg:y2="20.9cm">
          <text:p/>
        </draw:line>
        <draw:line draw:style-name="gr132" draw:text-style-name="P1" draw:layer="layout" svg:x1="8.85cm" svg:y1="11.4cm" svg:x2="8.85cm" svg:y2="20.9cm">
          <text:p/>
        </draw:line>
        <draw:line draw:style-name="gr132" draw:text-style-name="P1" draw:layer="layout" svg:x1="13.85cm" svg:y1="11.4cm" svg:x2="13.85cm" svg:y2="20.9cm">
          <text:p/>
        </draw:line>
        <draw:line draw:style-name="gr132" draw:text-style-name="P1" draw:layer="layout" svg:x1="18.85cm" svg:y1="11.4cm" svg:x2="18.85cm" svg:y2="20.9cm">
          <text:p/>
        </draw:line>
        <draw:custom-shape draw:style-name="gr133" draw:text-style-name="P1" xml:id="id393" draw:id="id393" draw:layer="layout" svg:width="2.5cm" svg:height="2.5cm" svg:x="0.1cm" svg:y="14.9cm">
          <text:p text:style-name="P1">Ser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395" draw:id="id395" draw:layer="layout" svg:width="2.5cm" svg:height="2.5cm" svg:x="5.1cm" svg:y="12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396" draw:id="id396" draw:layer="layout" svg:width="2.5cm" svg:height="2.5cm" svg:x="5.1cm" svg:y="17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" xml:id="id398" draw:id="id398" draw:layer="layout" svg:width="2.5cm" svg:height="2.5cm" svg:x="10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" xml:id="id400" draw:id="id400" draw:layer="layout" svg:width="2.5cm" svg:height="2.5cm" svg:x="10.09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" xml:id="id399" draw:id="id399" draw:layer="layout" svg:width="2.5cm" svg:height="2.5cm" svg:x="10.099cm" svg:y="13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" xml:id="id402" draw:id="id402" draw:layer="layout" svg:width="2.5cm" svg:height="2.5cm" svg:x="10.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" xml:id="id404" draw:id="id404" draw:layer="layout" svg:width="2.5cm" svg:height="2.5cm" svg:x="10.09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" xml:id="id403" draw:id="id403" draw:layer="layout" svg:width="2.5cm" svg:height="2.5cm" svg:x="10.099cm" svg:y="18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407" draw:id="id407" draw:layer="layout" svg:width="2.5cm" svg:height="2.5cm" svg:x="15.1cm" svg:y="12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408" draw:id="id408" draw:layer="layout" svg:width="2.5cm" svg:height="2.5cm" svg:x="15.1cm" svg:y="17.4cm">
          <text:p text:style-name="P1">Parall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xml:id="id410" draw:id="id410" draw:layer="layout" svg:width="2.5cm" svg:height="2.5cm" svg:x="20.1cm" svg:y="14.9cm">
          <text:p text:style-name="P1">Ser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" xml:id="id394" draw:id="id394" draw:layer="layout" svg:width="0.5cm" svg:height="0.5cm" svg:x="3.6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7" draw:text-style-name="P1" xml:id="id397" draw:id="id397" draw:layer="layout" svg:width="0.5cm" svg:height="0.5cm" svg:x="8.6cm" svg:y="1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7" draw:text-style-name="P1" xml:id="id409" draw:id="id409" draw:layer="layout" svg:width="0.5cm" svg:height="0.5cm" svg:x="18.6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8" draw:text-style-name="P1" draw:layer="layout" svg:x1="2.6cm" svg:y1="16.15cm" svg:x2="3.6cm" svg:y2="16.15cm" draw:start-shape="id393" draw:start-glue-point="10" draw:end-shape="id394" draw:end-glue-point="5" svg:d="m2600 16150h1000" svg:viewBox="0 0 1001 1">
          <text:p/>
        </draw:connector>
        <draw:connector draw:style-name="gr138" draw:text-style-name="P1" draw:layer="layout" draw:type="line" svg:x1="3.85cm" svg:y1="15.9cm" svg:x2="5.466cm" svg:y2="14.534cm" draw:start-shape="id394" draw:start-glue-point="4" draw:end-shape="id395" draw:end-glue-point="7" svg:d="m3850 15900 1616-1366" svg:viewBox="0 0 1617 1367">
          <text:p/>
        </draw:connector>
        <draw:connector draw:style-name="gr138" draw:text-style-name="P1" draw:layer="layout" draw:type="line" svg:x1="3.85cm" svg:y1="16.4cm" svg:x2="5.466cm" svg:y2="17.766cm" draw:start-shape="id394" draw:start-glue-point="6" draw:end-shape="id396" draw:end-glue-point="5" svg:d="m3850 16400 1616 1366" svg:viewBox="0 0 1617 1367">
          <text:p/>
        </draw:connector>
        <draw:custom-shape draw:style-name="gr137" draw:text-style-name="P1" xml:id="id401" draw:id="id401" draw:layer="layout" svg:width="0.5cm" svg:height="0.5cm" svg:x="8.6cm" svg:y="1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7" draw:text-style-name="P1" xml:id="id405" draw:id="id405" draw:layer="layout" svg:width="0.5cm" svg:height="0.5cm" svg:x="13.6cm" svg:y="1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7" draw:text-style-name="P1" xml:id="id406" draw:id="id406" draw:layer="layout" svg:width="0.5cm" svg:height="0.5cm" svg:x="13.6cm" svg:y="1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8" draw:text-style-name="P1" draw:layer="layout" draw:type="line" svg:x1="7.6cm" svg:y1="13.65cm" svg:x2="8.6cm" svg:y2="13.65cm" draw:start-shape="id395" draw:start-glue-point="10" draw:end-shape="id397" draw:end-glue-point="5" svg:d="m7600 13650h1000" svg:viewBox="0 0 1001 1">
          <text:p/>
        </draw:connector>
        <draw:connector draw:style-name="gr138" draw:text-style-name="P1" draw:layer="layout" draw:type="line" svg:x1="8.85cm" svg:y1="13.4cm" svg:x2="10.1cm" svg:y2="12.65cm" draw:start-shape="id397" draw:start-glue-point="4" draw:end-shape="id398" draw:end-glue-point="6" svg:d="m8850 13400 1250-750" svg:viewBox="0 0 1251 751">
          <text:p/>
        </draw:connector>
        <draw:connector draw:style-name="gr138" draw:text-style-name="P1" draw:layer="layout" draw:type="line" svg:x1="8.85cm" svg:y1="13.9cm" svg:x2="10.099cm" svg:y2="14.65cm" draw:start-shape="id397" draw:start-glue-point="6" draw:end-shape="id399" svg:d="m8850 13900 1249 750" svg:viewBox="0 0 1250 751">
          <text:p/>
        </draw:connector>
        <draw:connector draw:style-name="gr138" draw:text-style-name="P1" draw:layer="layout" draw:type="line" svg:x1="9.1cm" svg:y1="13.65cm" svg:x2="10.099cm" svg:y2="13.65cm" draw:start-shape="id397" draw:start-glue-point="7" draw:end-shape="id400" draw:end-glue-point="6" svg:d="m9100 13650h999" svg:viewBox="0 0 1000 1">
          <text:p/>
        </draw:connector>
        <draw:connector draw:style-name="gr138" draw:text-style-name="P1" draw:layer="layout" draw:type="line" svg:x1="7.6cm" svg:y1="18.65cm" svg:x2="8.6cm" svg:y2="18.65cm" draw:start-shape="id396" draw:start-glue-point="10" draw:end-shape="id401" draw:end-glue-point="5" svg:d="m7600 18650h1000" svg:viewBox="0 0 1001 1">
          <text:p/>
        </draw:connector>
        <draw:connector draw:style-name="gr138" draw:text-style-name="P1" draw:layer="layout" draw:type="line" svg:x1="8.85cm" svg:y1="18.4cm" svg:x2="10.1cm" svg:y2="17.65cm" draw:start-shape="id401" draw:start-glue-point="4" draw:end-shape="id402" draw:end-glue-point="6" svg:d="m8850 18400 1250-750" svg:viewBox="0 0 1251 751">
          <text:p/>
        </draw:connector>
        <draw:connector draw:style-name="gr138" draw:text-style-name="P1" draw:layer="layout" draw:type="line" svg:x1="8.85cm" svg:y1="18.9cm" svg:x2="10.099cm" svg:y2="19.65cm" draw:start-shape="id401" draw:start-glue-point="6" draw:end-shape="id403" draw:end-glue-point="6" svg:d="m8850 18900 1249 750" svg:viewBox="0 0 1250 751">
          <text:p/>
        </draw:connector>
        <draw:connector draw:style-name="gr138" draw:text-style-name="P1" draw:layer="layout" draw:type="line" svg:x1="9.1cm" svg:y1="18.65cm" svg:x2="10.099cm" svg:y2="18.65cm" draw:start-shape="id401" draw:start-glue-point="7" draw:end-shape="id404" draw:end-glue-point="6" svg:d="m9100 18650h999" svg:viewBox="0 0 1000 1">
          <text:p/>
        </draw:connector>
        <draw:connector draw:style-name="gr138" draw:text-style-name="P1" draw:layer="layout" draw:type="line" svg:x1="12.6cm" svg:y1="12.65cm" svg:x2="13.85cm" svg:y2="13.4cm" draw:start-shape="id398" draw:start-glue-point="10" draw:end-shape="id405" draw:end-glue-point="4" svg:d="m12600 12650 1250 750" svg:viewBox="0 0 1251 751">
          <text:p/>
        </draw:connector>
        <draw:connector draw:style-name="gr138" draw:text-style-name="P1" draw:layer="layout" draw:type="line" svg:x1="12.599cm" svg:y1="14.65cm" svg:x2="13.85cm" svg:y2="13.9cm" draw:start-shape="id399" draw:end-shape="id405" draw:end-glue-point="6" svg:d="m12599 14650 1251-750" svg:viewBox="0 0 1252 751">
          <text:p/>
        </draw:connector>
        <draw:connector draw:style-name="gr138" draw:text-style-name="P1" draw:layer="layout" draw:type="line" svg:x1="12.599cm" svg:y1="13.65cm" svg:x2="13.6cm" svg:y2="13.65cm" draw:start-shape="id400" draw:end-shape="id405" draw:end-glue-point="5" svg:d="m12599 13650h1001" svg:viewBox="0 0 1002 1">
          <text:p/>
        </draw:connector>
        <draw:connector draw:style-name="gr138" draw:text-style-name="P1" draw:layer="layout" draw:type="line" svg:x1="12.599cm" svg:y1="19.65cm" svg:x2="13.85cm" svg:y2="18.9cm" draw:start-shape="id403" draw:start-glue-point="10" draw:end-shape="id406" draw:end-glue-point="6" svg:d="m12599 19650 1251-750" svg:viewBox="0 0 1252 751">
          <text:p/>
        </draw:connector>
        <draw:connector draw:style-name="gr138" draw:text-style-name="P1" draw:layer="layout" draw:type="line" svg:x1="12.599cm" svg:y1="18.65cm" svg:x2="13.6cm" svg:y2="18.65cm" draw:start-shape="id404" draw:end-shape="id406" draw:end-glue-point="5" svg:d="m12599 18650h1001" svg:viewBox="0 0 1002 1">
          <text:p/>
        </draw:connector>
        <draw:connector draw:style-name="gr138" draw:text-style-name="P1" draw:layer="layout" draw:type="line" svg:x1="12.6cm" svg:y1="17.65cm" svg:x2="13.85cm" svg:y2="18.4cm" draw:start-shape="id402" draw:start-glue-point="10" draw:end-shape="id406" draw:end-glue-point="4" svg:d="m12600 17650 1250 750" svg:viewBox="0 0 1251 751">
          <text:p/>
        </draw:connector>
        <draw:connector draw:style-name="gr138" draw:text-style-name="P1" draw:layer="layout" draw:type="line" svg:x1="14.1cm" svg:y1="13.65cm" svg:x2="15.1cm" svg:y2="13.65cm" draw:start-shape="id405" draw:start-glue-point="7" draw:end-shape="id407" draw:end-glue-point="6" svg:d="m14100 13650h1000" svg:viewBox="0 0 1001 1">
          <text:p/>
        </draw:connector>
        <draw:connector draw:style-name="gr138" draw:text-style-name="P1" draw:layer="layout" draw:type="line" svg:x1="14.1cm" svg:y1="18.65cm" svg:x2="15.1cm" svg:y2="18.65cm" draw:start-shape="id406" draw:start-glue-point="7" draw:end-shape="id408" draw:end-glue-point="6" svg:d="m14100 18650h1000" svg:viewBox="0 0 1001 1">
          <text:p/>
        </draw:connector>
        <draw:connector draw:style-name="gr138" draw:text-style-name="P1" draw:layer="layout" draw:type="line" svg:x1="17.234cm" svg:y1="14.534cm" svg:x2="18.85cm" svg:y2="15.9cm" draw:start-shape="id407" draw:start-glue-point="9" draw:end-shape="id409" draw:end-glue-point="4" svg:d="m17234 14534 1616 1366" svg:viewBox="0 0 1617 1367">
          <text:p/>
        </draw:connector>
        <draw:connector draw:style-name="gr138" draw:text-style-name="P1" draw:layer="layout" draw:type="line" svg:x1="17.234cm" svg:y1="17.766cm" svg:x2="18.85cm" svg:y2="16.4cm" draw:start-shape="id408" draw:start-glue-point="11" draw:end-shape="id409" draw:end-glue-point="6" svg:d="m17234 17766 1616-1366" svg:viewBox="0 0 1617 1367">
          <text:p/>
        </draw:connector>
        <draw:connector draw:style-name="gr138" draw:text-style-name="P1" draw:layer="layout" draw:type="line" svg:x1="19.1cm" svg:y1="16.15cm" svg:x2="20.1cm" svg:y2="16.15cm" draw:start-shape="id409" draw:start-glue-point="7" draw:end-shape="id410" draw:end-glue-point="6" svg:d="m19100 16150h1000" svg:viewBox="0 0 1001 1">
          <text:p/>
        </draw:connector>
        <draw:frame draw:style-name="gr68" draw:layer="layout" svg:width="3.986cm" svg:height="0.962cm" svg:x="6.85cm" svg:y="10.4cm">
          <draw:text-box>
            <text:p>Synchronise</text:p>
          </draw:text-box>
        </draw:frame>
        <draw:frame draw:style-name="gr68" draw:layer="layout" svg:width="3.986cm" svg:height="0.962cm" svg:x="1.85cm" svg:y="10.4cm">
          <draw:text-box>
            <text:p>Synchronise</text:p>
          </draw:text-box>
        </draw:frame>
        <draw:frame draw:style-name="gr68" draw:layer="layout" svg:width="2.403cm" svg:height="0.962cm" svg:x="12.65cm" svg:y="10.44cm">
          <draw:text-box>
            <text:p>Barrier</text:p>
          </draw:text-box>
        </draw:frame>
        <draw:frame draw:style-name="gr68" draw:layer="layout" svg:width="2.403cm" svg:height="0.962cm" svg:x="17.65cm" svg:y="10.44cm">
          <draw:text-box>
            <text:p>Barrier</text:p>
          </draw:text-box>
        </draw:frame>
        <presentation:notes draw:style-name="dp2">
          <draw:page-thumbnail draw:style-name="gr2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9" draw:text-style-name="P3" draw:layer="layout" svg:width="8.5cm" svg:height="7.5cm" svg:x="1cm" svg:y="1.463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9" draw:text-style-name="P3" draw:layer="layout" svg:width="7.5cm" svg:height="1cm" svg:x="1.5cm" svg:y="2.963cm">
          <text:p text:style-name="P1"><text:span text:style-name="T2">Line 0 - Unknown</text:span></text:p>
          <draw:enhanced-geometry svg:viewBox="0 0 21600 21600" draw:type="rectangle" draw:enhanced-path="M 0 0 L 21600 0 21600 21600 0 21600 0 0 Z N"/>
        </draw:custom-shape>
        <draw:custom-shape draw:style-name="gr140" draw:text-style-name="P3" draw:layer="layout" svg:width="7.5cm" svg:height="1cm" svg:x="1.5cm" svg:y="4.463cm">
          <text:p text:style-name="P1"><text:span text:style-name="T2">Line 1 - Unknown</text:span></text:p>
          <draw:enhanced-geometry svg:viewBox="0 0 21600 21600" draw:type="rectangle" draw:enhanced-path="M 0 0 L 21600 0 21600 21600 0 21600 0 0 Z N"/>
        </draw:custom-shape>
        <draw:custom-shape draw:style-name="gr141" draw:text-style-name="P3" draw:layer="layout" svg:width="7.5cm" svg:height="1cm" svg:x="1.5cm" svg:y="5.963cm">
          <text:p text:style-name="P1"><text:span text:style-name="T2">Line 2 - Unknown</text:span></text:p>
          <draw:enhanced-geometry svg:viewBox="0 0 21600 21600" draw:type="rectangle" draw:enhanced-path="M 0 0 L 21600 0 21600 21600 0 21600 0 0 Z N"/>
        </draw:custom-shape>
        <draw:custom-shape draw:style-name="gr142" draw:text-style-name="P3" draw:layer="layout" svg:width="7.5cm" svg:height="1cm" svg:x="1.5cm" svg:y="7.463cm">
          <text:p text:style-name="P1"><text:span text:style-name="T2">Line 3 - Unknown</text:span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cm" svg:y="0.5cm">
          <draw:text-box>
            <text:p text:style-name="P1"><text:span text:style-name="T15">Initial Cache State</text:span></text:p>
          </draw:text-box>
        </draw:frame>
        <draw:custom-shape draw:style-name="gr69" draw:text-style-name="P3" draw:layer="layout" svg:width="8.5cm" svg:height="7.5cm" svg:x="13.9cm" svg:y="1.463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9" draw:text-style-name="P16" draw:layer="layout" svg:width="3.5cm" svg:height="1cm" svg:x="23.6cm" svg:y="2.963cm">
          <text:p text:style-name="P1"><text:span text:style-name="T12">Evi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6" draw:layer="layout" svg:width="3.5cm" svg:height="1cm" svg:x="23.6cm" svg:y="4.4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custom-shape draw:style-name="gr141" draw:text-style-name="P16" draw:layer="layout" svg:width="3.5cm" svg:height="1cm" svg:x="23.6cm" svg:y="5.9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16" draw:layer="layout" svg:width="3.5cm" svg:height="1cm" svg:x="23.6cm" svg:y="7.4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3.9cm" svg:y="0.5cm">
          <draw:text-box>
            <text:p text:style-name="P1"><text:span text:style-name="T15">Prime</text:span></text:p>
          </draw:text-box>
        </draw:frame>
        <draw:custom-shape draw:style-name="gr143" draw:text-style-name="P6" draw:layer="layout" svg:width="7.5cm" svg:height="1cm" svg:x="14.4cm" svg:y="2.963cm">
          <text:p text:style-name="P1"><text:span text:style-name="T5">Line 0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4.463cm">
          <text:p text:style-name="P1"><text:span text:style-name="T5">Line 1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5.963cm">
          <text:p text:style-name="P1"><text:span text:style-name="T5">Line 2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7.463cm">
          <text:p text:style-name="P1"><text:span text:style-name="T5">Line 3 - Trojan</text:span></text:p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cm" svg:height="0.5cm" svg:x="13.4cm" svg:y="3.1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7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3.2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7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1" draw:layer="layout" svg:width="2cm" svg:height="2cm" svg:x="10.7cm" svg:y="4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9" draw:text-style-name="P3" draw:layer="layout" svg:width="8.5cm" svg:height="7.5cm" svg:x="13.9cm" svg:y="12.526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3.9cm" svg:y="11.563cm">
          <draw:text-box>
            <text:p text:style-name="P1"><text:span text:style-name="T15">Victim Executes</text:span></text:p>
          </draw:text-box>
        </draw:frame>
        <draw:custom-shape draw:style-name="gr143" draw:text-style-name="P6" draw:layer="layout" svg:width="7.5cm" svg:height="1cm" svg:x="14.4cm" svg:y="14.026cm">
          <text:p text:style-name="P1"><text:span text:style-name="T5">Line 0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15.526cm">
          <text:p text:style-name="P1"><text:span text:style-name="T5">Line 1 - Trojan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7.5cm" svg:height="1cm" svg:x="14.4cm" svg:y="17.026cm">
          <text:p text:style-name="P1"><text:span text:style-name="T5">Line 2 - Victim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18.526cm">
          <text:p text:style-name="P1"><text:span text:style-name="T5">Line 3 - Trojan</text:span></text:p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cm" svg:height="0.5cm" svg:x="13.4cm" svg:y="1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15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1" draw:layer="layout" svg:width="1cm" svg:height="0.5cm" svg:x="13.4cm" svg:y="17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18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1" draw:layer="layout" svg:width="2cm" svg:height="2cm" draw:transform="rotate (-1.5707963267949) translate (19.1cm 9.46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3" draw:text-style-name="P19" draw:layer="layout" svg:width="3.5cm" svg:height="1cm" svg:x="23.6cm" svg:y="17.063cm">
          <text:p text:style-name="P1"><text:span text:style-name="T16">Evicted</text:span>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1cm" svg:height="0.5cm" svg:x="22.6cm" svg:y="17.2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1" draw:layer="layout" svg:width="2cm" svg:height="2cm" draw:transform="rotate (-3.14159265358979) translate (12.7cm 17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9" draw:text-style-name="P3" draw:layer="layout" svg:width="8.5cm" svg:height="7.5cm" svg:x="1cm" svg:y="12.526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cm" svg:y="11.563cm">
          <draw:text-box>
            <text:p text:style-name="P1"><text:span text:style-name="T15">Probe</text:span></text:p>
          </draw:text-box>
        </draw:frame>
        <draw:custom-shape draw:style-name="gr143" draw:text-style-name="P6" xml:id="id411" draw:id="id411" draw:layer="layout" svg:width="7.5cm" svg:height="1cm" svg:x="1.5cm" svg:y="14.026cm">
          <text:p text:style-name="P1"><text:span text:style-name="T5">Line 0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xml:id="id413" draw:id="id413" draw:layer="layout" svg:width="7.5cm" svg:height="1cm" svg:x="1.5cm" svg:y="15.526cm">
          <text:p text:style-name="P1"><text:span text:style-name="T5">Line 1 - Trojan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xml:id="id415" draw:id="id415" draw:layer="layout" svg:width="7.5cm" svg:height="1cm" svg:x="1.5cm" svg:y="17.026cm">
          <text:p text:style-name="P1"><text:span text:style-name="T5">Line 2 - Victim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xml:id="id414" draw:id="id414" draw:layer="layout" svg:width="7.5cm" svg:height="1cm" svg:x="1.5cm" svg:y="18.526cm">
          <text:p text:style-name="P1"><text:span text:style-name="T5">Line 3 - Trojan</text:span></text:p>
          <draw:enhanced-geometry svg:viewBox="0 0 21600 21600" draw:type="rectangle" draw:enhanced-path="M 0 0 L 21600 0 21600 21600 0 21600 0 0 Z N"/>
        </draw:custom-shape>
        <draw:frame draw:style-name="gr76" draw:text-style-name="P18" xml:id="id412" draw:id="id412" draw:layer="layout" svg:width="2.394cm" svg:height="0.963cm" svg:x="9.3cm" svg:y="10.9cm">
          <draw:text-box>
            <text:p text:style-name="P1"><text:span text:style-name="T15">Hit</text:span></text:p>
          </draw:text-box>
        </draw:frame>
        <draw:frame draw:style-name="gr149" draw:text-style-name="P18" xml:id="id416" draw:id="id416" draw:layer="layout" svg:width="2.394cm" svg:height="0.962cm" svg:x="11.71cm" svg:y="10.9cm">
          <draw:text-box>
            <text:p text:style-name="P1"><text:span text:style-name="T15">Miss</text:span></text:p>
          </draw:text-box>
        </draw:frame>
        <draw:connector draw:style-name="gr62" draw:text-style-name="P1" draw:layer="layout" svg:x1="9cm" svg:y1="14.526cm" svg:x2="10.497cm" svg:y2="11.863cm" draw:start-shape="id411" draw:start-glue-point="1" draw:end-shape="id412" draw:end-glue-point="2" svg:d="m9000 14526h1497v-2663" svg:viewBox="0 0 1498 2664">
          <text:p/>
        </draw:connector>
        <draw:connector draw:style-name="gr62" draw:text-style-name="P1" draw:layer="layout" svg:x1="9cm" svg:y1="16.026cm" svg:x2="10.497cm" svg:y2="11.863cm" draw:start-shape="id413" draw:start-glue-point="1" draw:end-shape="id412" draw:end-glue-point="2" svg:d="m9000 16026h1497v-4163" svg:viewBox="0 0 1498 4164">
          <text:p/>
        </draw:connector>
        <draw:connector draw:style-name="gr62" draw:text-style-name="P1" draw:layer="layout" svg:x1="9cm" svg:y1="19.026cm" svg:x2="10.497cm" svg:y2="11.863cm" draw:start-shape="id414" draw:start-glue-point="1" draw:end-shape="id412" draw:end-glue-point="2" svg:d="m9000 19026h1497v-7163" svg:viewBox="0 0 1498 7164">
          <text:p/>
        </draw:connector>
        <draw:connector draw:style-name="gr150" draw:text-style-name="P1" draw:layer="layout" svg:x1="9cm" svg:y1="17.526cm" svg:x2="12.907cm" svg:y2="11.862cm" draw:start-shape="id415" draw:start-glue-point="1" draw:end-shape="id416" draw:end-glue-point="2" svg:d="m9000 17526h3907v-5664" svg:viewBox="0 0 3908 5665">
          <text:p/>
        </draw:connector>
        <draw:frame draw:style-name="gr76" draw:text-style-name="P18" draw:layer="layout" svg:width="5.6cm" svg:height="0.963cm" svg:x="9cm" svg:y="9.937cm">
          <draw:text-box>
            <text:p text:style-name="P1"><text:span text:style-name="T15">Trojan Access</text:span></text:p>
          </draw:text-box>
        </draw:frame>
        <draw:custom-shape draw:style-name="gr151" draw:text-style-name="P1" draw:layer="layout" svg:width="5.5cm" svg:height="1.963cm" svg:x="9cm" svg:y="9.8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9" draw:text-style-name="P3" draw:layer="layout" svg:width="8.5cm" svg:height="7.5cm" svg:x="1cm" svg:y="1.463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9" draw:text-style-name="P3" draw:layer="layout" svg:width="7.5cm" svg:height="1cm" svg:x="1.5cm" svg:y="2.963cm">
          <text:p text:style-name="P1"><text:span text:style-name="T2">Line 0 - Unknown</text:span></text:p>
          <draw:enhanced-geometry svg:viewBox="0 0 21600 21600" draw:type="rectangle" draw:enhanced-path="M 0 0 L 21600 0 21600 21600 0 21600 0 0 Z N"/>
        </draw:custom-shape>
        <draw:custom-shape draw:style-name="gr140" draw:text-style-name="P3" draw:layer="layout" svg:width="7.5cm" svg:height="1cm" svg:x="1.5cm" svg:y="4.463cm">
          <text:p text:style-name="P1"><text:span text:style-name="T2">Line 1 - Unknown</text:span></text:p>
          <draw:enhanced-geometry svg:viewBox="0 0 21600 21600" draw:type="rectangle" draw:enhanced-path="M 0 0 L 21600 0 21600 21600 0 21600 0 0 Z N"/>
        </draw:custom-shape>
        <draw:custom-shape draw:style-name="gr141" draw:text-style-name="P3" draw:layer="layout" svg:width="7.5cm" svg:height="1cm" svg:x="1.5cm" svg:y="5.963cm">
          <text:p text:style-name="P1"><text:span text:style-name="T2">Line 2 - Unknown</text:span></text:p>
          <draw:enhanced-geometry svg:viewBox="0 0 21600 21600" draw:type="rectangle" draw:enhanced-path="M 0 0 L 21600 0 21600 21600 0 21600 0 0 Z N"/>
        </draw:custom-shape>
        <draw:custom-shape draw:style-name="gr142" draw:text-style-name="P3" draw:layer="layout" svg:width="7.5cm" svg:height="1cm" svg:x="1.5cm" svg:y="7.463cm">
          <text:p text:style-name="P1"><text:span text:style-name="T2">Line 3 - Unknown</text:span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cm" svg:y="0.5cm">
          <draw:text-box>
            <text:p text:style-name="P1"><text:span text:style-name="T15">Initial Cache State</text:span></text:p>
          </draw:text-box>
        </draw:frame>
        <draw:custom-shape draw:style-name="gr69" draw:text-style-name="P3" draw:layer="layout" svg:width="8.5cm" svg:height="7.5cm" svg:x="13.9cm" svg:y="1.463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9" draw:text-style-name="P16" draw:layer="layout" svg:width="3.5cm" svg:height="1cm" svg:x="23.6cm" svg:y="2.963cm">
          <text:p text:style-name="P1"><text:span text:style-name="T12">Evi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6" draw:layer="layout" svg:width="3.5cm" svg:height="1cm" svg:x="23.6cm" svg:y="4.4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custom-shape draw:style-name="gr141" draw:text-style-name="P16" draw:layer="layout" svg:width="3.5cm" svg:height="1cm" svg:x="23.6cm" svg:y="5.9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16" draw:layer="layout" svg:width="3.5cm" svg:height="1cm" svg:x="23.6cm" svg:y="7.463cm">
          <text:p text:style-name="P1"><text:span text:style-name="T12">Evicted</text:span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3.9cm" svg:y="0.5cm">
          <draw:text-box>
            <text:p text:style-name="P1"><text:span text:style-name="T15">Prime</text:span></text:p>
          </draw:text-box>
        </draw:frame>
        <draw:custom-shape draw:style-name="gr143" draw:text-style-name="P6" draw:layer="layout" svg:width="7.5cm" svg:height="1cm" svg:x="14.4cm" svg:y="2.963cm">
          <text:p text:style-name="P1"><text:span text:style-name="T5">Line 0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4.463cm">
          <text:p text:style-name="P1"><text:span text:style-name="T5">Line 1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5.963cm">
          <text:p text:style-name="P1"><text:span text:style-name="T5">Line 2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7.463cm">
          <text:p text:style-name="P1"><text:span text:style-name="T5">Line 3 - Trojan</text:span></text:p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cm" svg:height="0.5cm" svg:x="13.4cm" svg:y="3.1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7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3.2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6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5" draw:text-style-name="P1" draw:layer="layout" svg:width="1cm" svg:height="0.5cm" svg:x="22.6cm" svg:y="7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1" draw:layer="layout" svg:width="2cm" svg:height="2cm" svg:x="10.7cm" svg:y="4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9" draw:text-style-name="P3" draw:layer="layout" svg:width="8.5cm" svg:height="7.5cm" svg:x="13.9cm" svg:y="12.526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3.9cm" svg:y="11.563cm">
          <draw:text-box>
            <text:p text:style-name="P1"><text:span text:style-name="T15">Victim Executes</text:span></text:p>
          </draw:text-box>
        </draw:frame>
        <draw:custom-shape draw:style-name="gr143" draw:text-style-name="P6" draw:layer="layout" svg:width="7.5cm" svg:height="1cm" svg:x="14.4cm" svg:y="14.026cm">
          <text:p text:style-name="P1"><text:span text:style-name="T5">Line 0 - Trojan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15.526cm">
          <text:p text:style-name="P1"><text:span text:style-name="T5">Line 1 - Trojan</text:span></text:p>
          <draw:enhanced-geometry svg:viewBox="0 0 21600 21600" draw:type="rectangle" draw:enhanced-path="M 0 0 L 21600 0 21600 21600 0 21600 0 0 Z N"/>
        </draw:custom-shape>
        <draw:custom-shape draw:style-name="gr147" draw:text-style-name="P6" draw:layer="layout" svg:width="7.5cm" svg:height="1cm" svg:x="14.4cm" svg:y="17.026cm">
          <text:p text:style-name="P1"><text:span text:style-name="T5">Line 2 - Victim</text:span></text:p>
          <draw:enhanced-geometry svg:viewBox="0 0 21600 21600" draw:type="rectangle" draw:enhanced-path="M 0 0 L 21600 0 21600 21600 0 21600 0 0 Z N"/>
        </draw:custom-shape>
        <draw:custom-shape draw:style-name="gr143" draw:text-style-name="P6" draw:layer="layout" svg:width="7.5cm" svg:height="1cm" svg:x="14.4cm" svg:y="18.526cm">
          <text:p text:style-name="P1"><text:span text:style-name="T5">Line 3 - Trojan</text:span></text:p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cm" svg:height="0.5cm" svg:x="13.4cm" svg:y="1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15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1" draw:layer="layout" svg:width="1cm" svg:height="0.5cm" svg:x="13.4cm" svg:y="17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1" draw:layer="layout" svg:width="1cm" svg:height="0.5cm" svg:x="13.4cm" svg:y="18.7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1" draw:layer="layout" svg:width="2cm" svg:height="2cm" draw:transform="rotate (-1.5707963267949) translate (19.1cm 9.46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3" draw:text-style-name="P19" draw:layer="layout" svg:width="3.5cm" svg:height="1cm" svg:x="23.6cm" svg:y="17.063cm">
          <text:p text:style-name="P1"><text:span text:style-name="T16">Evicted</text:span>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1cm" svg:height="0.5cm" svg:x="22.6cm" svg:y="17.2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2" draw:text-style-name="P1" draw:layer="layout" svg:width="2cm" svg:height="2cm" draw:transform="rotate (-3.14159265358979) translate (12.7cm 17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9" draw:text-style-name="P3" draw:layer="layout" svg:width="8.5cm" svg:height="7.5cm" svg:x="1cm" svg:y="12.526cm">
          <text:p text:style-name="P1"><text:span text:style-name="T2">Data Cach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8.5cm" svg:height="0.963cm" svg:x="1cm" svg:y="11.563cm">
          <draw:text-box>
            <text:p text:style-name="P1"><text:span text:style-name="T15">Probe</text:span></text:p>
          </draw:text-box>
        </draw:frame>
        <draw:custom-shape draw:style-name="gr153" draw:text-style-name="P20" xml:id="id417" draw:id="id417" draw:layer="layout" svg:width="7.5cm" svg:height="1cm" svg:x="1.5cm" svg:y="14.026cm">
          <text:p text:style-name="P1"><text:span text:style-name="T17">Line 0 – Unknown, Invalid</text:span></text:p>
          <draw:enhanced-geometry svg:viewBox="0 0 21600 21600" draw:type="rectangle" draw:enhanced-path="M 0 0 L 21600 0 21600 21600 0 21600 0 0 Z N"/>
        </draw:custom-shape>
        <draw:custom-shape draw:style-name="gr153" draw:text-style-name="P20" xml:id="id419" draw:id="id419" draw:layer="layout" svg:width="7.5cm" svg:height="1cm" svg:x="1.5cm" svg:y="15.526cm">
          <text:p text:style-name="P1"><text:span text:style-name="T17">Line 1 – </text:span><text:span text:style-name="T13">Unknown, Invalid</text:span></text:p>
          <draw:enhanced-geometry svg:viewBox="0 0 21600 21600" draw:type="rectangle" draw:enhanced-path="M 0 0 L 21600 0 21600 21600 0 21600 0 0 Z N"/>
        </draw:custom-shape>
        <draw:custom-shape draw:style-name="gr153" draw:text-style-name="P20" xml:id="id421" draw:id="id421" draw:layer="layout" svg:width="7.5cm" svg:height="1cm" svg:x="1.5cm" svg:y="17.026cm">
          <text:p text:style-name="P1"><text:span text:style-name="T17">Line 2 – </text:span><text:span text:style-name="T13">Unknown, Invalid</text:span></text:p>
          <draw:enhanced-geometry svg:viewBox="0 0 21600 21600" draw:type="rectangle" draw:enhanced-path="M 0 0 L 21600 0 21600 21600 0 21600 0 0 Z N"/>
        </draw:custom-shape>
        <draw:custom-shape draw:style-name="gr153" draw:text-style-name="P20" xml:id="id420" draw:id="id420" draw:layer="layout" svg:width="7.5cm" svg:height="1cm" svg:x="1.5cm" svg:y="18.526cm">
          <text:p text:style-name="P1"><text:span text:style-name="T17">Line 3 – </text:span><text:span text:style-name="T13">Unknown, Invalid</text:span></text:p>
          <draw:enhanced-geometry svg:viewBox="0 0 21600 21600" draw:type="rectangle" draw:enhanced-path="M 0 0 L 21600 0 21600 21600 0 21600 0 0 Z N"/>
        </draw:custom-shape>
        <draw:frame draw:style-name="gr76" draw:text-style-name="P18" draw:layer="layout" svg:width="2.394cm" svg:height="0.963cm" svg:x="9.3cm" svg:y="10.9cm">
          <draw:text-box>
            <text:p text:style-name="P1"><text:span text:style-name="T15">Hit</text:span></text:p>
          </draw:text-box>
        </draw:frame>
        <draw:frame draw:style-name="gr154" draw:text-style-name="P18" draw:layer="layout" svg:width="2.394cm" svg:height="5.016cm" svg:x="11.706cm" svg:y="10.937cm">
          <draw:text-box>
            <text:p text:style-name="P1"><text:span text:style-name="T15">Miss</text:span></text:p>
          </draw:text-box>
        </draw:frame>
        <draw:connector draw:style-name="gr155" draw:text-style-name="P1" draw:layer="layout" svg:x1="9cm" svg:y1="14.526cm" svg:x2="10.5cm" svg:y2="13.7cm" draw:start-shape="id417" draw:start-glue-point="1" draw:end-shape="id418" draw:end-glue-point="2" svg:d="m9000 14526h1500v-826" svg:viewBox="0 0 1501 827">
          <text:p/>
        </draw:connector>
        <draw:connector draw:style-name="gr155" draw:text-style-name="P1" draw:layer="layout" svg:x1="9cm" svg:y1="16.026cm" svg:x2="10.5cm" svg:y2="13.7cm" draw:start-shape="id419" draw:start-glue-point="1" draw:end-shape="id418" svg:d="m9000 16026h1500v-2326" svg:viewBox="0 0 1501 2327">
          <text:p/>
        </draw:connector>
        <draw:connector draw:style-name="gr155" draw:text-style-name="P1" draw:layer="layout" svg:x1="9cm" svg:y1="19.026cm" svg:x2="10.5cm" svg:y2="13.7cm" draw:start-shape="id420" draw:start-glue-point="1" draw:end-shape="id418" draw:end-glue-point="2" svg:d="m9000 19026h1500v-5326" svg:viewBox="0 0 1501 5327">
          <text:p/>
        </draw:connector>
        <draw:frame draw:style-name="gr76" draw:text-style-name="P18" draw:layer="layout" svg:width="5.6cm" svg:height="0.963cm" svg:x="9cm" svg:y="9.937cm">
          <draw:text-box>
            <text:p text:style-name="P1"><text:span text:style-name="T15">Trojan Access</text:span></text:p>
          </draw:text-box>
        </draw:frame>
        <draw:custom-shape draw:style-name="gr151" draw:text-style-name="P1" draw:layer="layout" svg:width="5.5cm" svg:height="1.963cm" svg:x="9cm" svg:y="9.8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422" draw:id="id422" draw:layer="layout" svg:width="3cm" svg:height="1.963cm" svg:x="11.5cm" svg:y="9.85cm">
          <text:p/>
          <draw:enhanced-geometry svg:viewBox="0 0 21600 21600" draw:type="rectangle" draw:enhanced-path="M 0 0 L 21600 0 21600 21600 0 21600 0 0 Z N"/>
        </draw:custom-shape>
        <draw:frame draw:style-name="gr156" draw:text-style-name="P21" draw:layer="layout" svg:width="3.2cm" svg:height="3.062cm" svg:x="10.2cm" svg:y="17.337cm">
          <draw:text-box>
            <text:p text:style-name="P1"><text:span text:style-name="T18">Victim</text:span></text:p>
            <text:p text:style-name="P1"><text:span text:style-name="T18">SYNC</text:span></text:p>
          </draw:text-box>
        </draw:frame>
        <draw:connector draw:style-name="gr155" draw:text-style-name="P1" draw:layer="layout" svg:x1="9cm" svg:y1="17.526cm" svg:x2="10.5cm" svg:y2="13.7cm" draw:start-shape="id421" draw:start-glue-point="1" draw:end-shape="id418" draw:end-glue-point="2" svg:d="m9000 17526h1500v-3826" svg:viewBox="0 0 1501 3827">
          <text:p/>
        </draw:connector>
        <draw:custom-shape draw:style-name="gr25" draw:text-style-name="P1" xml:id="id418" draw:id="id418" draw:layer="layout" svg:width="1cm" svg:height="1cm" svg:x="10cm" svg:y="12.7cm">
          <text:p/>
          <draw:enhanced-geometry svg:viewBox="0 0 21600 21600" draw:type="rectangle" draw:enhanced-path="M 0 0 L 21600 0 21600 21600 0 21600 0 0 Z N"/>
        </draw:custom-shape>
        <draw:connector draw:style-name="gr157" draw:text-style-name="P1" draw:layer="layout" draw:line-skew="-0.463cm" svg:x1="10.5cm" svg:y1="13.7cm" svg:x2="13cm" svg:y2="11.813cm" draw:start-shape="id418" draw:start-glue-point="2" draw:end-shape="id422" draw:end-glue-point="2" svg:d="m10500 13700v37h2500v-1924" svg:viewBox="0 0 2501 1925">
          <text:p/>
        </draw:connector>
        <presentation:notes draw:style-name="dp2">
          <draw:page-thumbnail draw:style-name="gr2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58" draw:text-style-name="P1" draw:layer="layout" svg:width="24.9cm" svg:height="16cm" svg:x="1.6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" draw:layer="layout" svg:width="19.9cm" svg:height="13cm" svg:x="2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" draw:layer="layout" svg:width="14.4cm" svg:height="10cm" svg:x="3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" draw:layer="layout" svg:width="10.5cm" svg:height="7cm" svg:x="4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" draw:layer="layout" svg:width="6.7cm" svg:height="4cm" svg:x="5.6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" draw:layer="layout" svg:width="3cm" svg:height="2cm" svg:x="6.6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4" draw:text-style-name="P22" draw:layer="layout" svg:width="1.675cm" svg:height="1.462cm" svg:x="7.3cm" svg:y="9.938cm">
          <draw:text-box>
            <text:p><text:span text:style-name="T4">SC</text:span></text:p>
          </draw:text-box>
        </draw:frame>
        <draw:frame draw:style-name="gr164" draw:text-style-name="P22" draw:layer="layout" svg:width="2.242cm" svg:height="1.462cm" svg:x="9.774cm" svg:y="9.938cm">
          <draw:text-box>
            <text:p><text:span text:style-name="T4">TSO</text:span></text:p>
          </draw:text-box>
        </draw:frame>
        <draw:frame draw:style-name="gr164" draw:text-style-name="P22" draw:layer="layout" svg:width="2.288cm" svg:height="1.462cm" svg:x="12.519cm" svg:y="9.938cm">
          <draw:text-box>
            <text:p><text:span text:style-name="T4">PSO</text:span></text:p>
          </draw:text-box>
        </draw:frame>
        <draw:frame draw:style-name="gr164" draw:text-style-name="P5" draw:layer="layout" svg:width="2.5cm" svg:height="2.139cm" svg:x="15.3cm" svg:y="9.938cm">
          <draw:text-box>
            <text:p text:style-name="P1"><text:span text:style-name="T4">RMO</text:span></text:p>
            <text:p text:style-name="P1"><text:span text:style-name="T4">+dep</text:span></text:p>
          </draw:text-box>
        </draw:frame>
        <draw:frame draw:style-name="gr164" draw:text-style-name="P22" draw:layer="layout" svg:width="4.215cm" svg:height="1.462cm" svg:x="18.187cm" svg:y="9.938cm">
          <draw:text-box>
            <text:p><text:span text:style-name="T4">PPCMEM</text:span></text:p>
          </draw:text-box>
        </draw:frame>
        <draw:frame draw:style-name="gr164" draw:text-style-name="P5" draw:layer="layout" svg:width="2.479cm" svg:height="2.139cm" svg:x="23.2cm" svg:y="9.938cm">
          <draw:text-box>
            <text:p text:style-name="P1"><text:span text:style-name="T4">RMO</text:span></text:p>
            <text:p text:style-name="P1"><text:span text:style-name="T4">-dep</text:span></text:p>
          </draw:text-box>
        </draw:frame>
        <draw:custom-shape draw:style-name="gr165" draw:text-style-name="P23" draw:layer="layout" svg:width="3.043cm" svg:height="2.5cm" svg:x="21.4cm" svg:y="13cm">
          <text:p text:style-name="P1"><text:span text:style-name="T19">RMO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1" draw:layer="layout" svg:x1="8cm" svg:y1="9.5cm" svg:x2="24.5cm" svg:y2="9.462cm">
          <text:p/>
        </draw:line>
        <draw:frame draw:style-name="gr164" draw:text-style-name="P24" draw:layer="layout" svg:width="3.677cm" svg:height="1.462cm" svg:x="6.431cm" svg:y="8cm">
          <draw:text-box>
            <text:p><text:span text:style-name="T20">Strong</text:span></text:p>
          </draw:text-box>
        </draw:frame>
        <draw:frame draw:style-name="gr164" draw:text-style-name="P25" draw:layer="layout" svg:width="3.067cm" svg:height="1.462cm" svg:x="22.632cm" svg:y="8cm">
          <draw:text-box>
            <text:p><text:span text:style-name="T20">Weak</text:span></text:p>
          </draw:text-box>
        </draw:frame>
        <draw:custom-shape draw:style-name="gr167" draw:text-style-name="P1" draw:layer="layout" svg:width="0.5cm" svg:height="0.5cm" svg:x="23.6cm" svg:y="13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58" draw:text-style-name="P1" draw:layer="layout" svg:width="24.9cm" svg:height="16cm" svg:x="1.6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" draw:layer="layout" svg:width="20cm" svg:height="13cm" svg:x="2.5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0" draw:text-style-name="P1" draw:layer="layout" svg:width="14.5cm" svg:height="10cm" svg:x="3.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1" draw:text-style-name="P1" draw:layer="layout" svg:width="10.5cm" svg:height="7cm" svg:x="4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" draw:layer="layout" svg:width="6.7cm" svg:height="4cm" svg:x="5.6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" draw:layer="layout" svg:width="3cm" svg:height="2cm" svg:x="6.6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4" draw:text-style-name="P22" draw:layer="layout" svg:width="1.675cm" svg:height="1.462cm" svg:x="7.3cm" svg:y="9.938cm">
          <draw:text-box>
            <text:p text:style-name="P26"><text:span text:style-name="T4">SC</text:span></text:p>
          </draw:text-box>
        </draw:frame>
        <draw:frame draw:style-name="gr164" draw:text-style-name="P22" draw:layer="layout" svg:width="2.242cm" svg:height="1.462cm" svg:x="9.774cm" svg:y="9.938cm">
          <draw:text-box>
            <text:p text:style-name="P26"><text:span text:style-name="T4">TSO</text:span></text:p>
          </draw:text-box>
        </draw:frame>
        <draw:frame draw:style-name="gr164" draw:text-style-name="P22" draw:layer="layout" svg:width="2.288cm" svg:height="1.462cm" svg:x="12.519cm" svg:y="9.938cm">
          <draw:text-box>
            <text:p text:style-name="P26"><text:span text:style-name="T4">PSO</text:span></text:p>
          </draw:text-box>
        </draw:frame>
        <draw:frame draw:style-name="gr164" draw:text-style-name="P5" draw:layer="layout" svg:width="2.5cm" svg:height="2.139cm" svg:x="15.3cm" svg:y="9.938cm">
          <draw:text-box>
            <text:p text:style-name="P27"><text:span text:style-name="T4">RMO</text:span></text:p>
            <text:p text:style-name="P27"><text:span text:style-name="T4">+dep</text:span></text:p>
          </draw:text-box>
        </draw:frame>
        <draw:frame draw:style-name="gr164" draw:text-style-name="P22" draw:layer="layout" svg:width="4.215cm" svg:height="1.462cm" svg:x="18.187cm" svg:y="9.938cm">
          <draw:text-box>
            <text:p text:style-name="P26"><text:span text:style-name="T4">PPCMEM</text:span></text:p>
          </draw:text-box>
        </draw:frame>
        <draw:frame draw:style-name="gr164" draw:text-style-name="P5" draw:layer="layout" svg:width="2.479cm" svg:height="2.139cm" svg:x="23.2cm" svg:y="9.938cm">
          <draw:text-box>
            <text:p text:style-name="P27"><text:span text:style-name="T4">RMO</text:span></text:p>
            <text:p text:style-name="P27"><text:span text:style-name="T4">-dep</text:span></text:p>
          </draw:text-box>
        </draw:frame>
        <draw:line draw:style-name="gr166" draw:text-style-name="P1" draw:layer="layout" svg:x1="8cm" svg:y1="9.5cm" svg:x2="24.5cm" svg:y2="9.462cm">
          <text:p/>
        </draw:line>
        <draw:frame draw:style-name="gr164" draw:text-style-name="P24" draw:layer="layout" svg:width="3.677cm" svg:height="1.462cm" svg:x="6.431cm" svg:y="8cm">
          <draw:text-box>
            <text:p text:style-name="P28"><text:span text:style-name="T20">Strong</text:span></text:p>
          </draw:text-box>
        </draw:frame>
        <draw:frame draw:style-name="gr164" draw:text-style-name="P25" draw:layer="layout" svg:width="3.067cm" svg:height="1.462cm" svg:x="22.632cm" svg:y="8cm">
          <draw:text-box>
            <text:p text:style-name="P28"><text:span text:style-name="T20">Weak</text:span></text:p>
          </draw:text-box>
        </draw:frame>
        <draw:custom-shape draw:style-name="gr169" draw:text-style-name="P1" draw:layer="layout" svg:width="0.5cm" svg:height="0.5cm" svg:x="23.6cm" svg:y="13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0" draw:text-style-name="P29" draw:layer="layout" svg:width="2.479cm" svg:height="1.196cm" svg:x="21.621cm" svg:y="13.804cm">
          <draw:text-box>
            <text:p text:style-name="P29"><text:span text:style-name="T21">RMO</text:span></text:p>
          </draw:text-box>
        </draw:frame>
        <presentation:notes draw:style-name="dp2">
          <office:forms form:automatic-focus="false" form:apply-design-mode="false"/>
          <draw:page-thumbnail draw:style-name="gr2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6" draw:text-style-name="P3" draw:layer="layout" svg:width="3.5cm" svg:height="1.5cm" svg:x="-0.278cm" svg:y="9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30" draw:layer="layout" svg:width="2.5cm" svg:height="1cm" svg:x="0.7cm" svg:y="20cm">
          <text:p text:style-name="P1"><text:span text:style-name="T22">Core 0</text:span></text:p>
          <draw:enhanced-geometry svg:viewBox="0 0 21600 21600" draw:type="rectangle" draw:enhanced-path="M 0 0 L 21600 0 21600 21600 0 21600 0 0 Z N"/>
        </draw:custom-shape>
        <draw:custom-shape draw:style-name="gr172" draw:text-style-name="P31" draw:layer="layout" svg:width="2.5cm" svg:height="1cm" svg:x="6.1cm" svg:y="20cm">
          <text:p text:style-name="P1"><text:span text:style-name="T23">D-Cache 0</text:span></text:p>
          <draw:enhanced-geometry svg:viewBox="0 0 21600 21600" draw:type="rectangle" draw:enhanced-path="M 0 0 L 21600 0 21600 21600 0 21600 0 0 Z N"/>
        </draw:custom-shape>
        <draw:custom-shape draw:style-name="gr91" draw:text-style-name="P31" draw:layer="layout" svg:width="2.5cm" svg:height="1cm" svg:x="11.5cm" svg:y="20cm">
          <text:p text:style-name="P1"><text:span text:style-name="T23">L2-Cache</text:span></text:p>
          <draw:enhanced-geometry svg:viewBox="0 0 21600 21600" draw:type="rectangle" draw:enhanced-path="M 0 0 L 21600 0 21600 21600 0 21600 0 0 Z N"/>
        </draw:custom-shape>
        <draw:custom-shape draw:style-name="gr173" draw:text-style-name="P31" draw:layer="layout" svg:width="2.5cm" svg:height="1cm" svg:x="14.2cm" svg:y="20cm">
          <text:p text:style-name="P1"><text:span text:style-name="T23">DRAM Ctl</text:span></text:p>
          <draw:enhanced-geometry svg:viewBox="0 0 21600 21600" draw:type="rectangle" draw:enhanced-path="M 0 0 L 21600 0 21600 21600 0 21600 0 0 Z N"/>
        </draw:custom-shape>
        <draw:custom-shape draw:style-name="gr77" draw:text-style-name="P31" draw:layer="layout" svg:width="2.5cm" svg:height="1cm" svg:x="16.9cm" svg:y="20cm">
          <text:p text:style-name="P1"><text:span text:style-name="T23">AXI</text:span></text:p>
          <draw:enhanced-geometry svg:viewBox="0 0 21600 21600" draw:type="rectangle" draw:enhanced-path="M 0 0 L 21600 0 21600 21600 0 21600 0 0 Z N"/>
        </draw:custom-shape>
        <draw:custom-shape draw:style-name="gr174" draw:text-style-name="P31" draw:layer="layout" svg:width="2.5cm" svg:height="1cm" svg:x="22.3cm" svg:y="20cm">
          <text:p text:style-name="P1"><text:span text:style-name="T23">UARTs</text:span></text:p>
          <draw:enhanced-geometry svg:viewBox="0 0 21600 21600" draw:type="rectangle" draw:enhanced-path="M 0 0 L 21600 0 21600 21600 0 21600 0 0 Z N"/>
        </draw:custom-shape>
        <draw:custom-shape draw:style-name="gr175" draw:text-style-name="P32" draw:layer="layout" svg:width="2.5cm" svg:height="1cm" svg:x="25cm" svg:y="20cm">
          <text:p text:style-name="P1"><text:span text:style-name="T24">Debug</text:span></text:p>
          <draw:enhanced-geometry svg:viewBox="0 0 21600 21600" draw:type="rectangle" draw:enhanced-path="M 0 0 L 21600 0 21600 21600 0 21600 0 0 Z N"/>
        </draw:custom-shape>
        <draw:custom-shape draw:style-name="gr176" draw:text-style-name="P30" draw:layer="layout" svg:width="2.5cm" svg:height="1cm" svg:x="19.6cm" svg:y="20cm">
          <text:p text:style-name="P1"><text:span text:style-name="T22">Boot ROM</text:span></text:p>
          <draw:enhanced-geometry svg:viewBox="0 0 21600 21600" draw:type="rectangle" draw:enhanced-path="M 0 0 L 21600 0 21600 21600 0 21600 0 0 Z N"/>
        </draw:custom-shape>
        <draw:custom-shape draw:style-name="gr177" draw:text-style-name="P30" draw:layer="layout" svg:width="2.5cm" svg:height="1cm" svg:x="3.4cm" svg:y="20cm">
          <text:p text:style-name="P1"><text:span text:style-name="T22">Core 1</text:span></text:p>
          <draw:enhanced-geometry svg:viewBox="0 0 21600 21600" draw:type="rectangle" draw:enhanced-path="M 0 0 L 21600 0 21600 21600 0 21600 0 0 Z N"/>
        </draw:custom-shape>
        <draw:custom-shape draw:style-name="gr178" draw:text-style-name="P31" draw:layer="layout" svg:width="2.5cm" svg:height="1cm" svg:x="8.8cm" svg:y="20cm">
          <text:p text:style-name="P1"><text:span text:style-name="T23">D-Cache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stroke-linejoin="non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Mujumdar</meta:initial-creator>
    <meta:creation-date>2015-11-01T17:22:12</meta:creation-date>
    <meta:editing-duration>P35DT19H40M44S</meta:editing-duration>
    <meta:editing-cycles>232</meta:editing-cycles>
    <dc:date>2016-03-03T12:06:40</dc:date>
    <dc:creator>Alan Mujumdar</dc:creator>
    <meta:generator>LibreOffice/3.5$Linux_X86_64 LibreOffice_project/350m1$Build-2</meta:generator>
    <meta:document-statistic meta:object-count="1162"/>
  </office:meta>
</office:document-meta>
</file>